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431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.626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1.744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5.584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5.46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0000" style:text-outline="false" style:text-line-through-style="none" style:font-name="Verdan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Verdan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Władysława IV Pętla</text:p>
          </table:table-cell>
          <table:table-cell office:value-type="string">
            <text:p>Dworzec PKP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ładysława IV Kwiatkowskiego</text:p>
          </table:table-cell>
          <table:table-cell office:value-type="string">
            <text:p>Krakusa i Wandy Zwycięstw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na Pawła II Władysława IV</text:p>
          </table:table-cell>
          <table:table-cell office:value-type="string">
            <text:p>Lechicka Kolejowa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na Pawła II Jagoszewskiego</text:p>
          </table:table-cell>
          <table:table-cell office:value-type="string">
            <text:p>Słowiańska Lechicka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na Pawła II Fałata</text:p>
          </table:table-cell>
          <table:table-cell office:value-type="string">
            <text:p>Słowiańska MEC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raugutta Piłsudskiego</text:p>
          </table:table-cell>
          <table:table-cell office:value-type="string">
            <text:p>Wenedów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raugutta Zgody</text:p>
          </table:table-cell>
          <table:table-cell office:value-type="string">
            <text:p>Lutyków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4 Marca Reymonta</text:p>
          </table:table-cell>
          <table:table-cell office:value-type="string">
            <text:p>Krakusa i Wandy Lechicka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 Marca Wojska Polskiego</text:p>
          </table:table-cell>
          <table:table-cell office:value-type="string">
            <text:p>Gnieźnieńska Połczyńska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entrum Handlowe ATRIUM</text:p>
          </table:table-cell>
          <table:table-cell office:value-type="string">
            <text:p>Gnieźnieńska Szkoła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nieźnieńska CH ATRIUM</text:p>
          </table:table-cell>
          <table:table-cell office:value-type="string">
            <text:p>Gnieźnieńska Strażacka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nieźnieńska 4 Marca</text:p>
          </table:table-cell>
          <table:table-cell office:value-type="string">
            <text:p>Centrum Handlowe ATRIUM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nieźnieńska Modrzejewskiej</text:p>
          </table:table-cell>
          <table:table-cell office:value-type="string">
            <text:p>Gnieźnieńska CH ATRIUM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rakusa i Wandy Połczyńska</text:p>
          </table:table-cell>
          <table:table-cell office:value-type="string">
            <text:p>4 Marca Gnieźnieńska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utyków Lechicka</text:p>
          </table:table-cell>
          <table:table-cell office:value-type="string">
            <text:p>4 Marca Wojska Polskiego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enedów Osiedle</text:p>
          </table:table-cell>
          <table:table-cell office:value-type="string">
            <text:p>4 Marca Jednostka Wojskowa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łowiańska Wenedów</text:p>
          </table:table-cell>
          <table:table-cell office:value-type="string">
            <text:p>Traugutta Chopina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łowiańska KRUS</text:p>
          </table:table-cell>
          <table:table-cell office:value-type="string">
            <text:p>Orląt Lwowskich Sawickiej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echicka Łużycka</text:p>
          </table:table-cell>
          <table:table-cell office:value-type="string">
            <text:p>Jana Pawła II Gdańska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owstańców Wielkopolskich</text:p>
          </table:table-cell>
          <table:table-cell office:value-type="string">
            <text:p>Jana Pawła II Staszica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Władysława IV EMKA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 table:number-columns-spanned="2" table:number-rows-spanned="1">
            <text:p>Kierunek</text:p>
          </table:table-cell>
          <table:covered-table-cell/>
          <table:table-cell table:number-columns-repeated="3"/>
        </table:table-row>
        <table:table-row table:style-name="ro1">
          <table:table-cell table:style-name="Default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/>
        </table:table-row>
      </table:table>
      <table:table table:name="1_1" table:style-name="ta1" table:print="false">
        <office:forms form:automatic-focus="false" form:apply-design-mode="false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6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8" table:number-columns-repeated="6" table:default-cell-style-name="ce5"/>
        <table:table-column table:style-name="co6" table:default-cell-style-name="ce5"/>
        <table:table-column table:style-name="co8" table:default-cell-style-name="ce5"/>
        <table:table-column table:style-name="co10" table:default-cell-style-name="ce5"/>
        <table:table-column table:style-name="co6" table:default-cell-style-name="ce5"/>
        <table:table-column table:style-name="co8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9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8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3" table:number-columns-repeated="987" table:default-cell-style-name="ce5"/>
        <table:table-row table:style-name="ro1">
          <table:table-cell table:style-name="ce4" office:value-type="string">
            <text:p>Władysława IV Pętla</text:p>
          </table:table-cell>
          <table:table-cell table:style-name="ce6" office:value-type="string">
            <text:p>5:05D</text:p>
          </table:table-cell>
          <table:table-cell table:style-name="ce7" office:value-type="string">
            <text:p>5:50Dv</text:p>
          </table:table-cell>
          <table:table-cell office:value-type="string">
            <text:p>6:17D</text:p>
          </table:table-cell>
          <table:table-cell office:value-type="string">
            <text:p>6:32D</text:p>
          </table:table-cell>
          <table:table-cell office:value-type="string">
            <text:p>7:02Dv</text:p>
          </table:table-cell>
          <table:table-cell office:value-type="string">
            <text:p>7:17Dv</text:p>
          </table:table-cell>
          <table:table-cell office:value-type="string">
            <text:p>7:37D</text:p>
          </table:table-cell>
          <table:table-cell office:value-type="string">
            <text:p>7:57D</text:p>
          </table:table-cell>
          <table:table-cell office:value-type="string">
            <text:p>8:16Dv</text:p>
          </table:table-cell>
          <table:table-cell office:value-type="string">
            <text:p>8:56Dv</text:p>
          </table:table-cell>
          <table:table-cell office:value-type="string">
            <text:p>9:28xv</text:p>
          </table:table-cell>
          <table:table-cell office:value-type="string">
            <text:p>9:36D</text:p>
          </table:table-cell>
          <table:table-cell office:value-type="string">
            <text:p>10:16Dv</text:p>
          </table:table-cell>
          <table:table-cell office:value-type="string">
            <text:p>10:56D</text:p>
          </table:table-cell>
          <table:table-cell office:value-type="string">
            <text:p>11:36Dv</text:p>
          </table:table-cell>
          <table:table-cell office:value-type="string">
            <text:p>12:16D</text:p>
          </table:table-cell>
          <table:table-cell office:value-type="string">
            <text:p>12:56Dv</text:p>
          </table:table-cell>
          <table:table-cell office:value-type="string">
            <text:p>13:37D</text:p>
          </table:table-cell>
          <table:table-cell office:value-type="string">
            <text:p>13:57D</text:p>
          </table:table-cell>
          <table:table-cell office:value-type="string">
            <text:p>14:17Dv</text:p>
          </table:table-cell>
          <table:table-cell office:value-type="string">
            <text:p>14:37Dv</text:p>
          </table:table-cell>
          <table:table-cell office:value-type="string">
            <text:p>14:57D</text:p>
          </table:table-cell>
          <table:table-cell office:value-type="string">
            <text:p>15:17D</text:p>
          </table:table-cell>
          <table:table-cell office:value-type="string">
            <text:p>15:42Dv</text:p>
          </table:table-cell>
          <table:table-cell office:value-type="string">
            <text:p>16:02Dv</text:p>
          </table:table-cell>
          <table:table-cell office:value-type="string">
            <text:p>16:37D</text:p>
          </table:table-cell>
          <table:table-cell office:value-type="string">
            <text:p>17:16Dv</text:p>
          </table:table-cell>
          <table:table-cell office:value-type="string">
            <text:p>18:16D</text:p>
          </table:table-cell>
          <table:table-cell office:value-type="string">
            <text:p>19:16Dv</text:p>
          </table:table-cell>
          <table:table-cell office:value-type="string">
            <text:p>20:41Dv</text:p>
          </table:table-cell>
          <table:table-cell office:value-type="string">
            <text:p>21:16Dv</text:p>
          </table:table-cell>
          <table:table-cell office:value-type="string">
            <text:p>21:43xv</text:p>
          </table:table-cell>
          <table:table-cell office:value-type="string">
            <text:p><text:s/>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office:value-type="string">
            <text:p>Władysława IV Kwiatkowskiego</text:p>
          </table:table-cell>
          <table:table-cell table:style-name="ce6" office:value-type="string">
            <text:p>5:07D</text:p>
          </table:table-cell>
          <table:table-cell table:style-name="ce7" office:value-type="string">
            <text:p>5:52Dv</text:p>
          </table:table-cell>
          <table:table-cell office:value-type="string">
            <text:p>6:19D</text:p>
          </table:table-cell>
          <table:table-cell office:value-type="string">
            <text:p>6:34D</text:p>
          </table:table-cell>
          <table:table-cell office:value-type="string">
            <text:p>7:04Dv</text:p>
          </table:table-cell>
          <table:table-cell office:value-type="string">
            <text:p>7:19Dv</text:p>
          </table:table-cell>
          <table:table-cell office:value-type="string">
            <text:p>7:39D</text:p>
          </table:table-cell>
          <table:table-cell office:value-type="string">
            <text:p>7:59D</text:p>
          </table:table-cell>
          <table:table-cell office:value-type="string">
            <text:p>8:18Dv</text:p>
          </table:table-cell>
          <table:table-cell office:value-type="string">
            <text:p>8:58Dv</text:p>
          </table:table-cell>
          <table:table-cell office:value-type="string">
            <text:p>9:30xv</text:p>
          </table:table-cell>
          <table:table-cell office:value-type="string">
            <text:p>9:38D</text:p>
          </table:table-cell>
          <table:table-cell office:value-type="string">
            <text:p>10:18Dv</text:p>
          </table:table-cell>
          <table:table-cell office:value-type="string">
            <text:p>10:58D</text:p>
          </table:table-cell>
          <table:table-cell office:value-type="string">
            <text:p>11:38Dv</text:p>
          </table:table-cell>
          <table:table-cell office:value-type="string">
            <text:p>12:18D</text:p>
          </table:table-cell>
          <table:table-cell office:value-type="string">
            <text:p>12:58Dv</text:p>
          </table:table-cell>
          <table:table-cell office:value-type="string">
            <text:p>13:39D</text:p>
          </table:table-cell>
          <table:table-cell office:value-type="string">
            <text:p>13:59D</text:p>
          </table:table-cell>
          <table:table-cell office:value-type="string">
            <text:p>14:19Dv</text:p>
          </table:table-cell>
          <table:table-cell office:value-type="string">
            <text:p>14:39Dv</text:p>
          </table:table-cell>
          <table:table-cell office:value-type="string">
            <text:p>14:59D</text:p>
          </table:table-cell>
          <table:table-cell office:value-type="string">
            <text:p>15:19D</text:p>
          </table:table-cell>
          <table:table-cell office:value-type="string">
            <text:p>15:44Dv</text:p>
          </table:table-cell>
          <table:table-cell office:value-type="string">
            <text:p>16:04Dv</text:p>
          </table:table-cell>
          <table:table-cell office:value-type="string">
            <text:p>16:39D</text:p>
          </table:table-cell>
          <table:table-cell office:value-type="string">
            <text:p>17:18Dv</text:p>
          </table:table-cell>
          <table:table-cell office:value-type="string">
            <text:p>18:18D</text:p>
          </table:table-cell>
          <table:table-cell office:value-type="string">
            <text:p>19:18Dv</text:p>
          </table:table-cell>
          <table:table-cell office:value-type="string">
            <text:p>20:43Dv</text:p>
          </table:table-cell>
          <table:table-cell office:value-type="string">
            <text:p>21:18Dv</text:p>
          </table:table-cell>
          <table:table-cell office:value-type="string">
            <text:p>21:44xv</text:p>
          </table:table-cell>
          <table:table-cell office:value-type="string">
            <text:p><text:s/>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office:value-type="string">
            <text:p>Jana Pawła II Władysława IV</text:p>
          </table:table-cell>
          <table:table-cell table:style-name="ce6" office:value-type="string">
            <text:p>5:08D</text:p>
          </table:table-cell>
          <table:table-cell table:style-name="ce7" office:value-type="string">
            <text:p>5:53Dv</text:p>
          </table:table-cell>
          <table:table-cell office:value-type="string">
            <text:p>6:20D</text:p>
          </table:table-cell>
          <table:table-cell office:value-type="string">
            <text:p>6:35D</text:p>
          </table:table-cell>
          <table:table-cell office:value-type="string">
            <text:p>7:05Dv</text:p>
          </table:table-cell>
          <table:table-cell office:value-type="string">
            <text:p>7:20Dv</text:p>
          </table:table-cell>
          <table:table-cell office:value-type="string">
            <text:p>7:40D</text:p>
          </table:table-cell>
          <table:table-cell office:value-type="string">
            <text:p>8:00D</text:p>
          </table:table-cell>
          <table:table-cell office:value-type="string">
            <text:p>8:19Dv</text:p>
          </table:table-cell>
          <table:table-cell office:value-type="string">
            <text:p>8:59Dv</text:p>
          </table:table-cell>
          <table:table-cell office:value-type="string">
            <text:p>9:31xv</text:p>
          </table:table-cell>
          <table:table-cell office:value-type="string">
            <text:p>9:39D</text:p>
          </table:table-cell>
          <table:table-cell office:value-type="string">
            <text:p>10:19Dv</text:p>
          </table:table-cell>
          <table:table-cell office:value-type="string">
            <text:p>10:59D</text:p>
          </table:table-cell>
          <table:table-cell office:value-type="string">
            <text:p>11:39Dv</text:p>
          </table:table-cell>
          <table:table-cell office:value-type="string">
            <text:p>12:19D</text:p>
          </table:table-cell>
          <table:table-cell office:value-type="string">
            <text:p>12:59Dv</text:p>
          </table:table-cell>
          <table:table-cell office:value-type="string">
            <text:p>13:40D</text:p>
          </table:table-cell>
          <table:table-cell office:value-type="string">
            <text:p>14:00D</text:p>
          </table:table-cell>
          <table:table-cell office:value-type="string">
            <text:p>14:20Dv</text:p>
          </table:table-cell>
          <table:table-cell office:value-type="string">
            <text:p>14:40Dv</text:p>
          </table:table-cell>
          <table:table-cell office:value-type="string">
            <text:p>15:00D</text:p>
          </table:table-cell>
          <table:table-cell office:value-type="string">
            <text:p>15:20D</text:p>
          </table:table-cell>
          <table:table-cell office:value-type="string">
            <text:p>15:45Dv</text:p>
          </table:table-cell>
          <table:table-cell office:value-type="string">
            <text:p>16:05Dv</text:p>
          </table:table-cell>
          <table:table-cell office:value-type="string">
            <text:p>16:40D</text:p>
          </table:table-cell>
          <table:table-cell office:value-type="string">
            <text:p>17:19Dv</text:p>
          </table:table-cell>
          <table:table-cell office:value-type="string">
            <text:p>18:19D</text:p>
          </table:table-cell>
          <table:table-cell office:value-type="string">
            <text:p>19:19Dv</text:p>
          </table:table-cell>
          <table:table-cell office:value-type="string">
            <text:p>20:44Dv</text:p>
          </table:table-cell>
          <table:table-cell office:value-type="string">
            <text:p>21:19Dv</text:p>
          </table:table-cell>
          <table:table-cell office:value-type="string">
            <text:p>21:45xv</text:p>
          </table:table-cell>
          <table:table-cell office:value-type="string">
            <text:p><text:s/>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office:value-type="string">
            <text:p>Jana Pawła II Jagoszewskiego</text:p>
          </table:table-cell>
          <table:table-cell table:style-name="ce6" office:value-type="string">
            <text:p>5:09D</text:p>
          </table:table-cell>
          <table:table-cell table:style-name="ce7" office:value-type="string">
            <text:p>5:54Dv</text:p>
          </table:table-cell>
          <table:table-cell office:value-type="string">
            <text:p>6:21D</text:p>
          </table:table-cell>
          <table:table-cell office:value-type="string">
            <text:p>6:36D</text:p>
          </table:table-cell>
          <table:table-cell office:value-type="string">
            <text:p>7:06Dv</text:p>
          </table:table-cell>
          <table:table-cell office:value-type="string">
            <text:p>7:21Dv</text:p>
          </table:table-cell>
          <table:table-cell office:value-type="string">
            <text:p>7:41D</text:p>
          </table:table-cell>
          <table:table-cell office:value-type="string">
            <text:p>8:01D</text:p>
          </table:table-cell>
          <table:table-cell office:value-type="string">
            <text:p>8:20Dv</text:p>
          </table:table-cell>
          <table:table-cell office:value-type="string">
            <text:p>9:00Dv</text:p>
          </table:table-cell>
          <table:table-cell office:value-type="string">
            <text:p>9:32xv</text:p>
          </table:table-cell>
          <table:table-cell office:value-type="string">
            <text:p>9:40D</text:p>
          </table:table-cell>
          <table:table-cell office:value-type="string">
            <text:p>10:20Dv</text:p>
          </table:table-cell>
          <table:table-cell office:value-type="string">
            <text:p>11:00D</text:p>
          </table:table-cell>
          <table:table-cell office:value-type="string">
            <text:p>11:40Dv</text:p>
          </table:table-cell>
          <table:table-cell office:value-type="string">
            <text:p>12:20D</text:p>
          </table:table-cell>
          <table:table-cell office:value-type="string">
            <text:p>13:00Dv</text:p>
          </table:table-cell>
          <table:table-cell office:value-type="string">
            <text:p>13:41D</text:p>
          </table:table-cell>
          <table:table-cell office:value-type="string">
            <text:p>14:01D</text:p>
          </table:table-cell>
          <table:table-cell office:value-type="string">
            <text:p>14:21Dv</text:p>
          </table:table-cell>
          <table:table-cell office:value-type="string">
            <text:p>14:41Dv</text:p>
          </table:table-cell>
          <table:table-cell office:value-type="string">
            <text:p>15:01D</text:p>
          </table:table-cell>
          <table:table-cell office:value-type="string">
            <text:p>15:21D</text:p>
          </table:table-cell>
          <table:table-cell office:value-type="string">
            <text:p>15:46Dv</text:p>
          </table:table-cell>
          <table:table-cell office:value-type="string">
            <text:p>16:06Dv</text:p>
          </table:table-cell>
          <table:table-cell office:value-type="string">
            <text:p>16:41D</text:p>
          </table:table-cell>
          <table:table-cell office:value-type="string">
            <text:p>17:20Dv</text:p>
          </table:table-cell>
          <table:table-cell office:value-type="string">
            <text:p>18:20D</text:p>
          </table:table-cell>
          <table:table-cell office:value-type="string">
            <text:p>19:20Dv</text:p>
          </table:table-cell>
          <table:table-cell office:value-type="string">
            <text:p>20:45Dv</text:p>
          </table:table-cell>
          <table:table-cell office:value-type="string">
            <text:p>21:20Dv</text:p>
          </table:table-cell>
          <table:table-cell office:value-type="string">
            <text:p>21:46xv</text:p>
          </table:table-cell>
          <table:table-cell office:value-type="string">
            <text:p><text:s/>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office:value-type="string">
            <text:p>Jana Pawła II Fałata</text:p>
          </table:table-cell>
          <table:table-cell table:style-name="ce6" office:value-type="string">
            <text:p>5:10D</text:p>
          </table:table-cell>
          <table:table-cell table:style-name="ce7" office:value-type="string">
            <text:p>5:55Dv</text:p>
          </table:table-cell>
          <table:table-cell office:value-type="string">
            <text:p>6:22D</text:p>
          </table:table-cell>
          <table:table-cell office:value-type="string">
            <text:p>6:37D</text:p>
          </table:table-cell>
          <table:table-cell office:value-type="string">
            <text:p>7:07Dv</text:p>
          </table:table-cell>
          <table:table-cell office:value-type="string">
            <text:p>7:22Dv</text:p>
          </table:table-cell>
          <table:table-cell office:value-type="string">
            <text:p>7:42D</text:p>
          </table:table-cell>
          <table:table-cell office:value-type="string">
            <text:p>8:02D</text:p>
          </table:table-cell>
          <table:table-cell office:value-type="string">
            <text:p>8:21Dv</text:p>
          </table:table-cell>
          <table:table-cell office:value-type="string">
            <text:p>9:01Dv</text:p>
          </table:table-cell>
          <table:table-cell office:value-type="string">
            <text:p>9:33xv</text:p>
          </table:table-cell>
          <table:table-cell office:value-type="string">
            <text:p>9:41D</text:p>
          </table:table-cell>
          <table:table-cell office:value-type="string">
            <text:p>10:21Dv</text:p>
          </table:table-cell>
          <table:table-cell office:value-type="string">
            <text:p>11:01D</text:p>
          </table:table-cell>
          <table:table-cell office:value-type="string">
            <text:p>11:41Dv</text:p>
          </table:table-cell>
          <table:table-cell office:value-type="string">
            <text:p>12:21D</text:p>
          </table:table-cell>
          <table:table-cell office:value-type="string">
            <text:p>13:01Dv</text:p>
          </table:table-cell>
          <table:table-cell office:value-type="string">
            <text:p>13:42D</text:p>
          </table:table-cell>
          <table:table-cell office:value-type="string">
            <text:p>14:02D</text:p>
          </table:table-cell>
          <table:table-cell office:value-type="string">
            <text:p>14:22Dv</text:p>
          </table:table-cell>
          <table:table-cell office:value-type="string">
            <text:p>14:42Dv</text:p>
          </table:table-cell>
          <table:table-cell office:value-type="string">
            <text:p>15:02D</text:p>
          </table:table-cell>
          <table:table-cell office:value-type="string">
            <text:p>15:22D</text:p>
          </table:table-cell>
          <table:table-cell office:value-type="string">
            <text:p>15:47Dv</text:p>
          </table:table-cell>
          <table:table-cell office:value-type="string">
            <text:p>16:07Dv</text:p>
          </table:table-cell>
          <table:table-cell office:value-type="string">
            <text:p>16:42D</text:p>
          </table:table-cell>
          <table:table-cell office:value-type="string">
            <text:p>17:21Dv</text:p>
          </table:table-cell>
          <table:table-cell office:value-type="string">
            <text:p>18:21D</text:p>
          </table:table-cell>
          <table:table-cell office:value-type="string">
            <text:p>19:21Dv</text:p>
          </table:table-cell>
          <table:table-cell office:value-type="string">
            <text:p>20:46Dv</text:p>
          </table:table-cell>
          <table:table-cell office:value-type="string">
            <text:p>21:21Dv</text:p>
          </table:table-cell>
          <table:table-cell office:value-type="string">
            <text:p>21:47xv</text:p>
          </table:table-cell>
          <table:table-cell office:value-type="string">
            <text:p><text:s/>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office:value-type="string">
            <text:p>Traugutta Piłsudskiego</text:p>
          </table:table-cell>
          <table:table-cell table:style-name="ce6" office:value-type="string">
            <text:p>5:12D</text:p>
          </table:table-cell>
          <table:table-cell table:style-name="ce7" office:value-type="string">
            <text:p>5:57Dv</text:p>
          </table:table-cell>
          <table:table-cell office:value-type="string">
            <text:p>6:24D</text:p>
          </table:table-cell>
          <table:table-cell office:value-type="string">
            <text:p>6:39D</text:p>
          </table:table-cell>
          <table:table-cell office:value-type="string">
            <text:p>7:09Dv</text:p>
          </table:table-cell>
          <table:table-cell office:value-type="string">
            <text:p>7:24Dv</text:p>
          </table:table-cell>
          <table:table-cell office:value-type="string">
            <text:p>7:44D</text:p>
          </table:table-cell>
          <table:table-cell office:value-type="string">
            <text:p>8:04D</text:p>
          </table:table-cell>
          <table:table-cell office:value-type="string">
            <text:p>8:23Dv</text:p>
          </table:table-cell>
          <table:table-cell office:value-type="string">
            <text:p>9:03Dv</text:p>
          </table:table-cell>
          <table:table-cell office:value-type="string">
            <text:p>9:35xv</text:p>
          </table:table-cell>
          <table:table-cell office:value-type="string">
            <text:p>9:43D</text:p>
          </table:table-cell>
          <table:table-cell office:value-type="string">
            <text:p>10:23Dv</text:p>
          </table:table-cell>
          <table:table-cell office:value-type="string">
            <text:p>11:03D</text:p>
          </table:table-cell>
          <table:table-cell office:value-type="string">
            <text:p>11:43Dv</text:p>
          </table:table-cell>
          <table:table-cell office:value-type="string">
            <text:p>12:23D</text:p>
          </table:table-cell>
          <table:table-cell office:value-type="string">
            <text:p>13:03Dv</text:p>
          </table:table-cell>
          <table:table-cell office:value-type="string">
            <text:p>13:44D</text:p>
          </table:table-cell>
          <table:table-cell office:value-type="string">
            <text:p>14:04D</text:p>
          </table:table-cell>
          <table:table-cell office:value-type="string">
            <text:p>14:24Dv</text:p>
          </table:table-cell>
          <table:table-cell office:value-type="string">
            <text:p>14:44Dv</text:p>
          </table:table-cell>
          <table:table-cell office:value-type="string">
            <text:p>15:04D</text:p>
          </table:table-cell>
          <table:table-cell office:value-type="string">
            <text:p>15:24D</text:p>
          </table:table-cell>
          <table:table-cell office:value-type="string">
            <text:p>15:49Dv</text:p>
          </table:table-cell>
          <table:table-cell office:value-type="string">
            <text:p>16:09Dv</text:p>
          </table:table-cell>
          <table:table-cell office:value-type="string">
            <text:p>16:44D</text:p>
          </table:table-cell>
          <table:table-cell office:value-type="string">
            <text:p>17:23Dv</text:p>
          </table:table-cell>
          <table:table-cell office:value-type="string">
            <text:p>18:23D</text:p>
          </table:table-cell>
          <table:table-cell office:value-type="string">
            <text:p>19:23Dv</text:p>
          </table:table-cell>
          <table:table-cell office:value-type="string">
            <text:p>20:48Dv</text:p>
          </table:table-cell>
          <table:table-cell office:value-type="string">
            <text:p>21:23Dv</text:p>
          </table:table-cell>
          <table:table-cell office:value-type="string">
            <text:p>21:49xv</text:p>
          </table:table-cell>
          <table:table-cell office:value-type="string">
            <text:p><text:s/>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office:value-type="string">
            <text:p>Traugutta Zgody</text:p>
          </table:table-cell>
          <table:table-cell table:style-name="ce6" office:value-type="string">
            <text:p>5:13D</text:p>
          </table:table-cell>
          <table:table-cell table:style-name="ce7" office:value-type="string">
            <text:p>5:58Dv</text:p>
          </table:table-cell>
          <table:table-cell office:value-type="string">
            <text:p>6:25D</text:p>
          </table:table-cell>
          <table:table-cell office:value-type="string">
            <text:p>6:40D</text:p>
          </table:table-cell>
          <table:table-cell office:value-type="string">
            <text:p>7:10Dv</text:p>
          </table:table-cell>
          <table:table-cell office:value-type="string">
            <text:p>7:25Dv</text:p>
          </table:table-cell>
          <table:table-cell office:value-type="string">
            <text:p>7:45D</text:p>
          </table:table-cell>
          <table:table-cell office:value-type="string">
            <text:p>8:05D</text:p>
          </table:table-cell>
          <table:table-cell office:value-type="string">
            <text:p>8:24Dv</text:p>
          </table:table-cell>
          <table:table-cell office:value-type="string">
            <text:p>9:04Dv</text:p>
          </table:table-cell>
          <table:table-cell office:value-type="string">
            <text:p>9:36xv</text:p>
          </table:table-cell>
          <table:table-cell office:value-type="string">
            <text:p>9:44D</text:p>
          </table:table-cell>
          <table:table-cell office:value-type="string">
            <text:p>10:24Dv</text:p>
          </table:table-cell>
          <table:table-cell office:value-type="string">
            <text:p>11:04D</text:p>
          </table:table-cell>
          <table:table-cell office:value-type="string">
            <text:p>11:44Dv</text:p>
          </table:table-cell>
          <table:table-cell office:value-type="string">
            <text:p>12:24D</text:p>
          </table:table-cell>
          <table:table-cell office:value-type="string">
            <text:p>13:04Dv</text:p>
          </table:table-cell>
          <table:table-cell office:value-type="string">
            <text:p>13:45D</text:p>
          </table:table-cell>
          <table:table-cell office:value-type="string">
            <text:p>14:05D</text:p>
          </table:table-cell>
          <table:table-cell office:value-type="string">
            <text:p>14:25Dv</text:p>
          </table:table-cell>
          <table:table-cell office:value-type="string">
            <text:p>14:45Dv</text:p>
          </table:table-cell>
          <table:table-cell office:value-type="string">
            <text:p>15:05D</text:p>
          </table:table-cell>
          <table:table-cell office:value-type="string">
            <text:p>15:25D</text:p>
          </table:table-cell>
          <table:table-cell office:value-type="string">
            <text:p>15:50Dv</text:p>
          </table:table-cell>
          <table:table-cell office:value-type="string">
            <text:p>16:10Dv</text:p>
          </table:table-cell>
          <table:table-cell office:value-type="string">
            <text:p>16:45D</text:p>
          </table:table-cell>
          <table:table-cell office:value-type="string">
            <text:p>17:24Dv</text:p>
          </table:table-cell>
          <table:table-cell office:value-type="string">
            <text:p>18:24D</text:p>
          </table:table-cell>
          <table:table-cell office:value-type="string">
            <text:p>19:24Dv</text:p>
          </table:table-cell>
          <table:table-cell office:value-type="string">
            <text:p>20:49Dv</text:p>
          </table:table-cell>
          <table:table-cell office:value-type="string">
            <text:p>21:24Dv</text:p>
          </table:table-cell>
          <table:table-cell office:value-type="string">
            <text:p>21:50xv</text:p>
          </table:table-cell>
          <table:table-cell office:value-type="string">
            <text:p><text:s/>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office:value-type="string">
            <text:p>4 Marca Reymonta</text:p>
          </table:table-cell>
          <table:table-cell table:style-name="ce6" office:value-type="string">
            <text:p>5:14D</text:p>
          </table:table-cell>
          <table:table-cell table:style-name="ce7" office:value-type="string">
            <text:p>5:59Dv</text:p>
          </table:table-cell>
          <table:table-cell office:value-type="string">
            <text:p>6:26D</text:p>
          </table:table-cell>
          <table:table-cell office:value-type="string">
            <text:p>6:42D</text:p>
          </table:table-cell>
          <table:table-cell office:value-type="string">
            <text:p>7:12Dv</text:p>
          </table:table-cell>
          <table:table-cell office:value-type="string">
            <text:p>7:27Dv</text:p>
          </table:table-cell>
          <table:table-cell office:value-type="string">
            <text:p>7:47D</text:p>
          </table:table-cell>
          <table:table-cell office:value-type="string">
            <text:p>8:07D</text:p>
          </table:table-cell>
          <table:table-cell office:value-type="string">
            <text:p>8:26Dv</text:p>
          </table:table-cell>
          <table:table-cell office:value-type="string">
            <text:p>9:06Dv</text:p>
          </table:table-cell>
          <table:table-cell office:value-type="string">
            <text:p>9:38xv</text:p>
          </table:table-cell>
          <table:table-cell office:value-type="string">
            <text:p>9:46D</text:p>
          </table:table-cell>
          <table:table-cell office:value-type="string">
            <text:p>10:26Dv</text:p>
          </table:table-cell>
          <table:table-cell office:value-type="string">
            <text:p>11:06D</text:p>
          </table:table-cell>
          <table:table-cell office:value-type="string">
            <text:p>11:46Dv</text:p>
          </table:table-cell>
          <table:table-cell office:value-type="string">
            <text:p>12:26D</text:p>
          </table:table-cell>
          <table:table-cell office:value-type="string">
            <text:p>13:06Dv</text:p>
          </table:table-cell>
          <table:table-cell office:value-type="string">
            <text:p>13:47D</text:p>
          </table:table-cell>
          <table:table-cell office:value-type="string">
            <text:p>14:07D</text:p>
          </table:table-cell>
          <table:table-cell office:value-type="string">
            <text:p>14:27Dv</text:p>
          </table:table-cell>
          <table:table-cell office:value-type="string">
            <text:p>14:47Dv</text:p>
          </table:table-cell>
          <table:table-cell office:value-type="string">
            <text:p>15:07D</text:p>
          </table:table-cell>
          <table:table-cell office:value-type="string">
            <text:p>15:27D</text:p>
          </table:table-cell>
          <table:table-cell office:value-type="string">
            <text:p>15:52Dv</text:p>
          </table:table-cell>
          <table:table-cell office:value-type="string">
            <text:p>16:12Dv</text:p>
          </table:table-cell>
          <table:table-cell office:value-type="string">
            <text:p>16:47D</text:p>
          </table:table-cell>
          <table:table-cell office:value-type="string">
            <text:p>17:26Dv</text:p>
          </table:table-cell>
          <table:table-cell office:value-type="string">
            <text:p>18:26D</text:p>
          </table:table-cell>
          <table:table-cell office:value-type="string">
            <text:p>19:25Dv</text:p>
          </table:table-cell>
          <table:table-cell office:value-type="string">
            <text:p>20:50Dv</text:p>
          </table:table-cell>
          <table:table-cell office:value-type="string">
            <text:p>21:25Dv</text:p>
          </table:table-cell>
          <table:table-cell office:value-type="string">
            <text:p>21:52xv</text:p>
          </table:table-cell>
          <table:table-cell office:value-type="string">
            <text:p><text:s/>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office:value-type="string">
            <text:p>4 Marca Wojska Polskiego</text:p>
          </table:table-cell>
          <table:table-cell table:style-name="ce6" office:value-type="string">
            <text:p>5:15D</text:p>
          </table:table-cell>
          <table:table-cell table:style-name="ce7" office:value-type="string">
            <text:p>6:00Dv</text:p>
          </table:table-cell>
          <table:table-cell office:value-type="string">
            <text:p>6:27D</text:p>
          </table:table-cell>
          <table:table-cell office:value-type="string">
            <text:p>6:43D</text:p>
          </table:table-cell>
          <table:table-cell office:value-type="string">
            <text:p>7:13Dv</text:p>
          </table:table-cell>
          <table:table-cell office:value-type="string">
            <text:p>7:28Dv</text:p>
          </table:table-cell>
          <table:table-cell office:value-type="string">
            <text:p>7:48D</text:p>
          </table:table-cell>
          <table:table-cell office:value-type="string">
            <text:p>8:08D</text:p>
          </table:table-cell>
          <table:table-cell office:value-type="string">
            <text:p>8:27Dv</text:p>
          </table:table-cell>
          <table:table-cell office:value-type="string">
            <text:p>9:07Dv</text:p>
          </table:table-cell>
          <table:table-cell office:value-type="string">
            <text:p>9:40xv</text:p>
          </table:table-cell>
          <table:table-cell office:value-type="string">
            <text:p>9:47D</text:p>
          </table:table-cell>
          <table:table-cell office:value-type="string">
            <text:p>10:27Dv</text:p>
          </table:table-cell>
          <table:table-cell office:value-type="string">
            <text:p>11:07D</text:p>
          </table:table-cell>
          <table:table-cell office:value-type="string">
            <text:p>11:47Dv</text:p>
          </table:table-cell>
          <table:table-cell office:value-type="string">
            <text:p>12:27D</text:p>
          </table:table-cell>
          <table:table-cell office:value-type="string">
            <text:p>13:07Dv</text:p>
          </table:table-cell>
          <table:table-cell office:value-type="string">
            <text:p>13:48D</text:p>
          </table:table-cell>
          <table:table-cell office:value-type="string">
            <text:p>14:08D</text:p>
          </table:table-cell>
          <table:table-cell office:value-type="string">
            <text:p>14:28Dv</text:p>
          </table:table-cell>
          <table:table-cell office:value-type="string">
            <text:p>14:48Dv</text:p>
          </table:table-cell>
          <table:table-cell office:value-type="string">
            <text:p>15:08D</text:p>
          </table:table-cell>
          <table:table-cell office:value-type="string">
            <text:p>15:28D</text:p>
          </table:table-cell>
          <table:table-cell office:value-type="string">
            <text:p>15:53Dv</text:p>
          </table:table-cell>
          <table:table-cell office:value-type="string">
            <text:p>16:13Dv</text:p>
          </table:table-cell>
          <table:table-cell office:value-type="string">
            <text:p>16:48D</text:p>
          </table:table-cell>
          <table:table-cell office:value-type="string">
            <text:p>17:27Dv</text:p>
          </table:table-cell>
          <table:table-cell office:value-type="string">
            <text:p>18:27D</text:p>
          </table:table-cell>
          <table:table-cell office:value-type="string">
            <text:p>19:26Dv</text:p>
          </table:table-cell>
          <table:table-cell office:value-type="string">
            <text:p>20:51Dv</text:p>
          </table:table-cell>
          <table:table-cell office:value-type="string">
            <text:p>21:26Dv</text:p>
          </table:table-cell>
          <table:table-cell office:value-type="string">
            <text:p>21:53xv</text:p>
          </table:table-cell>
          <table:table-cell office:value-type="string">
            <text:p><text:s/>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office:value-type="string">
            <text:p>Centrum Handlowe ATRIUM</text:p>
          </table:table-cell>
          <table:table-cell table:style-name="ce6" office:value-type="string">
            <text:p>5:18D</text:p>
          </table:table-cell>
          <table:table-cell table:style-name="ce7" office:value-type="string">
            <text:p>6:03Dv</text:p>
          </table:table-cell>
          <table:table-cell office:value-type="string">
            <text:p>6:30D</text:p>
          </table:table-cell>
          <table:table-cell office:value-type="string">
            <text:p>9:30D</text:p>
          </table:table-cell>
          <table:table-cell office:value-type="string">
            <text:p>7:16Dv</text:p>
          </table:table-cell>
          <table:table-cell office:value-type="string">
            <text:p>7:31Dv</text:p>
          </table:table-cell>
          <table:table-cell office:value-type="string">
            <text:p>7:51D</text:p>
          </table:table-cell>
          <table:table-cell office:value-type="string">
            <text:p>8:11D</text:p>
          </table:table-cell>
          <table:table-cell office:value-type="string">
            <text:p>8:30Dv</text:p>
          </table:table-cell>
          <table:table-cell office:value-type="string">
            <text:p>9:10Dv</text:p>
          </table:table-cell>
          <table:table-cell office:value-type="string">
            <text:p>9:50D</text:p>
          </table:table-cell>
          <table:table-cell office:value-type="string">
            <text:p>10:30Dv</text:p>
          </table:table-cell>
          <table:table-cell office:value-type="string">
            <text:p>11:10D</text:p>
          </table:table-cell>
          <table:table-cell office:value-type="string">
            <text:p>11:50Dv</text:p>
          </table:table-cell>
          <table:table-cell office:value-type="string">
            <text:p>12:30D</text:p>
          </table:table-cell>
          <table:table-cell office:value-type="string">
            <text:p>13:10Dv</text:p>
          </table:table-cell>
          <table:table-cell office:value-type="string">
            <text:p>13:51D</text:p>
          </table:table-cell>
          <table:table-cell office:value-type="string">
            <text:p>14:11D</text:p>
          </table:table-cell>
          <table:table-cell office:value-type="string">
            <text:p>14:31Dv</text:p>
          </table:table-cell>
          <table:table-cell office:value-type="string">
            <text:p>14:51Dv</text:p>
          </table:table-cell>
          <table:table-cell office:value-type="string">
            <text:p>15:11D</text:p>
          </table:table-cell>
          <table:table-cell office:value-type="string">
            <text:p>15:31D</text:p>
          </table:table-cell>
          <table:table-cell office:value-type="string">
            <text:p>15:56Dv</text:p>
          </table:table-cell>
          <table:table-cell office:value-type="string">
            <text:p>16:16Dv</text:p>
          </table:table-cell>
          <table:table-cell office:value-type="string">
            <text:p>16:51D</text:p>
          </table:table-cell>
          <table:table-cell office:value-type="string">
            <text:p>17:30Dv</text:p>
          </table:table-cell>
          <table:table-cell office:value-type="string">
            <text:p>18:30D</text:p>
          </table:table-cell>
          <table:table-cell office:value-type="string">
            <text:p>19:29Dv</text:p>
          </table:table-cell>
          <table:table-cell office:value-type="string">
            <text:p>20:54Dv</text:p>
          </table:table-cell>
          <table:table-cell office:value-type="string">
            <text:p>21:29Dv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Gnieźnieńska CH ATRIUM</text:p>
          </table:table-cell>
          <table:table-cell table:style-name="ce6" office:value-type="string">
            <text:p>5:20D</text:p>
          </table:table-cell>
          <table:table-cell table:style-name="ce7" office:value-type="string">
            <text:p>6:05Dv</text:p>
          </table:table-cell>
          <table:table-cell office:value-type="string">
            <text:p>6:32D</text:p>
          </table:table-cell>
          <table:table-cell office:value-type="string">
            <text:p>6:48D</text:p>
          </table:table-cell>
          <table:table-cell office:value-type="string">
            <text:p>7:18Dv</text:p>
          </table:table-cell>
          <table:table-cell office:value-type="string">
            <text:p>7:33Dv</text:p>
          </table:table-cell>
          <table:table-cell office:value-type="string">
            <text:p>7:53D</text:p>
          </table:table-cell>
          <table:table-cell office:value-type="string">
            <text:p>8:13D</text:p>
          </table:table-cell>
          <table:table-cell office:value-type="string">
            <text:p>8:32Dv</text:p>
          </table:table-cell>
          <table:table-cell office:value-type="string">
            <text:p>9:12Dv</text:p>
          </table:table-cell>
          <table:table-cell office:value-type="string">
            <text:p>9:52D</text:p>
          </table:table-cell>
          <table:table-cell office:value-type="string">
            <text:p>10:32Dv</text:p>
          </table:table-cell>
          <table:table-cell office:value-type="string">
            <text:p>11:12D</text:p>
          </table:table-cell>
          <table:table-cell office:value-type="string">
            <text:p>11:52Dv</text:p>
          </table:table-cell>
          <table:table-cell office:value-type="string">
            <text:p>12:32D</text:p>
          </table:table-cell>
          <table:table-cell office:value-type="string">
            <text:p>13:12Dv</text:p>
          </table:table-cell>
          <table:table-cell office:value-type="string">
            <text:p>13:53D</text:p>
          </table:table-cell>
          <table:table-cell office:value-type="string">
            <text:p>14:13D</text:p>
          </table:table-cell>
          <table:table-cell office:value-type="string">
            <text:p>14:33Dv</text:p>
          </table:table-cell>
          <table:table-cell office:value-type="string">
            <text:p>14:53Dv</text:p>
          </table:table-cell>
          <table:table-cell office:value-type="string">
            <text:p>15:13D</text:p>
          </table:table-cell>
          <table:table-cell office:value-type="string">
            <text:p>15:33D</text:p>
          </table:table-cell>
          <table:table-cell office:value-type="string">
            <text:p>15:58Dv</text:p>
          </table:table-cell>
          <table:table-cell office:value-type="string">
            <text:p>16:18Dv</text:p>
          </table:table-cell>
          <table:table-cell office:value-type="string">
            <text:p>16:53D</text:p>
          </table:table-cell>
          <table:table-cell office:value-type="string">
            <text:p>17:32Dv</text:p>
          </table:table-cell>
          <table:table-cell office:value-type="string">
            <text:p>18:32D</text:p>
          </table:table-cell>
          <table:table-cell office:value-type="string">
            <text:p>19:31Dv</text:p>
          </table:table-cell>
          <table:table-cell office:value-type="string">
            <text:p>20:56Dv</text:p>
          </table:table-cell>
          <table:table-cell office:value-type="string">
            <text:p>21:31Dv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Gnieźnieńska 4 Marca</text:p>
          </table:table-cell>
          <table:table-cell table:style-name="ce6" office:value-type="string">
            <text:p>5:21D</text:p>
          </table:table-cell>
          <table:table-cell table:style-name="ce7" office:value-type="string">
            <text:p>6:06Dv</text:p>
          </table:table-cell>
          <table:table-cell office:value-type="string">
            <text:p>6:33D</text:p>
          </table:table-cell>
          <table:table-cell office:value-type="string">
            <text:p>6:49D</text:p>
          </table:table-cell>
          <table:table-cell office:value-type="string">
            <text:p>7:19Dv</text:p>
          </table:table-cell>
          <table:table-cell office:value-type="string">
            <text:p>7:34Dv</text:p>
          </table:table-cell>
          <table:table-cell office:value-type="string">
            <text:p>7:54D</text:p>
          </table:table-cell>
          <table:table-cell office:value-type="string">
            <text:p>8:14D</text:p>
          </table:table-cell>
          <table:table-cell office:value-type="string">
            <text:p>8:33Dv</text:p>
          </table:table-cell>
          <table:table-cell office:value-type="string">
            <text:p>9:13Dv</text:p>
          </table:table-cell>
          <table:table-cell office:value-type="string">
            <text:p>9:53D</text:p>
          </table:table-cell>
          <table:table-cell office:value-type="string">
            <text:p>10:33Dv</text:p>
          </table:table-cell>
          <table:table-cell office:value-type="string">
            <text:p>11:13D</text:p>
          </table:table-cell>
          <table:table-cell office:value-type="string">
            <text:p>11:53Dv</text:p>
          </table:table-cell>
          <table:table-cell office:value-type="string">
            <text:p>12:33D</text:p>
          </table:table-cell>
          <table:table-cell office:value-type="string">
            <text:p>13:13Dv</text:p>
          </table:table-cell>
          <table:table-cell office:value-type="string">
            <text:p>13:54D</text:p>
          </table:table-cell>
          <table:table-cell office:value-type="string">
            <text:p>14:14D</text:p>
          </table:table-cell>
          <table:table-cell office:value-type="string">
            <text:p>14:34Dv</text:p>
          </table:table-cell>
          <table:table-cell office:value-type="string">
            <text:p>14:54Dv</text:p>
          </table:table-cell>
          <table:table-cell office:value-type="string">
            <text:p>15:14D</text:p>
          </table:table-cell>
          <table:table-cell office:value-type="string">
            <text:p>15:34D</text:p>
          </table:table-cell>
          <table:table-cell office:value-type="string">
            <text:p>15:59Dv</text:p>
          </table:table-cell>
          <table:table-cell office:value-type="string">
            <text:p>16:19Dv</text:p>
          </table:table-cell>
          <table:table-cell office:value-type="string">
            <text:p>16:54D</text:p>
          </table:table-cell>
          <table:table-cell office:value-type="string">
            <text:p>17:33Dv</text:p>
          </table:table-cell>
          <table:table-cell office:value-type="string">
            <text:p>18:33D</text:p>
          </table:table-cell>
          <table:table-cell office:value-type="string">
            <text:p>19:32Dv</text:p>
          </table:table-cell>
          <table:table-cell office:value-type="string">
            <text:p>20:57Dv</text:p>
          </table:table-cell>
          <table:table-cell office:value-type="string">
            <text:p>21:32Dv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Gnieźnieńska Modrzejewskiej</text:p>
          </table:table-cell>
          <table:table-cell table:style-name="ce6" office:value-type="string">
            <text:p>5:22D</text:p>
          </table:table-cell>
          <table:table-cell table:style-name="ce7" office:value-type="string">
            <text:p>6:07Dv</text:p>
          </table:table-cell>
          <table:table-cell office:value-type="string">
            <text:p>6:34D</text:p>
          </table:table-cell>
          <table:table-cell office:value-type="string">
            <text:p>6:50D</text:p>
          </table:table-cell>
          <table:table-cell office:value-type="string">
            <text:p>7:20Dv</text:p>
          </table:table-cell>
          <table:table-cell office:value-type="string">
            <text:p>7:35Dv</text:p>
          </table:table-cell>
          <table:table-cell office:value-type="string">
            <text:p>7:55D</text:p>
          </table:table-cell>
          <table:table-cell office:value-type="string">
            <text:p>8:15D</text:p>
          </table:table-cell>
          <table:table-cell office:value-type="string">
            <text:p>8:34Dv</text:p>
          </table:table-cell>
          <table:table-cell office:value-type="string">
            <text:p>9:14Dv</text:p>
          </table:table-cell>
          <table:table-cell office:value-type="string">
            <text:p>9:54D</text:p>
          </table:table-cell>
          <table:table-cell office:value-type="string">
            <text:p>10:34Dv</text:p>
          </table:table-cell>
          <table:table-cell office:value-type="string">
            <text:p>11:14D</text:p>
          </table:table-cell>
          <table:table-cell office:value-type="string">
            <text:p>11:54Dv</text:p>
          </table:table-cell>
          <table:table-cell office:value-type="string">
            <text:p>12:34D</text:p>
          </table:table-cell>
          <table:table-cell office:value-type="string">
            <text:p>13:14Dv</text:p>
          </table:table-cell>
          <table:table-cell office:value-type="string">
            <text:p>13:55D</text:p>
          </table:table-cell>
          <table:table-cell office:value-type="string">
            <text:p>14:15D</text:p>
          </table:table-cell>
          <table:table-cell office:value-type="string">
            <text:p>14:35Dv</text:p>
          </table:table-cell>
          <table:table-cell office:value-type="string">
            <text:p>14:55Dv</text:p>
          </table:table-cell>
          <table:table-cell office:value-type="string">
            <text:p>15:15D</text:p>
          </table:table-cell>
          <table:table-cell office:value-type="string">
            <text:p>15:35D</text:p>
          </table:table-cell>
          <table:table-cell office:value-type="string">
            <text:p>16:00Dv</text:p>
          </table:table-cell>
          <table:table-cell office:value-type="string">
            <text:p>16:20Dv</text:p>
          </table:table-cell>
          <table:table-cell office:value-type="string">
            <text:p>16:55D</text:p>
          </table:table-cell>
          <table:table-cell office:value-type="string">
            <text:p>17:34Dv</text:p>
          </table:table-cell>
          <table:table-cell office:value-type="string">
            <text:p>18:34D</text:p>
          </table:table-cell>
          <table:table-cell office:value-type="string">
            <text:p>19:33Dv</text:p>
          </table:table-cell>
          <table:table-cell office:value-type="string">
            <text:p>20:58Dv</text:p>
          </table:table-cell>
          <table:table-cell office:value-type="string">
            <text:p>21:33Dv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Krakusa i Wandy Połczyńska</text:p>
          </table:table-cell>
          <table:table-cell table:style-name="ce6" office:value-type="string">
            <text:p>5:24D</text:p>
          </table:table-cell>
          <table:table-cell table:style-name="ce7" office:value-type="string">
            <text:p>6:09Dv</text:p>
          </table:table-cell>
          <table:table-cell office:value-type="string">
            <text:p>8:36D</text:p>
          </table:table-cell>
          <table:table-cell office:value-type="string">
            <text:p>6:52D</text:p>
          </table:table-cell>
          <table:table-cell office:value-type="string">
            <text:p>7:22Dv</text:p>
          </table:table-cell>
          <table:table-cell office:value-type="string">
            <text:p>7:37Dv</text:p>
          </table:table-cell>
          <table:table-cell office:value-type="string">
            <text:p>7:57D</text:p>
          </table:table-cell>
          <table:table-cell office:value-type="string">
            <text:p>8:17D</text:p>
          </table:table-cell>
          <table:table-cell office:value-type="string">
            <text:p>8:36Dv</text:p>
          </table:table-cell>
          <table:table-cell office:value-type="string">
            <text:p>9:16Dv</text:p>
          </table:table-cell>
          <table:table-cell office:value-type="string">
            <text:p>9:56D</text:p>
          </table:table-cell>
          <table:table-cell office:value-type="string">
            <text:p>10:36Dv</text:p>
          </table:table-cell>
          <table:table-cell office:value-type="string">
            <text:p>11:16D</text:p>
          </table:table-cell>
          <table:table-cell office:value-type="string">
            <text:p>11:56Dv</text:p>
          </table:table-cell>
          <table:table-cell office:value-type="string">
            <text:p>12:36D</text:p>
          </table:table-cell>
          <table:table-cell office:value-type="string">
            <text:p>13:16Dv</text:p>
          </table:table-cell>
          <table:table-cell office:value-type="string">
            <text:p>13:57D</text:p>
          </table:table-cell>
          <table:table-cell office:value-type="string">
            <text:p>14:17D</text:p>
          </table:table-cell>
          <table:table-cell office:value-type="string">
            <text:p>14:37Dv</text:p>
          </table:table-cell>
          <table:table-cell office:value-type="string">
            <text:p>14:57Dv</text:p>
          </table:table-cell>
          <table:table-cell office:value-type="string">
            <text:p>15:17D</text:p>
          </table:table-cell>
          <table:table-cell office:value-type="string">
            <text:p>15:37D</text:p>
          </table:table-cell>
          <table:table-cell office:value-type="string">
            <text:p>16:02Dv</text:p>
          </table:table-cell>
          <table:table-cell office:value-type="string">
            <text:p>16:22Dv</text:p>
          </table:table-cell>
          <table:table-cell office:value-type="string">
            <text:p>16:57D</text:p>
          </table:table-cell>
          <table:table-cell office:value-type="string">
            <text:p>17:36Dv</text:p>
          </table:table-cell>
          <table:table-cell office:value-type="string">
            <text:p>18:36D</text:p>
          </table:table-cell>
          <table:table-cell office:value-type="string">
            <text:p>19:35Dv</text:p>
          </table:table-cell>
          <table:table-cell office:value-type="string">
            <text:p>21:00Dv</text:p>
          </table:table-cell>
          <table:table-cell office:value-type="string">
            <text:p>21:35Dv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Lutyków Lechicka</text:p>
          </table:table-cell>
          <table:table-cell table:style-name="ce6" office:value-type="string">
            <text:p>5:26D</text:p>
          </table:table-cell>
          <table:table-cell office:value-type="string">
            <text:p>6:11Dv</text:p>
          </table:table-cell>
          <table:table-cell office:value-type="string">
            <text:p>6:38D</text:p>
          </table:table-cell>
          <table:table-cell office:value-type="string">
            <text:p>6:54D</text:p>
          </table:table-cell>
          <table:table-cell office:value-type="string">
            <text:p>7:24Dv</text:p>
          </table:table-cell>
          <table:table-cell office:value-type="string">
            <text:p>7:39Dv</text:p>
          </table:table-cell>
          <table:table-cell office:value-type="string">
            <text:p>7:59D</text:p>
          </table:table-cell>
          <table:table-cell office:value-type="string">
            <text:p>8:19D</text:p>
          </table:table-cell>
          <table:table-cell office:value-type="string">
            <text:p>8:38Dv</text:p>
          </table:table-cell>
          <table:table-cell office:value-type="string">
            <text:p>9:18Dv</text:p>
          </table:table-cell>
          <table:table-cell office:value-type="string">
            <text:p>9:58D</text:p>
          </table:table-cell>
          <table:table-cell office:value-type="string">
            <text:p>10:38Dv</text:p>
          </table:table-cell>
          <table:table-cell office:value-type="string">
            <text:p>11:18D</text:p>
          </table:table-cell>
          <table:table-cell office:value-type="string">
            <text:p>11:58Dv</text:p>
          </table:table-cell>
          <table:table-cell office:value-type="string">
            <text:p>12:38D</text:p>
          </table:table-cell>
          <table:table-cell office:value-type="string">
            <text:p>13:18Dv</text:p>
          </table:table-cell>
          <table:table-cell office:value-type="string">
            <text:p>13:59D</text:p>
          </table:table-cell>
          <table:table-cell office:value-type="string">
            <text:p>14:19D</text:p>
          </table:table-cell>
          <table:table-cell office:value-type="string">
            <text:p>14:39Dv</text:p>
          </table:table-cell>
          <table:table-cell office:value-type="string">
            <text:p>14:59Dv</text:p>
          </table:table-cell>
          <table:table-cell office:value-type="string">
            <text:p>15:19D</text:p>
          </table:table-cell>
          <table:table-cell office:value-type="string">
            <text:p>15:39D</text:p>
          </table:table-cell>
          <table:table-cell office:value-type="string">
            <text:p>16:04Dv</text:p>
          </table:table-cell>
          <table:table-cell office:value-type="string">
            <text:p>16:24Dv</text:p>
          </table:table-cell>
          <table:table-cell office:value-type="string">
            <text:p>16:59D</text:p>
          </table:table-cell>
          <table:table-cell office:value-type="string">
            <text:p>17:38Dv</text:p>
          </table:table-cell>
          <table:table-cell office:value-type="string">
            <text:p>18:38D</text:p>
          </table:table-cell>
          <table:table-cell office:value-type="string">
            <text:p>19:37Dv</text:p>
          </table:table-cell>
          <table:table-cell office:value-type="string">
            <text:p>21:02Dv</text:p>
          </table:table-cell>
          <table:table-cell office:value-type="string">
            <text:p>21:37Dv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Wenedów Osiedle</text:p>
          </table:table-cell>
          <table:table-cell table:style-name="ce6" office:value-type="string">
            <text:p>5:27D</text:p>
          </table:table-cell>
          <table:table-cell office:value-type="string">
            <text:p>6:12Dv</text:p>
          </table:table-cell>
          <table:table-cell office:value-type="string">
            <text:p>6:39D</text:p>
          </table:table-cell>
          <table:table-cell office:value-type="string">
            <text:p>6:55D</text:p>
          </table:table-cell>
          <table:table-cell office:value-type="string">
            <text:p>7:25Dv</text:p>
          </table:table-cell>
          <table:table-cell office:value-type="string">
            <text:p>7:40Dv</text:p>
          </table:table-cell>
          <table:table-cell office:value-type="string">
            <text:p>8:00D</text:p>
          </table:table-cell>
          <table:table-cell office:value-type="string">
            <text:p>8:20D</text:p>
          </table:table-cell>
          <table:table-cell office:value-type="string">
            <text:p>8:39Dv</text:p>
          </table:table-cell>
          <table:table-cell office:value-type="string">
            <text:p>9:19Dv</text:p>
          </table:table-cell>
          <table:table-cell office:value-type="string">
            <text:p>9:59D</text:p>
          </table:table-cell>
          <table:table-cell office:value-type="string">
            <text:p>10:39Dv</text:p>
          </table:table-cell>
          <table:table-cell office:value-type="string">
            <text:p>11:19D</text:p>
          </table:table-cell>
          <table:table-cell office:value-type="string">
            <text:p>11:59Dv</text:p>
          </table:table-cell>
          <table:table-cell office:value-type="string">
            <text:p>12:39D</text:p>
          </table:table-cell>
          <table:table-cell office:value-type="string">
            <text:p>13:19Dv</text:p>
          </table:table-cell>
          <table:table-cell office:value-type="string">
            <text:p>14:00D</text:p>
          </table:table-cell>
          <table:table-cell office:value-type="string">
            <text:p>14:20D</text:p>
          </table:table-cell>
          <table:table-cell office:value-type="string">
            <text:p>14:40Dv</text:p>
          </table:table-cell>
          <table:table-cell office:value-type="string">
            <text:p>15:00Dv</text:p>
          </table:table-cell>
          <table:table-cell office:value-type="string">
            <text:p>15:20D</text:p>
          </table:table-cell>
          <table:table-cell office:value-type="string">
            <text:p>15:40D</text:p>
          </table:table-cell>
          <table:table-cell office:value-type="string">
            <text:p>16:05Dv</text:p>
          </table:table-cell>
          <table:table-cell office:value-type="string">
            <text:p>16:25Dv</text:p>
          </table:table-cell>
          <table:table-cell office:value-type="string">
            <text:p>17:00D</text:p>
          </table:table-cell>
          <table:table-cell office:value-type="string">
            <text:p>17:39Dv</text:p>
          </table:table-cell>
          <table:table-cell office:value-type="string">
            <text:p>18:39D</text:p>
          </table:table-cell>
          <table:table-cell office:value-type="string">
            <text:p>19:38Dv</text:p>
          </table:table-cell>
          <table:table-cell office:value-type="string">
            <text:p>21:03Dv</text:p>
          </table:table-cell>
          <table:table-cell office:value-type="string">
            <text:p>21:38Dv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Słowiańska Wenedów</text:p>
          </table:table-cell>
          <table:table-cell table:style-name="ce6" office:value-type="string">
            <text:p>5:28D</text:p>
          </table:table-cell>
          <table:table-cell office:value-type="string">
            <text:p>6:13Dv</text:p>
          </table:table-cell>
          <table:table-cell office:value-type="string">
            <text:p>6:40D</text:p>
          </table:table-cell>
          <table:table-cell office:value-type="string">
            <text:p>6:56D</text:p>
          </table:table-cell>
          <table:table-cell office:value-type="string">
            <text:p>7:26Dv</text:p>
          </table:table-cell>
          <table:table-cell office:value-type="string">
            <text:p>7:41Dv</text:p>
          </table:table-cell>
          <table:table-cell office:value-type="string">
            <text:p>8:01D</text:p>
          </table:table-cell>
          <table:table-cell office:value-type="string">
            <text:p>8:21D</text:p>
          </table:table-cell>
          <table:table-cell office:value-type="string">
            <text:p>8:40Dv</text:p>
          </table:table-cell>
          <table:table-cell office:value-type="string">
            <text:p>9:20Dv</text:p>
          </table:table-cell>
          <table:table-cell office:value-type="string">
            <text:p>10:00D</text:p>
          </table:table-cell>
          <table:table-cell office:value-type="string">
            <text:p>10:40Dv</text:p>
          </table:table-cell>
          <table:table-cell office:value-type="string">
            <text:p>11:20D</text:p>
          </table:table-cell>
          <table:table-cell office:value-type="string">
            <text:p>12:00Dv</text:p>
          </table:table-cell>
          <table:table-cell office:value-type="string">
            <text:p>12:40D</text:p>
          </table:table-cell>
          <table:table-cell office:value-type="string">
            <text:p>13:20Dv</text:p>
          </table:table-cell>
          <table:table-cell office:value-type="string">
            <text:p>14:01D</text:p>
          </table:table-cell>
          <table:table-cell office:value-type="string">
            <text:p>14:21D</text:p>
          </table:table-cell>
          <table:table-cell office:value-type="string">
            <text:p>14:41Dv</text:p>
          </table:table-cell>
          <table:table-cell office:value-type="string">
            <text:p>15:01Dv</text:p>
          </table:table-cell>
          <table:table-cell office:value-type="string">
            <text:p>15:21D</text:p>
          </table:table-cell>
          <table:table-cell office:value-type="string">
            <text:p>15:41D</text:p>
          </table:table-cell>
          <table:table-cell office:value-type="string">
            <text:p>16:06Dv</text:p>
          </table:table-cell>
          <table:table-cell office:value-type="string">
            <text:p>16:26Dv</text:p>
          </table:table-cell>
          <table:table-cell office:value-type="string">
            <text:p>17:01D</text:p>
          </table:table-cell>
          <table:table-cell office:value-type="string">
            <text:p>17:40Dv</text:p>
          </table:table-cell>
          <table:table-cell office:value-type="string">
            <text:p>18:40D</text:p>
          </table:table-cell>
          <table:table-cell office:value-type="string">
            <text:p>19:39Dv</text:p>
          </table:table-cell>
          <table:table-cell office:value-type="string">
            <text:p>21:04Dv</text:p>
          </table:table-cell>
          <table:table-cell office:value-type="string">
            <text:p>21:39Dv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Słowiańska KRUS</text:p>
          </table:table-cell>
          <table:table-cell table:style-name="ce6" office:value-type="string">
            <text:p>5:29D</text:p>
          </table:table-cell>
          <table:table-cell office:value-type="string">
            <text:p>6:14Dv</text:p>
          </table:table-cell>
          <table:table-cell office:value-type="string">
            <text:p>6:41D</text:p>
          </table:table-cell>
          <table:table-cell office:value-type="string">
            <text:p>6:57D</text:p>
          </table:table-cell>
          <table:table-cell office:value-type="string">
            <text:p>7:27Dv</text:p>
          </table:table-cell>
          <table:table-cell office:value-type="string">
            <text:p>7:42Dv</text:p>
          </table:table-cell>
          <table:table-cell office:value-type="string">
            <text:p>8:02D</text:p>
          </table:table-cell>
          <table:table-cell office:value-type="string">
            <text:p>8:22D</text:p>
          </table:table-cell>
          <table:table-cell office:value-type="string">
            <text:p>8:41Dv</text:p>
          </table:table-cell>
          <table:table-cell office:value-type="string">
            <text:p>9:21Dv</text:p>
          </table:table-cell>
          <table:table-cell office:value-type="string">
            <text:p>10:01D</text:p>
          </table:table-cell>
          <table:table-cell office:value-type="string">
            <text:p>10:41Dv</text:p>
          </table:table-cell>
          <table:table-cell office:value-type="string">
            <text:p>11:21D</text:p>
          </table:table-cell>
          <table:table-cell office:value-type="string">
            <text:p>12:01Dv</text:p>
          </table:table-cell>
          <table:table-cell office:value-type="string">
            <text:p>12:41D</text:p>
          </table:table-cell>
          <table:table-cell office:value-type="string">
            <text:p>13:21Dv</text:p>
          </table:table-cell>
          <table:table-cell office:value-type="string">
            <text:p>14:02D</text:p>
          </table:table-cell>
          <table:table-cell office:value-type="string">
            <text:p>14:22D</text:p>
          </table:table-cell>
          <table:table-cell office:value-type="string">
            <text:p>14:42Dv</text:p>
          </table:table-cell>
          <table:table-cell office:value-type="string">
            <text:p>15:02Dv</text:p>
          </table:table-cell>
          <table:table-cell office:value-type="string">
            <text:p>15:22D</text:p>
          </table:table-cell>
          <table:table-cell office:value-type="string">
            <text:p>15:42D</text:p>
          </table:table-cell>
          <table:table-cell office:value-type="string">
            <text:p>16:07Dv</text:p>
          </table:table-cell>
          <table:table-cell office:value-type="string">
            <text:p>16:27Dv</text:p>
          </table:table-cell>
          <table:table-cell office:value-type="string">
            <text:p>17:02D</text:p>
          </table:table-cell>
          <table:table-cell office:value-type="string">
            <text:p>17:41Dv</text:p>
          </table:table-cell>
          <table:table-cell office:value-type="string">
            <text:p>18:41D</text:p>
          </table:table-cell>
          <table:table-cell office:value-type="string">
            <text:p>19:40Dv</text:p>
          </table:table-cell>
          <table:table-cell office:value-type="string">
            <text:p>21:05Dv</text:p>
          </table:table-cell>
          <table:table-cell office:value-type="string">
            <text:p>21:40Dv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Lechicka Łużycka</text:p>
          </table:table-cell>
          <table:table-cell table:style-name="ce6" office:value-type="string">
            <text:p>5:30D</text:p>
          </table:table-cell>
          <table:table-cell office:value-type="string">
            <text:p>6:15Dv</text:p>
          </table:table-cell>
          <table:table-cell office:value-type="string">
            <text:p>6:42D</text:p>
          </table:table-cell>
          <table:table-cell office:value-type="string">
            <text:p>6:58D</text:p>
          </table:table-cell>
          <table:table-cell office:value-type="string">
            <text:p>7:28Dv</text:p>
          </table:table-cell>
          <table:table-cell office:value-type="string">
            <text:p>7:43Dv</text:p>
          </table:table-cell>
          <table:table-cell office:value-type="string">
            <text:p>8:03D</text:p>
          </table:table-cell>
          <table:table-cell office:value-type="string">
            <text:p>8:23D</text:p>
          </table:table-cell>
          <table:table-cell office:value-type="string">
            <text:p>8:42Dv</text:p>
          </table:table-cell>
          <table:table-cell office:value-type="string">
            <text:p>9:22Dv</text:p>
          </table:table-cell>
          <table:table-cell office:value-type="string">
            <text:p>10:02D</text:p>
          </table:table-cell>
          <table:table-cell office:value-type="string">
            <text:p>10:42Dv</text:p>
          </table:table-cell>
          <table:table-cell office:value-type="string">
            <text:p>11:22D</text:p>
          </table:table-cell>
          <table:table-cell office:value-type="string">
            <text:p>12:02Dv</text:p>
          </table:table-cell>
          <table:table-cell office:value-type="string">
            <text:p>12:42D</text:p>
          </table:table-cell>
          <table:table-cell office:value-type="string">
            <text:p>13:22Dv</text:p>
          </table:table-cell>
          <table:table-cell office:value-type="string">
            <text:p>14:03D</text:p>
          </table:table-cell>
          <table:table-cell office:value-type="string">
            <text:p>14:23D</text:p>
          </table:table-cell>
          <table:table-cell office:value-type="string">
            <text:p>14:43Dv</text:p>
          </table:table-cell>
          <table:table-cell office:value-type="string">
            <text:p>15:03Dv</text:p>
          </table:table-cell>
          <table:table-cell office:value-type="string">
            <text:p>15:23D</text:p>
          </table:table-cell>
          <table:table-cell office:value-type="string">
            <text:p>15:43D</text:p>
          </table:table-cell>
          <table:table-cell office:value-type="string">
            <text:p>16:08Dv</text:p>
          </table:table-cell>
          <table:table-cell office:value-type="string">
            <text:p>16:28Dv</text:p>
          </table:table-cell>
          <table:table-cell office:value-type="string">
            <text:p>17:03D</text:p>
          </table:table-cell>
          <table:table-cell office:value-type="string">
            <text:p>17:42Dv</text:p>
          </table:table-cell>
          <table:table-cell office:value-type="string">
            <text:p>18:42D</text:p>
          </table:table-cell>
          <table:table-cell office:value-type="string">
            <text:p>19:41Dv</text:p>
          </table:table-cell>
          <table:table-cell office:value-type="string">
            <text:p>21:06Dv</text:p>
          </table:table-cell>
          <table:table-cell office:value-type="string">
            <text:p>21:41Dv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Powstańców Wielkopolskich</text:p>
          </table:table-cell>
          <table:table-cell table:style-name="ce6" office:value-type="string">
            <text:p>5:32D</text:p>
          </table:table-cell>
          <table:table-cell office:value-type="string">
            <text:p>6:17Dv</text:p>
          </table:table-cell>
          <table:table-cell office:value-type="string">
            <text:p>6:44D</text:p>
          </table:table-cell>
          <table:table-cell office:value-type="string">
            <text:p>7:00D</text:p>
          </table:table-cell>
          <table:table-cell office:value-type="string">
            <text:p>7:30Dv</text:p>
          </table:table-cell>
          <table:table-cell office:value-type="string">
            <text:p>7:45Dv</text:p>
          </table:table-cell>
          <table:table-cell office:value-type="string">
            <text:p>8:05D</text:p>
          </table:table-cell>
          <table:table-cell office:value-type="string">
            <text:p>8:25D</text:p>
          </table:table-cell>
          <table:table-cell office:value-type="string">
            <text:p>8:44Dv</text:p>
          </table:table-cell>
          <table:table-cell office:value-type="string">
            <text:p>9:24Dv</text:p>
          </table:table-cell>
          <table:table-cell office:value-type="string">
            <text:p>10:04D</text:p>
          </table:table-cell>
          <table:table-cell office:value-type="string">
            <text:p>10:44Dv</text:p>
          </table:table-cell>
          <table:table-cell office:value-type="string">
            <text:p>11:24D</text:p>
          </table:table-cell>
          <table:table-cell office:value-type="string">
            <text:p>12:04Dv</text:p>
          </table:table-cell>
          <table:table-cell office:value-type="string">
            <text:p>12:44D</text:p>
          </table:table-cell>
          <table:table-cell office:value-type="string">
            <text:p>13:24Dv</text:p>
          </table:table-cell>
          <table:table-cell office:value-type="string">
            <text:p>14:05D</text:p>
          </table:table-cell>
          <table:table-cell office:value-type="string">
            <text:p>14:25D</text:p>
          </table:table-cell>
          <table:table-cell office:value-type="string">
            <text:p>14:45Dv</text:p>
          </table:table-cell>
          <table:table-cell office:value-type="string">
            <text:p>15:05Dv</text:p>
          </table:table-cell>
          <table:table-cell office:value-type="string">
            <text:p>15:25D</text:p>
          </table:table-cell>
          <table:table-cell office:value-type="string">
            <text:p>15:45D</text:p>
          </table:table-cell>
          <table:table-cell office:value-type="string">
            <text:p>16:10Dv</text:p>
          </table:table-cell>
          <table:table-cell office:value-type="string">
            <text:p>16:30Dv</text:p>
          </table:table-cell>
          <table:table-cell office:value-type="string">
            <text:p>17:05D</text:p>
          </table:table-cell>
          <table:table-cell office:value-type="string">
            <text:p>17:44Dv</text:p>
          </table:table-cell>
          <table:table-cell office:value-type="string">
            <text:p>18:44D</text:p>
          </table:table-cell>
          <table:table-cell office:value-type="string">
            <text:p>19:43Dv</text:p>
          </table:table-cell>
          <table:table-cell office:value-type="string">
            <text:p>21:08Dv</text:p>
          </table:table-cell>
          <table:table-cell office:value-type="string">
            <text:p>21:43Dv</text:p>
          </table:table-cell>
          <table:table-cell table:number-columns-repeated="993"/>
        </table:table-row>
        <table:table-row table:style-name="ro1" table:number-rows-repeated="4">
          <table:table-cell table:style-name="ce4"/>
          <table:table-cell table:style-name="ce7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 table:print="false">
        <office:forms form:automatic-focus="false" form:apply-design-mode="false"/>
        <table:table-column table:style-name="co12" table:default-cell-style-name="ce4"/>
        <table:table-column table:style-name="co5" table:default-cell-style-name="ce4"/>
        <table:table-column table:style-name="co13" table:number-columns-repeated="15" table:default-cell-style-name="ce4"/>
        <table:table-column table:style-name="co5" table:number-columns-repeated="1007" table:default-cell-style-name="ce4"/>
        <table:table-row table:style-name="ro1">
          <table:table-cell office:value-type="string">
            <text:p>Władysława IV Pętla</text:p>
          </table:table-cell>
          <table:table-cell table:style-name="ce8" office:value-type="string">
            <text:p>6:16D</text:p>
          </table:table-cell>
          <table:table-cell office:value-type="string">
            <text:p><text:s/>7:16D</text:p>
          </table:table-cell>
          <table:table-cell office:value-type="string">
            <text:p><text:s/>8:16D</text:p>
          </table:table-cell>
          <table:table-cell office:value-type="string">
            <text:p><text:s/>9:16D</text:p>
          </table:table-cell>
          <table:table-cell office:value-type="string">
            <text:p><text:s/>10:16D</text:p>
          </table:table-cell>
          <table:table-cell office:value-type="string">
            <text:p><text:s/>11:16D</text:p>
          </table:table-cell>
          <table:table-cell office:value-type="string">
            <text:p><text:s/>12:16D</text:p>
          </table:table-cell>
          <table:table-cell office:value-type="string">
            <text:p><text:s/>13:16D</text:p>
          </table:table-cell>
          <table:table-cell office:value-type="string">
            <text:p><text:s/>14:16D</text:p>
          </table:table-cell>
          <table:table-cell office:value-type="string">
            <text:p><text:s/>15:16D</text:p>
          </table:table-cell>
          <table:table-cell office:value-type="string">
            <text:p><text:s/>16:16D</text:p>
          </table:table-cell>
          <table:table-cell office:value-type="string">
            <text:p><text:s/>17:16D</text:p>
          </table:table-cell>
          <table:table-cell office:value-type="string">
            <text:p><text:s/>18:16D</text:p>
          </table:table-cell>
          <table:table-cell office:value-type="string">
            <text:p><text:s/>19:16D</text:p>
          </table:table-cell>
          <table:table-cell office:value-type="string">
            <text:p><text:s/>20:48x</text:p>
          </table:table-cell>
          <table:table-cell office:value-type="string">
            <text:p><text:s/>21:16D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Władysława IV Kwiatkowskiego</text:p>
          </table:table-cell>
          <table:table-cell table:style-name="ce8" office:value-type="string">
            <text:p>6:18D</text:p>
          </table:table-cell>
          <table:table-cell office:value-type="string">
            <text:p><text:s/>7:18D</text:p>
          </table:table-cell>
          <table:table-cell office:value-type="string">
            <text:p><text:s/>8:18D</text:p>
          </table:table-cell>
          <table:table-cell office:value-type="string">
            <text:p><text:s/>9:18D</text:p>
          </table:table-cell>
          <table:table-cell office:value-type="string">
            <text:p><text:s/>10:18D</text:p>
          </table:table-cell>
          <table:table-cell office:value-type="string">
            <text:p><text:s/>11:18D</text:p>
          </table:table-cell>
          <table:table-cell office:value-type="string">
            <text:p><text:s/>12:18D</text:p>
          </table:table-cell>
          <table:table-cell office:value-type="string">
            <text:p><text:s/>13:18D</text:p>
          </table:table-cell>
          <table:table-cell office:value-type="string">
            <text:p><text:s/>14:18D</text:p>
          </table:table-cell>
          <table:table-cell office:value-type="string">
            <text:p><text:s/>15:18D</text:p>
          </table:table-cell>
          <table:table-cell office:value-type="string">
            <text:p><text:s/>16:18D</text:p>
          </table:table-cell>
          <table:table-cell office:value-type="string">
            <text:p><text:s/>17:18D</text:p>
          </table:table-cell>
          <table:table-cell office:value-type="string">
            <text:p><text:s/>18:18D</text:p>
          </table:table-cell>
          <table:table-cell office:value-type="string">
            <text:p><text:s/>19:18D</text:p>
          </table:table-cell>
          <table:table-cell office:value-type="string">
            <text:p><text:s/>20:49x</text:p>
          </table:table-cell>
          <table:table-cell office:value-type="string">
            <text:p><text:s/>21:18D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Jana Pawła II Władysława IV</text:p>
          </table:table-cell>
          <table:table-cell table:style-name="ce8" office:value-type="string">
            <text:p>6:19D</text:p>
          </table:table-cell>
          <table:table-cell office:value-type="string">
            <text:p><text:s/>7:19D</text:p>
          </table:table-cell>
          <table:table-cell office:value-type="string">
            <text:p><text:s/>8:19D</text:p>
          </table:table-cell>
          <table:table-cell office:value-type="string">
            <text:p><text:s/>9:19D</text:p>
          </table:table-cell>
          <table:table-cell office:value-type="string">
            <text:p><text:s/>10:19D</text:p>
          </table:table-cell>
          <table:table-cell office:value-type="string">
            <text:p><text:s/>11:19D</text:p>
          </table:table-cell>
          <table:table-cell office:value-type="string">
            <text:p><text:s/>12:19D</text:p>
          </table:table-cell>
          <table:table-cell office:value-type="string">
            <text:p><text:s/>13:19D</text:p>
          </table:table-cell>
          <table:table-cell office:value-type="string">
            <text:p><text:s/>14:19D</text:p>
          </table:table-cell>
          <table:table-cell office:value-type="string">
            <text:p><text:s/>15:19D</text:p>
          </table:table-cell>
          <table:table-cell office:value-type="string">
            <text:p><text:s/>16:19D</text:p>
          </table:table-cell>
          <table:table-cell office:value-type="string">
            <text:p><text:s/>17:19D</text:p>
          </table:table-cell>
          <table:table-cell office:value-type="string">
            <text:p><text:s/>18:19D</text:p>
          </table:table-cell>
          <table:table-cell office:value-type="string">
            <text:p><text:s/>19:19D</text:p>
          </table:table-cell>
          <table:table-cell office:value-type="string">
            <text:p><text:s/>20:50x</text:p>
          </table:table-cell>
          <table:table-cell office:value-type="string">
            <text:p><text:s/>21:19D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Jana Pawła II Jagoszewskiego</text:p>
          </table:table-cell>
          <table:table-cell table:style-name="ce8" office:value-type="string">
            <text:p>6:20D</text:p>
          </table:table-cell>
          <table:table-cell office:value-type="string">
            <text:p><text:s/>7:20D</text:p>
          </table:table-cell>
          <table:table-cell office:value-type="string">
            <text:p><text:s/>8:20D</text:p>
          </table:table-cell>
          <table:table-cell office:value-type="string">
            <text:p><text:s/>9:20D</text:p>
          </table:table-cell>
          <table:table-cell office:value-type="string">
            <text:p><text:s/>10:20D</text:p>
          </table:table-cell>
          <table:table-cell office:value-type="string">
            <text:p><text:s/>11:20D</text:p>
          </table:table-cell>
          <table:table-cell office:value-type="string">
            <text:p><text:s/>12:20D</text:p>
          </table:table-cell>
          <table:table-cell office:value-type="string">
            <text:p><text:s/>13:20D</text:p>
          </table:table-cell>
          <table:table-cell office:value-type="string">
            <text:p><text:s/>14:20D</text:p>
          </table:table-cell>
          <table:table-cell office:value-type="string">
            <text:p><text:s/>15:20D</text:p>
          </table:table-cell>
          <table:table-cell office:value-type="string">
            <text:p><text:s/>16:20D</text:p>
          </table:table-cell>
          <table:table-cell office:value-type="string">
            <text:p><text:s/>17:20D</text:p>
          </table:table-cell>
          <table:table-cell office:value-type="string">
            <text:p><text:s/>18:20D</text:p>
          </table:table-cell>
          <table:table-cell office:value-type="string">
            <text:p><text:s/>19:20D</text:p>
          </table:table-cell>
          <table:table-cell office:value-type="string">
            <text:p><text:s/>20:51x</text:p>
          </table:table-cell>
          <table:table-cell office:value-type="string">
            <text:p><text:s/>21:20D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Jana Pawła II Fałata</text:p>
          </table:table-cell>
          <table:table-cell table:style-name="ce8" office:value-type="string">
            <text:p>6:21D</text:p>
          </table:table-cell>
          <table:table-cell office:value-type="string">
            <text:p><text:s/>7:21D</text:p>
          </table:table-cell>
          <table:table-cell office:value-type="string">
            <text:p><text:s/>8:21D</text:p>
          </table:table-cell>
          <table:table-cell office:value-type="string">
            <text:p><text:s/>9:21D</text:p>
          </table:table-cell>
          <table:table-cell office:value-type="string">
            <text:p><text:s/>10:21D</text:p>
          </table:table-cell>
          <table:table-cell office:value-type="string">
            <text:p><text:s/>11:21D</text:p>
          </table:table-cell>
          <table:table-cell office:value-type="string">
            <text:p><text:s/>12:21D</text:p>
          </table:table-cell>
          <table:table-cell office:value-type="string">
            <text:p><text:s/>13:21D</text:p>
          </table:table-cell>
          <table:table-cell office:value-type="string">
            <text:p><text:s/>14:21D</text:p>
          </table:table-cell>
          <table:table-cell office:value-type="string">
            <text:p><text:s/>15:21D</text:p>
          </table:table-cell>
          <table:table-cell office:value-type="string">
            <text:p><text:s/>16:21D</text:p>
          </table:table-cell>
          <table:table-cell office:value-type="string">
            <text:p><text:s/>17:21D</text:p>
          </table:table-cell>
          <table:table-cell office:value-type="string">
            <text:p><text:s/>18:21D</text:p>
          </table:table-cell>
          <table:table-cell office:value-type="string">
            <text:p><text:s/>19:21D</text:p>
          </table:table-cell>
          <table:table-cell office:value-type="string">
            <text:p><text:s/>20:52x</text:p>
          </table:table-cell>
          <table:table-cell office:value-type="string">
            <text:p><text:s/>21:21D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Traugutta Piłsudskiego</text:p>
          </table:table-cell>
          <table:table-cell table:style-name="ce8" office:value-type="string">
            <text:p>6:23D</text:p>
          </table:table-cell>
          <table:table-cell office:value-type="string">
            <text:p><text:s/>7:23D</text:p>
          </table:table-cell>
          <table:table-cell office:value-type="string">
            <text:p><text:s/>8:23D</text:p>
          </table:table-cell>
          <table:table-cell office:value-type="string">
            <text:p><text:s/>9:23D</text:p>
          </table:table-cell>
          <table:table-cell office:value-type="string">
            <text:p><text:s/>10:23D</text:p>
          </table:table-cell>
          <table:table-cell office:value-type="string">
            <text:p><text:s/>11:23D</text:p>
          </table:table-cell>
          <table:table-cell office:value-type="string">
            <text:p><text:s/>12:23D</text:p>
          </table:table-cell>
          <table:table-cell office:value-type="string">
            <text:p><text:s/>13:23D</text:p>
          </table:table-cell>
          <table:table-cell office:value-type="string">
            <text:p><text:s/>14:23D</text:p>
          </table:table-cell>
          <table:table-cell office:value-type="string">
            <text:p><text:s/>15:23D</text:p>
          </table:table-cell>
          <table:table-cell office:value-type="string">
            <text:p><text:s/>16:23D</text:p>
          </table:table-cell>
          <table:table-cell office:value-type="string">
            <text:p><text:s/>17:23D</text:p>
          </table:table-cell>
          <table:table-cell office:value-type="string">
            <text:p><text:s/>18:23D</text:p>
          </table:table-cell>
          <table:table-cell office:value-type="string">
            <text:p><text:s/>19:23D</text:p>
          </table:table-cell>
          <table:table-cell office:value-type="string">
            <text:p><text:s/>20:54x</text:p>
          </table:table-cell>
          <table:table-cell office:value-type="string">
            <text:p><text:s/>21:23D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Traugutta Zgody</text:p>
          </table:table-cell>
          <table:table-cell table:style-name="ce8" office:value-type="string">
            <text:p>6:24D</text:p>
          </table:table-cell>
          <table:table-cell office:value-type="string">
            <text:p><text:s/>7:24D</text:p>
          </table:table-cell>
          <table:table-cell office:value-type="string">
            <text:p><text:s/>8:24D</text:p>
          </table:table-cell>
          <table:table-cell office:value-type="string">
            <text:p><text:s/>9:24D</text:p>
          </table:table-cell>
          <table:table-cell office:value-type="string">
            <text:p><text:s/>10:24D</text:p>
          </table:table-cell>
          <table:table-cell office:value-type="string">
            <text:p><text:s/>11:24D</text:p>
          </table:table-cell>
          <table:table-cell office:value-type="string">
            <text:p><text:s/>12:24D</text:p>
          </table:table-cell>
          <table:table-cell office:value-type="string">
            <text:p><text:s/>13:24D</text:p>
          </table:table-cell>
          <table:table-cell office:value-type="string">
            <text:p><text:s/>14:24D</text:p>
          </table:table-cell>
          <table:table-cell office:value-type="string">
            <text:p><text:s/>15:24D</text:p>
          </table:table-cell>
          <table:table-cell office:value-type="string">
            <text:p><text:s/>16:24D</text:p>
          </table:table-cell>
          <table:table-cell office:value-type="string">
            <text:p><text:s/>17:24D</text:p>
          </table:table-cell>
          <table:table-cell office:value-type="string">
            <text:p><text:s/>18:24D</text:p>
          </table:table-cell>
          <table:table-cell office:value-type="string">
            <text:p><text:s/>19:24D</text:p>
          </table:table-cell>
          <table:table-cell office:value-type="string">
            <text:p><text:s/>20:55x</text:p>
          </table:table-cell>
          <table:table-cell office:value-type="string">
            <text:p><text:s/>21:24D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4 Marca Reymonta</text:p>
          </table:table-cell>
          <table:table-cell table:style-name="ce8" office:value-type="string">
            <text:p>6:25D</text:p>
          </table:table-cell>
          <table:table-cell office:value-type="string">
            <text:p><text:s/>7:25D</text:p>
          </table:table-cell>
          <table:table-cell office:value-type="string">
            <text:p><text:s/>8:26D</text:p>
          </table:table-cell>
          <table:table-cell office:value-type="string">
            <text:p><text:s/>9:26D</text:p>
          </table:table-cell>
          <table:table-cell office:value-type="string">
            <text:p><text:s/>10:26D</text:p>
          </table:table-cell>
          <table:table-cell office:value-type="string">
            <text:p><text:s/>11:26D</text:p>
          </table:table-cell>
          <table:table-cell office:value-type="string">
            <text:p><text:s/>12:26D</text:p>
          </table:table-cell>
          <table:table-cell office:value-type="string">
            <text:p><text:s/>13:26D</text:p>
          </table:table-cell>
          <table:table-cell office:value-type="string">
            <text:p><text:s/>14:26D</text:p>
          </table:table-cell>
          <table:table-cell office:value-type="string">
            <text:p><text:s/>15:26D</text:p>
          </table:table-cell>
          <table:table-cell office:value-type="string">
            <text:p><text:s/>16:26D</text:p>
          </table:table-cell>
          <table:table-cell office:value-type="string">
            <text:p><text:s/>17:26D</text:p>
          </table:table-cell>
          <table:table-cell office:value-type="string">
            <text:p><text:s/>18:26D</text:p>
          </table:table-cell>
          <table:table-cell office:value-type="string">
            <text:p><text:s/>19:25D</text:p>
          </table:table-cell>
          <table:table-cell office:value-type="string">
            <text:p><text:s/>20:57x</text:p>
          </table:table-cell>
          <table:table-cell office:value-type="string">
            <text:p><text:s/>21:25D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4 Marca Wojska Polskiego</text:p>
          </table:table-cell>
          <table:table-cell table:style-name="ce8" office:value-type="string">
            <text:p>6:26D</text:p>
          </table:table-cell>
          <table:table-cell office:value-type="string">
            <text:p><text:s/>7:26D</text:p>
          </table:table-cell>
          <table:table-cell office:value-type="string">
            <text:p><text:s/>8:27D</text:p>
          </table:table-cell>
          <table:table-cell office:value-type="string">
            <text:p><text:s/>9:27D</text:p>
          </table:table-cell>
          <table:table-cell office:value-type="string">
            <text:p><text:s/>10:27D</text:p>
          </table:table-cell>
          <table:table-cell office:value-type="string">
            <text:p><text:s/>11:27D</text:p>
          </table:table-cell>
          <table:table-cell office:value-type="string">
            <text:p><text:s/>12:27D</text:p>
          </table:table-cell>
          <table:table-cell office:value-type="string">
            <text:p><text:s/>13:27D</text:p>
          </table:table-cell>
          <table:table-cell office:value-type="string">
            <text:p><text:s/>14:27D</text:p>
          </table:table-cell>
          <table:table-cell office:value-type="string">
            <text:p><text:s/>15:27D</text:p>
          </table:table-cell>
          <table:table-cell office:value-type="string">
            <text:p><text:s/>16:27D</text:p>
          </table:table-cell>
          <table:table-cell office:value-type="string">
            <text:p><text:s/>17:27D</text:p>
          </table:table-cell>
          <table:table-cell office:value-type="string">
            <text:p><text:s/>18:27D</text:p>
          </table:table-cell>
          <table:table-cell office:value-type="string">
            <text:p><text:s/>19:26D</text:p>
          </table:table-cell>
          <table:table-cell office:value-type="string">
            <text:p><text:s/>20:58x</text:p>
          </table:table-cell>
          <table:table-cell office:value-type="string">
            <text:p><text:s/>21:26D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">
          <table:table-cell office:value-type="string">
            <text:p>Centrum Handlowe ATRIUM</text:p>
          </table:table-cell>
          <table:table-cell table:style-name="ce8" office:value-type="string">
            <text:p>6:29D</text:p>
          </table:table-cell>
          <table:table-cell office:value-type="string">
            <text:p><text:s/>7:29D</text:p>
          </table:table-cell>
          <table:table-cell office:value-type="string">
            <text:p><text:s/>8:30D</text:p>
          </table:table-cell>
          <table:table-cell office:value-type="string">
            <text:p>9:30D</text:p>
          </table:table-cell>
          <table:table-cell office:value-type="string">
            <text:p><text:s/>10:30D</text:p>
          </table:table-cell>
          <table:table-cell office:value-type="string">
            <text:p><text:s/>11:30D</text:p>
          </table:table-cell>
          <table:table-cell office:value-type="string">
            <text:p><text:s/>12:30D</text:p>
          </table:table-cell>
          <table:table-cell office:value-type="string">
            <text:p><text:s/>13:30D</text:p>
          </table:table-cell>
          <table:table-cell office:value-type="string">
            <text:p><text:s/>14:30D</text:p>
          </table:table-cell>
          <table:table-cell office:value-type="string">
            <text:p><text:s/>15:30D</text:p>
          </table:table-cell>
          <table:table-cell office:value-type="string">
            <text:p><text:s/>16:30D</text:p>
          </table:table-cell>
          <table:table-cell office:value-type="string">
            <text:p><text:s/>17:30D</text:p>
          </table:table-cell>
          <table:table-cell office:value-type="string">
            <text:p><text:s/>18:30D</text:p>
          </table:table-cell>
          <table:table-cell office:value-type="string">
            <text:p><text:s/>19:29D</text:p>
          </table:table-cell>
          <table:table-cell office:value-type="string">
            <text:p><text:s/>21:29D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Gnieźnieńska CH ATRIUM</text:p>
          </table:table-cell>
          <table:table-cell table:style-name="ce8" office:value-type="string">
            <text:p>6:31D</text:p>
          </table:table-cell>
          <table:table-cell office:value-type="string">
            <text:p><text:s/>7:31D</text:p>
          </table:table-cell>
          <table:table-cell office:value-type="string">
            <text:p><text:s/>8:32D</text:p>
          </table:table-cell>
          <table:table-cell office:value-type="string">
            <text:p><text:s/>9:32D</text:p>
          </table:table-cell>
          <table:table-cell office:value-type="string">
            <text:p><text:s/>10:32D</text:p>
          </table:table-cell>
          <table:table-cell office:value-type="string">
            <text:p><text:s/>11:32D</text:p>
          </table:table-cell>
          <table:table-cell office:value-type="string">
            <text:p><text:s/>12:32D</text:p>
          </table:table-cell>
          <table:table-cell office:value-type="string">
            <text:p><text:s/>13:32D</text:p>
          </table:table-cell>
          <table:table-cell office:value-type="string">
            <text:p><text:s/>14:32D</text:p>
          </table:table-cell>
          <table:table-cell office:value-type="string">
            <text:p><text:s/>15:32D</text:p>
          </table:table-cell>
          <table:table-cell office:value-type="string">
            <text:p><text:s/>16:32D</text:p>
          </table:table-cell>
          <table:table-cell office:value-type="string">
            <text:p><text:s/>17:32D</text:p>
          </table:table-cell>
          <table:table-cell office:value-type="string">
            <text:p><text:s/>18:32D</text:p>
          </table:table-cell>
          <table:table-cell office:value-type="string">
            <text:p><text:s/>19:31D</text:p>
          </table:table-cell>
          <table:table-cell office:value-type="string">
            <text:p><text:s/>21:31D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Gnieźnieńska 4 Marca</text:p>
          </table:table-cell>
          <table:table-cell table:style-name="ce8" office:value-type="string">
            <text:p>6:32D</text:p>
          </table:table-cell>
          <table:table-cell office:value-type="string">
            <text:p><text:s/>7:32D</text:p>
          </table:table-cell>
          <table:table-cell office:value-type="string">
            <text:p><text:s/>8:33D</text:p>
          </table:table-cell>
          <table:table-cell office:value-type="string">
            <text:p><text:s/>9:33D</text:p>
          </table:table-cell>
          <table:table-cell office:value-type="string">
            <text:p><text:s/>10:33D</text:p>
          </table:table-cell>
          <table:table-cell office:value-type="string">
            <text:p><text:s/>11:33D</text:p>
          </table:table-cell>
          <table:table-cell office:value-type="string">
            <text:p><text:s/>12:33D</text:p>
          </table:table-cell>
          <table:table-cell office:value-type="string">
            <text:p><text:s/>13:33D</text:p>
          </table:table-cell>
          <table:table-cell office:value-type="string">
            <text:p><text:s/>14:33D</text:p>
          </table:table-cell>
          <table:table-cell office:value-type="string">
            <text:p><text:s/>15:33D</text:p>
          </table:table-cell>
          <table:table-cell office:value-type="string">
            <text:p><text:s/>16:33D</text:p>
          </table:table-cell>
          <table:table-cell office:value-type="string">
            <text:p><text:s/>17:33D</text:p>
          </table:table-cell>
          <table:table-cell office:value-type="string">
            <text:p><text:s/>18:33D</text:p>
          </table:table-cell>
          <table:table-cell office:value-type="string">
            <text:p><text:s/>19:32D</text:p>
          </table:table-cell>
          <table:table-cell office:value-type="string">
            <text:p><text:s/>21:32D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Gnieźnieńska Modrzejewskiej</text:p>
          </table:table-cell>
          <table:table-cell table:style-name="ce8" office:value-type="string">
            <text:p>6:33D</text:p>
          </table:table-cell>
          <table:table-cell office:value-type="string">
            <text:p><text:s/>7:33D</text:p>
          </table:table-cell>
          <table:table-cell office:value-type="string">
            <text:p><text:s/>8:34D</text:p>
          </table:table-cell>
          <table:table-cell office:value-type="string">
            <text:p><text:s/>9:34D</text:p>
          </table:table-cell>
          <table:table-cell office:value-type="string">
            <text:p><text:s/>10:34D</text:p>
          </table:table-cell>
          <table:table-cell office:value-type="string">
            <text:p><text:s/>11:34D</text:p>
          </table:table-cell>
          <table:table-cell office:value-type="string">
            <text:p><text:s/>12:34D</text:p>
          </table:table-cell>
          <table:table-cell office:value-type="string">
            <text:p><text:s/>13:34D</text:p>
          </table:table-cell>
          <table:table-cell office:value-type="string">
            <text:p><text:s/>14:34D</text:p>
          </table:table-cell>
          <table:table-cell office:value-type="string">
            <text:p><text:s/>15:34D</text:p>
          </table:table-cell>
          <table:table-cell office:value-type="string">
            <text:p><text:s/>16:34D</text:p>
          </table:table-cell>
          <table:table-cell office:value-type="string">
            <text:p><text:s/>17:34D</text:p>
          </table:table-cell>
          <table:table-cell office:value-type="string">
            <text:p><text:s/>18:34D</text:p>
          </table:table-cell>
          <table:table-cell office:value-type="string">
            <text:p><text:s/>19:33D</text:p>
          </table:table-cell>
          <table:table-cell office:value-type="string">
            <text:p><text:s/>21:33D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Krakusa i Wandy Połczyńska</text:p>
          </table:table-cell>
          <table:table-cell table:style-name="ce8" office:value-type="string">
            <text:p>6:35D</text:p>
          </table:table-cell>
          <table:table-cell office:value-type="string">
            <text:p><text:s/>7:35D</text:p>
          </table:table-cell>
          <table:table-cell office:value-type="string">
            <text:p>8:36D</text:p>
          </table:table-cell>
          <table:table-cell office:value-type="string">
            <text:p><text:s/>9:36D</text:p>
          </table:table-cell>
          <table:table-cell office:value-type="string">
            <text:p><text:s/>10:36D</text:p>
          </table:table-cell>
          <table:table-cell office:value-type="string">
            <text:p><text:s/>11:36D</text:p>
          </table:table-cell>
          <table:table-cell office:value-type="string">
            <text:p><text:s/>12:36D</text:p>
          </table:table-cell>
          <table:table-cell office:value-type="string">
            <text:p><text:s/>13:36D</text:p>
          </table:table-cell>
          <table:table-cell office:value-type="string">
            <text:p><text:s/>14:36D</text:p>
          </table:table-cell>
          <table:table-cell office:value-type="string">
            <text:p><text:s/>15:36D</text:p>
          </table:table-cell>
          <table:table-cell office:value-type="string">
            <text:p><text:s/>16:36D</text:p>
          </table:table-cell>
          <table:table-cell office:value-type="string">
            <text:p><text:s/>17:36D</text:p>
          </table:table-cell>
          <table:table-cell office:value-type="string">
            <text:p><text:s/>18:36D</text:p>
          </table:table-cell>
          <table:table-cell office:value-type="string">
            <text:p><text:s/>19:35D</text:p>
          </table:table-cell>
          <table:table-cell office:value-type="string">
            <text:p><text:s/>21:35D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Lutyków Lechicka</text:p>
          </table:table-cell>
          <table:table-cell table:style-name="ce8" office:value-type="string">
            <text:p>6:37D</text:p>
          </table:table-cell>
          <table:table-cell office:value-type="string">
            <text:p><text:s/>7:37D</text:p>
          </table:table-cell>
          <table:table-cell office:value-type="string">
            <text:p><text:s/>8:38D</text:p>
          </table:table-cell>
          <table:table-cell office:value-type="string">
            <text:p><text:s/>9:38D</text:p>
          </table:table-cell>
          <table:table-cell office:value-type="string">
            <text:p><text:s/>10:38D</text:p>
          </table:table-cell>
          <table:table-cell office:value-type="string">
            <text:p><text:s/>11:38D</text:p>
          </table:table-cell>
          <table:table-cell office:value-type="string">
            <text:p><text:s/>12:38D</text:p>
          </table:table-cell>
          <table:table-cell office:value-type="string">
            <text:p><text:s/>13:38D</text:p>
          </table:table-cell>
          <table:table-cell office:value-type="string">
            <text:p><text:s/>14:38D</text:p>
          </table:table-cell>
          <table:table-cell office:value-type="string">
            <text:p><text:s/>15:38D</text:p>
          </table:table-cell>
          <table:table-cell office:value-type="string">
            <text:p><text:s/>16:38D</text:p>
          </table:table-cell>
          <table:table-cell office:value-type="string">
            <text:p><text:s/>17:38D</text:p>
          </table:table-cell>
          <table:table-cell office:value-type="string">
            <text:p><text:s/>18:38D</text:p>
          </table:table-cell>
          <table:table-cell office:value-type="string">
            <text:p><text:s/>19:37D</text:p>
          </table:table-cell>
          <table:table-cell office:value-type="string">
            <text:p><text:s/>21:37D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Wenedów Osiedle</text:p>
          </table:table-cell>
          <table:table-cell table:style-name="ce8" office:value-type="string">
            <text:p>6:38D</text:p>
          </table:table-cell>
          <table:table-cell office:value-type="string">
            <text:p><text:s/>7:38D</text:p>
          </table:table-cell>
          <table:table-cell office:value-type="string">
            <text:p><text:s/>8:39D</text:p>
          </table:table-cell>
          <table:table-cell office:value-type="string">
            <text:p><text:s/>9:39D</text:p>
          </table:table-cell>
          <table:table-cell office:value-type="string">
            <text:p><text:s/>10:39D</text:p>
          </table:table-cell>
          <table:table-cell office:value-type="string">
            <text:p><text:s/>11:39D</text:p>
          </table:table-cell>
          <table:table-cell office:value-type="string">
            <text:p><text:s/>12:39D</text:p>
          </table:table-cell>
          <table:table-cell office:value-type="string">
            <text:p><text:s/>13:39D</text:p>
          </table:table-cell>
          <table:table-cell office:value-type="string">
            <text:p><text:s/>14:39D</text:p>
          </table:table-cell>
          <table:table-cell office:value-type="string">
            <text:p><text:s/>15:39D</text:p>
          </table:table-cell>
          <table:table-cell office:value-type="string">
            <text:p><text:s/>16:39D</text:p>
          </table:table-cell>
          <table:table-cell office:value-type="string">
            <text:p><text:s/>17:39D</text:p>
          </table:table-cell>
          <table:table-cell office:value-type="string">
            <text:p><text:s/>18:39D</text:p>
          </table:table-cell>
          <table:table-cell office:value-type="string">
            <text:p><text:s/>19:38D</text:p>
          </table:table-cell>
          <table:table-cell office:value-type="string">
            <text:p><text:s/>21:38D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Słowiańska Wenedów</text:p>
          </table:table-cell>
          <table:table-cell table:style-name="ce8" office:value-type="string">
            <text:p>6:39D</text:p>
          </table:table-cell>
          <table:table-cell office:value-type="string">
            <text:p><text:s/>7:39D</text:p>
          </table:table-cell>
          <table:table-cell office:value-type="string">
            <text:p><text:s/>8:40D</text:p>
          </table:table-cell>
          <table:table-cell office:value-type="string">
            <text:p><text:s/>9:40D</text:p>
          </table:table-cell>
          <table:table-cell office:value-type="string">
            <text:p><text:s/>10:40D</text:p>
          </table:table-cell>
          <table:table-cell office:value-type="string">
            <text:p><text:s/>11:40D</text:p>
          </table:table-cell>
          <table:table-cell office:value-type="string">
            <text:p><text:s/>12:40D</text:p>
          </table:table-cell>
          <table:table-cell office:value-type="string">
            <text:p><text:s/>13:40D</text:p>
          </table:table-cell>
          <table:table-cell office:value-type="string">
            <text:p><text:s/>14:40D</text:p>
          </table:table-cell>
          <table:table-cell office:value-type="string">
            <text:p><text:s/>15:40D</text:p>
          </table:table-cell>
          <table:table-cell office:value-type="string">
            <text:p><text:s/>16:40D</text:p>
          </table:table-cell>
          <table:table-cell office:value-type="string">
            <text:p><text:s/>17:40D</text:p>
          </table:table-cell>
          <table:table-cell office:value-type="string">
            <text:p><text:s/>18:40D</text:p>
          </table:table-cell>
          <table:table-cell office:value-type="string">
            <text:p><text:s/>19:39D</text:p>
          </table:table-cell>
          <table:table-cell office:value-type="string">
            <text:p><text:s/>21:39D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Słowiańska KRUS</text:p>
          </table:table-cell>
          <table:table-cell table:style-name="ce8" office:value-type="string">
            <text:p>6:40D</text:p>
          </table:table-cell>
          <table:table-cell office:value-type="string">
            <text:p><text:s/>7:40D</text:p>
          </table:table-cell>
          <table:table-cell office:value-type="string">
            <text:p><text:s/>8:41D</text:p>
          </table:table-cell>
          <table:table-cell office:value-type="string">
            <text:p><text:s/>9:41D</text:p>
          </table:table-cell>
          <table:table-cell office:value-type="string">
            <text:p><text:s/>10:41D</text:p>
          </table:table-cell>
          <table:table-cell office:value-type="string">
            <text:p><text:s/>11:41D</text:p>
          </table:table-cell>
          <table:table-cell office:value-type="string">
            <text:p><text:s/>12:41D</text:p>
          </table:table-cell>
          <table:table-cell office:value-type="string">
            <text:p><text:s/>13:41D</text:p>
          </table:table-cell>
          <table:table-cell office:value-type="string">
            <text:p><text:s/>14:41D</text:p>
          </table:table-cell>
          <table:table-cell office:value-type="string">
            <text:p><text:s/>15:41D</text:p>
          </table:table-cell>
          <table:table-cell office:value-type="string">
            <text:p><text:s/>16:41D</text:p>
          </table:table-cell>
          <table:table-cell office:value-type="string">
            <text:p><text:s/>17:41D</text:p>
          </table:table-cell>
          <table:table-cell office:value-type="string">
            <text:p><text:s/>18:41D</text:p>
          </table:table-cell>
          <table:table-cell office:value-type="string">
            <text:p><text:s/>19:40D</text:p>
          </table:table-cell>
          <table:table-cell office:value-type="string">
            <text:p><text:s/>21:40D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Lechicka Łużycka</text:p>
          </table:table-cell>
          <table:table-cell table:style-name="ce8" office:value-type="string">
            <text:p>6:41D</text:p>
          </table:table-cell>
          <table:table-cell office:value-type="string">
            <text:p><text:s/>7:41D</text:p>
          </table:table-cell>
          <table:table-cell office:value-type="string">
            <text:p><text:s/>8:42D</text:p>
          </table:table-cell>
          <table:table-cell office:value-type="string">
            <text:p><text:s/>9:42D</text:p>
          </table:table-cell>
          <table:table-cell office:value-type="string">
            <text:p><text:s/>10:42D</text:p>
          </table:table-cell>
          <table:table-cell office:value-type="string">
            <text:p><text:s/>11:42D</text:p>
          </table:table-cell>
          <table:table-cell office:value-type="string">
            <text:p><text:s/>12:42D</text:p>
          </table:table-cell>
          <table:table-cell office:value-type="string">
            <text:p><text:s/>13:42D</text:p>
          </table:table-cell>
          <table:table-cell office:value-type="string">
            <text:p><text:s/>14:42D</text:p>
          </table:table-cell>
          <table:table-cell office:value-type="string">
            <text:p><text:s/>15:42D</text:p>
          </table:table-cell>
          <table:table-cell office:value-type="string">
            <text:p><text:s/>16:42D</text:p>
          </table:table-cell>
          <table:table-cell office:value-type="string">
            <text:p><text:s/>17:42D</text:p>
          </table:table-cell>
          <table:table-cell office:value-type="string">
            <text:p><text:s/>18:42D</text:p>
          </table:table-cell>
          <table:table-cell office:value-type="string">
            <text:p><text:s/>19:41D</text:p>
          </table:table-cell>
          <table:table-cell office:value-type="string">
            <text:p><text:s/>21:41D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Powstańców Wielkopolskich</text:p>
          </table:table-cell>
          <table:table-cell table:style-name="ce8" office:value-type="string">
            <text:p>6:43D</text:p>
          </table:table-cell>
          <table:table-cell office:value-type="string">
            <text:p><text:s/>7:43D</text:p>
          </table:table-cell>
          <table:table-cell office:value-type="string">
            <text:p><text:s/>8:44D</text:p>
          </table:table-cell>
          <table:table-cell office:value-type="string">
            <text:p><text:s/>9:44D</text:p>
          </table:table-cell>
          <table:table-cell office:value-type="string">
            <text:p><text:s/>10:44D</text:p>
          </table:table-cell>
          <table:table-cell office:value-type="string">
            <text:p><text:s/>11:44D</text:p>
          </table:table-cell>
          <table:table-cell office:value-type="string">
            <text:p><text:s/>12:44D</text:p>
          </table:table-cell>
          <table:table-cell office:value-type="string">
            <text:p><text:s/>13:44D</text:p>
          </table:table-cell>
          <table:table-cell office:value-type="string">
            <text:p><text:s/>14:44D</text:p>
          </table:table-cell>
          <table:table-cell office:value-type="string">
            <text:p><text:s/>15:44D</text:p>
          </table:table-cell>
          <table:table-cell office:value-type="string">
            <text:p><text:s/>16:44D</text:p>
          </table:table-cell>
          <table:table-cell office:value-type="string">
            <text:p><text:s/>17:44D</text:p>
          </table:table-cell>
          <table:table-cell office:value-type="string">
            <text:p><text:s/>18:44D</text:p>
          </table:table-cell>
          <table:table-cell office:value-type="string">
            <text:p><text:s/>19:43D</text:p>
          </table:table-cell>
          <table:table-cell office:value-type="string">
            <text:p><text:s/>21:43D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 table:print="false">
        <office:forms form:automatic-focus="false" form:apply-design-mode="false"/>
        <table:table-column table:style-name="co12" table:default-cell-style-name="ce4"/>
        <table:table-column table:style-name="co5" table:number-columns-repeated="1023" table:default-cell-style-name="ce4"/>
        <table:table-row table:style-name="ro1">
          <table:table-cell office:value-type="string">
            <text:p>Władysława IV Pętla</text:p>
          </table:table-cell>
          <table:table-cell table:style-name="ce8" office:value-type="string">
            <text:p>7:16D</text:p>
          </table:table-cell>
          <table:table-cell office:value-type="string">
            <text:p><text:s/>8:16D</text:p>
          </table:table-cell>
          <table:table-cell office:value-type="string">
            <text:p><text:s/>9:16D</text:p>
          </table:table-cell>
          <table:table-cell office:value-type="string">
            <text:p><text:s/>10:16D</text:p>
          </table:table-cell>
          <table:table-cell office:value-type="string">
            <text:p><text:s/>11:16D</text:p>
          </table:table-cell>
          <table:table-cell office:value-type="string">
            <text:p><text:s/>12:16D</text:p>
          </table:table-cell>
          <table:table-cell office:value-type="string">
            <text:p><text:s/>13:16D</text:p>
          </table:table-cell>
          <table:table-cell office:value-type="string">
            <text:p><text:s/>14:16D</text:p>
          </table:table-cell>
          <table:table-cell office:value-type="string">
            <text:p><text:s/>15:16D</text:p>
          </table:table-cell>
          <table:table-cell office:value-type="string">
            <text:p><text:s/>16:16D</text:p>
          </table:table-cell>
          <table:table-cell office:value-type="string">
            <text:p><text:s/>17:16D</text:p>
          </table:table-cell>
          <table:table-cell office:value-type="string">
            <text:p><text:s/>18:16D</text:p>
          </table:table-cell>
          <table:table-cell office:value-type="string">
            <text:p><text:s/>19:16D</text:p>
          </table:table-cell>
          <table:table-cell office:value-type="string">
            <text:p><text:s/>20:16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Władysława IV Kwiatkowskiego</text:p>
          </table:table-cell>
          <table:table-cell table:style-name="ce8" office:value-type="string">
            <text:p>7:18D</text:p>
          </table:table-cell>
          <table:table-cell office:value-type="string">
            <text:p><text:s/>8:18D</text:p>
          </table:table-cell>
          <table:table-cell office:value-type="string">
            <text:p><text:s/>9:18D</text:p>
          </table:table-cell>
          <table:table-cell office:value-type="string">
            <text:p><text:s/>10:18D</text:p>
          </table:table-cell>
          <table:table-cell office:value-type="string">
            <text:p><text:s/>11:18D</text:p>
          </table:table-cell>
          <table:table-cell office:value-type="string">
            <text:p><text:s/>12:18D</text:p>
          </table:table-cell>
          <table:table-cell office:value-type="string">
            <text:p><text:s/>13:18D</text:p>
          </table:table-cell>
          <table:table-cell office:value-type="string">
            <text:p><text:s/>14:18D</text:p>
          </table:table-cell>
          <table:table-cell office:value-type="string">
            <text:p><text:s/>15:18D</text:p>
          </table:table-cell>
          <table:table-cell office:value-type="string">
            <text:p><text:s/>16:18D</text:p>
          </table:table-cell>
          <table:table-cell office:value-type="string">
            <text:p><text:s/>17:18D</text:p>
          </table:table-cell>
          <table:table-cell office:value-type="string">
            <text:p><text:s/>18:18D</text:p>
          </table:table-cell>
          <table:table-cell office:value-type="string">
            <text:p><text:s/>19:18D</text:p>
          </table:table-cell>
          <table:table-cell office:value-type="string">
            <text:p><text:s/>20:18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Jana Pawła II Władysława IV</text:p>
          </table:table-cell>
          <table:table-cell table:style-name="ce8" office:value-type="string">
            <text:p>7:19D</text:p>
          </table:table-cell>
          <table:table-cell office:value-type="string">
            <text:p><text:s/>8:19D</text:p>
          </table:table-cell>
          <table:table-cell office:value-type="string">
            <text:p><text:s/>9:19D</text:p>
          </table:table-cell>
          <table:table-cell office:value-type="string">
            <text:p><text:s/>10:19D</text:p>
          </table:table-cell>
          <table:table-cell office:value-type="string">
            <text:p><text:s/>11:19D</text:p>
          </table:table-cell>
          <table:table-cell office:value-type="string">
            <text:p><text:s/>12:19D</text:p>
          </table:table-cell>
          <table:table-cell office:value-type="string">
            <text:p><text:s/>13:19D</text:p>
          </table:table-cell>
          <table:table-cell office:value-type="string">
            <text:p><text:s/>14:19D</text:p>
          </table:table-cell>
          <table:table-cell office:value-type="string">
            <text:p><text:s/>15:19D</text:p>
          </table:table-cell>
          <table:table-cell office:value-type="string">
            <text:p><text:s/>16:19D</text:p>
          </table:table-cell>
          <table:table-cell office:value-type="string">
            <text:p><text:s/>17:19D</text:p>
          </table:table-cell>
          <table:table-cell office:value-type="string">
            <text:p><text:s/>18:19D</text:p>
          </table:table-cell>
          <table:table-cell office:value-type="string">
            <text:p><text:s/>19:19D</text:p>
          </table:table-cell>
          <table:table-cell office:value-type="string">
            <text:p><text:s/>20:19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Jana Pawła II Jagoszewskiego</text:p>
          </table:table-cell>
          <table:table-cell table:style-name="ce8" office:value-type="string">
            <text:p>7:20D</text:p>
          </table:table-cell>
          <table:table-cell office:value-type="string">
            <text:p><text:s/>8:20D</text:p>
          </table:table-cell>
          <table:table-cell office:value-type="string">
            <text:p><text:s/>9:20D</text:p>
          </table:table-cell>
          <table:table-cell office:value-type="string">
            <text:p><text:s/>10:20D</text:p>
          </table:table-cell>
          <table:table-cell office:value-type="string">
            <text:p><text:s/>11:20D</text:p>
          </table:table-cell>
          <table:table-cell office:value-type="string">
            <text:p><text:s/>12:20D</text:p>
          </table:table-cell>
          <table:table-cell office:value-type="string">
            <text:p><text:s/>13:20D</text:p>
          </table:table-cell>
          <table:table-cell office:value-type="string">
            <text:p><text:s/>14:20D</text:p>
          </table:table-cell>
          <table:table-cell office:value-type="string">
            <text:p><text:s/>15:20D</text:p>
          </table:table-cell>
          <table:table-cell office:value-type="string">
            <text:p><text:s/>16:20D</text:p>
          </table:table-cell>
          <table:table-cell office:value-type="string">
            <text:p><text:s/>17:20D</text:p>
          </table:table-cell>
          <table:table-cell office:value-type="string">
            <text:p><text:s/>18:20D</text:p>
          </table:table-cell>
          <table:table-cell office:value-type="string">
            <text:p><text:s/>19:20D</text:p>
          </table:table-cell>
          <table:table-cell office:value-type="string">
            <text:p><text:s/>20:20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Jana Pawła II Fałata</text:p>
          </table:table-cell>
          <table:table-cell table:style-name="ce8" office:value-type="string">
            <text:p>7:21D</text:p>
          </table:table-cell>
          <table:table-cell office:value-type="string">
            <text:p><text:s/>8:21D</text:p>
          </table:table-cell>
          <table:table-cell office:value-type="string">
            <text:p><text:s/>9:21D</text:p>
          </table:table-cell>
          <table:table-cell office:value-type="string">
            <text:p><text:s/>10:21D</text:p>
          </table:table-cell>
          <table:table-cell office:value-type="string">
            <text:p><text:s/>11:21D</text:p>
          </table:table-cell>
          <table:table-cell office:value-type="string">
            <text:p><text:s/>12:21D</text:p>
          </table:table-cell>
          <table:table-cell office:value-type="string">
            <text:p><text:s/>13:21D</text:p>
          </table:table-cell>
          <table:table-cell office:value-type="string">
            <text:p><text:s/>14:21D</text:p>
          </table:table-cell>
          <table:table-cell office:value-type="string">
            <text:p><text:s/>15:21D</text:p>
          </table:table-cell>
          <table:table-cell office:value-type="string">
            <text:p><text:s/>16:21D</text:p>
          </table:table-cell>
          <table:table-cell office:value-type="string">
            <text:p><text:s/>17:21D</text:p>
          </table:table-cell>
          <table:table-cell office:value-type="string">
            <text:p><text:s/>18:21D</text:p>
          </table:table-cell>
          <table:table-cell office:value-type="string">
            <text:p><text:s/>19:21D</text:p>
          </table:table-cell>
          <table:table-cell office:value-type="string">
            <text:p><text:s/>20:21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Traugutta Piłsudskiego</text:p>
          </table:table-cell>
          <table:table-cell table:style-name="ce8" office:value-type="string">
            <text:p>7:23D</text:p>
          </table:table-cell>
          <table:table-cell office:value-type="string">
            <text:p><text:s/>8:23D</text:p>
          </table:table-cell>
          <table:table-cell office:value-type="string">
            <text:p><text:s/>9:23D</text:p>
          </table:table-cell>
          <table:table-cell office:value-type="string">
            <text:p><text:s/>10:23D</text:p>
          </table:table-cell>
          <table:table-cell office:value-type="string">
            <text:p><text:s/>11:23D</text:p>
          </table:table-cell>
          <table:table-cell office:value-type="string">
            <text:p><text:s/>12:23D</text:p>
          </table:table-cell>
          <table:table-cell office:value-type="string">
            <text:p><text:s/>13:23D</text:p>
          </table:table-cell>
          <table:table-cell office:value-type="string">
            <text:p><text:s/>14:23D</text:p>
          </table:table-cell>
          <table:table-cell office:value-type="string">
            <text:p><text:s/>15:23D</text:p>
          </table:table-cell>
          <table:table-cell office:value-type="string">
            <text:p><text:s/>16:23D</text:p>
          </table:table-cell>
          <table:table-cell office:value-type="string">
            <text:p><text:s/>17:23D</text:p>
          </table:table-cell>
          <table:table-cell office:value-type="string">
            <text:p><text:s/>18:23D</text:p>
          </table:table-cell>
          <table:table-cell office:value-type="string">
            <text:p><text:s/>19:23D</text:p>
          </table:table-cell>
          <table:table-cell office:value-type="string">
            <text:p><text:s/>20:23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Traugutta Zgody</text:p>
          </table:table-cell>
          <table:table-cell table:style-name="ce8" office:value-type="string">
            <text:p>7:24D</text:p>
          </table:table-cell>
          <table:table-cell office:value-type="string">
            <text:p><text:s/>8:24D</text:p>
          </table:table-cell>
          <table:table-cell office:value-type="string">
            <text:p><text:s/>9:24D</text:p>
          </table:table-cell>
          <table:table-cell office:value-type="string">
            <text:p><text:s/>10:24D</text:p>
          </table:table-cell>
          <table:table-cell office:value-type="string">
            <text:p><text:s/>11:24D</text:p>
          </table:table-cell>
          <table:table-cell office:value-type="string">
            <text:p><text:s/>12:24D</text:p>
          </table:table-cell>
          <table:table-cell office:value-type="string">
            <text:p><text:s/>13:24D</text:p>
          </table:table-cell>
          <table:table-cell office:value-type="string">
            <text:p><text:s/>14:24D</text:p>
          </table:table-cell>
          <table:table-cell office:value-type="string">
            <text:p><text:s/>15:24D</text:p>
          </table:table-cell>
          <table:table-cell office:value-type="string">
            <text:p><text:s/>16:24D</text:p>
          </table:table-cell>
          <table:table-cell office:value-type="string">
            <text:p><text:s/>17:24D</text:p>
          </table:table-cell>
          <table:table-cell office:value-type="string">
            <text:p><text:s/>18:24D</text:p>
          </table:table-cell>
          <table:table-cell office:value-type="string">
            <text:p><text:s/>19:24D</text:p>
          </table:table-cell>
          <table:table-cell office:value-type="string">
            <text:p><text:s/>20:24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4 Marca Reymonta</text:p>
          </table:table-cell>
          <table:table-cell table:style-name="ce8" office:value-type="string">
            <text:p>7:25D</text:p>
          </table:table-cell>
          <table:table-cell office:value-type="string">
            <text:p><text:s/>8:26D</text:p>
          </table:table-cell>
          <table:table-cell office:value-type="string">
            <text:p><text:s/>9:26D</text:p>
          </table:table-cell>
          <table:table-cell office:value-type="string">
            <text:p><text:s/>10:26D</text:p>
          </table:table-cell>
          <table:table-cell office:value-type="string">
            <text:p><text:s/>11:26D</text:p>
          </table:table-cell>
          <table:table-cell office:value-type="string">
            <text:p><text:s/>12:26D</text:p>
          </table:table-cell>
          <table:table-cell office:value-type="string">
            <text:p><text:s/>13:26D</text:p>
          </table:table-cell>
          <table:table-cell office:value-type="string">
            <text:p><text:s/>14:26D</text:p>
          </table:table-cell>
          <table:table-cell office:value-type="string">
            <text:p><text:s/>15:26D</text:p>
          </table:table-cell>
          <table:table-cell office:value-type="string">
            <text:p><text:s/>16:26D</text:p>
          </table:table-cell>
          <table:table-cell office:value-type="string">
            <text:p><text:s/>17:26D</text:p>
          </table:table-cell>
          <table:table-cell office:value-type="string">
            <text:p><text:s/>18:26D</text:p>
          </table:table-cell>
          <table:table-cell office:value-type="string">
            <text:p><text:s/>19:25D</text:p>
          </table:table-cell>
          <table:table-cell office:value-type="string">
            <text:p><text:s/>20:25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4 Marca Wojska Polskiego</text:p>
          </table:table-cell>
          <table:table-cell table:style-name="ce8" office:value-type="string">
            <text:p>7:26D</text:p>
          </table:table-cell>
          <table:table-cell office:value-type="string">
            <text:p><text:s/>8:27D</text:p>
          </table:table-cell>
          <table:table-cell office:value-type="string">
            <text:p><text:s/>9:27D</text:p>
          </table:table-cell>
          <table:table-cell office:value-type="string">
            <text:p><text:s/>10:27D</text:p>
          </table:table-cell>
          <table:table-cell office:value-type="string">
            <text:p><text:s/>11:27D</text:p>
          </table:table-cell>
          <table:table-cell office:value-type="string">
            <text:p><text:s/>12:27D</text:p>
          </table:table-cell>
          <table:table-cell office:value-type="string">
            <text:p><text:s/>13:27D</text:p>
          </table:table-cell>
          <table:table-cell office:value-type="string">
            <text:p><text:s/>14:27D</text:p>
          </table:table-cell>
          <table:table-cell office:value-type="string">
            <text:p><text:s/>15:27D</text:p>
          </table:table-cell>
          <table:table-cell office:value-type="string">
            <text:p><text:s/>16:27D</text:p>
          </table:table-cell>
          <table:table-cell office:value-type="string">
            <text:p><text:s/>17:27D</text:p>
          </table:table-cell>
          <table:table-cell office:value-type="string">
            <text:p><text:s/>18:27D</text:p>
          </table:table-cell>
          <table:table-cell office:value-type="string">
            <text:p><text:s/>19:26D</text:p>
          </table:table-cell>
          <table:table-cell office:value-type="string">
            <text:p><text:s/>20:26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Centrum Handlowe ATRIUM</text:p>
          </table:table-cell>
          <table:table-cell table:style-name="ce8" office:value-type="string">
            <text:p>7:29D</text:p>
          </table:table-cell>
          <table:table-cell office:value-type="string">
            <text:p><text:s/>8:30D</text:p>
          </table:table-cell>
          <table:table-cell office:value-type="string">
            <text:p><text:s/>9:30D</text:p>
          </table:table-cell>
          <table:table-cell office:value-type="string">
            <text:p>9:30D</text:p>
          </table:table-cell>
          <table:table-cell office:value-type="string">
            <text:p><text:s/>11:30D</text:p>
          </table:table-cell>
          <table:table-cell office:value-type="string">
            <text:p><text:s/>12:30D</text:p>
          </table:table-cell>
          <table:table-cell office:value-type="string">
            <text:p><text:s/>13:30D</text:p>
          </table:table-cell>
          <table:table-cell office:value-type="string">
            <text:p><text:s/>14:30D</text:p>
          </table:table-cell>
          <table:table-cell office:value-type="string">
            <text:p><text:s/>15:30D</text:p>
          </table:table-cell>
          <table:table-cell office:value-type="string">
            <text:p><text:s/>16:30D</text:p>
          </table:table-cell>
          <table:table-cell office:value-type="string">
            <text:p><text:s/>17:30D</text:p>
          </table:table-cell>
          <table:table-cell office:value-type="string">
            <text:p><text:s/>18:30D</text:p>
          </table:table-cell>
          <table:table-cell office:value-type="string">
            <text:p><text:s/>19:29D</text:p>
          </table:table-cell>
          <table:table-cell office:value-type="string">
            <text:p><text:s/>20:29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Gnieźnieńska CH ATRIUM</text:p>
          </table:table-cell>
          <table:table-cell table:style-name="ce8" office:value-type="string">
            <text:p>7:31D</text:p>
          </table:table-cell>
          <table:table-cell office:value-type="string">
            <text:p><text:s/>8:32D</text:p>
          </table:table-cell>
          <table:table-cell office:value-type="string">
            <text:p><text:s/>9:32D</text:p>
          </table:table-cell>
          <table:table-cell office:value-type="string">
            <text:p><text:s/>10:32D</text:p>
          </table:table-cell>
          <table:table-cell office:value-type="string">
            <text:p><text:s/>11:32D</text:p>
          </table:table-cell>
          <table:table-cell office:value-type="string">
            <text:p><text:s/>12:32D</text:p>
          </table:table-cell>
          <table:table-cell office:value-type="string">
            <text:p><text:s/>13:32D</text:p>
          </table:table-cell>
          <table:table-cell office:value-type="string">
            <text:p><text:s/>14:32D</text:p>
          </table:table-cell>
          <table:table-cell office:value-type="string">
            <text:p><text:s/>15:32D</text:p>
          </table:table-cell>
          <table:table-cell office:value-type="string">
            <text:p><text:s/>16:32D</text:p>
          </table:table-cell>
          <table:table-cell office:value-type="string">
            <text:p><text:s/>17:32D</text:p>
          </table:table-cell>
          <table:table-cell office:value-type="string">
            <text:p><text:s/>18:32D</text:p>
          </table:table-cell>
          <table:table-cell office:value-type="string">
            <text:p><text:s/>19:31D</text:p>
          </table:table-cell>
          <table:table-cell office:value-type="string">
            <text:p><text:s/>20:31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Gnieźnieńska 4 Marca</text:p>
          </table:table-cell>
          <table:table-cell table:style-name="ce8" office:value-type="string">
            <text:p>7:32D</text:p>
          </table:table-cell>
          <table:table-cell office:value-type="string">
            <text:p><text:s/>8:33D</text:p>
          </table:table-cell>
          <table:table-cell office:value-type="string">
            <text:p><text:s/>9:33D</text:p>
          </table:table-cell>
          <table:table-cell office:value-type="string">
            <text:p><text:s/>10:33D</text:p>
          </table:table-cell>
          <table:table-cell office:value-type="string">
            <text:p><text:s/>11:33D</text:p>
          </table:table-cell>
          <table:table-cell office:value-type="string">
            <text:p><text:s/>12:33D</text:p>
          </table:table-cell>
          <table:table-cell office:value-type="string">
            <text:p><text:s/>13:33D</text:p>
          </table:table-cell>
          <table:table-cell office:value-type="string">
            <text:p><text:s/>14:33D</text:p>
          </table:table-cell>
          <table:table-cell office:value-type="string">
            <text:p><text:s/>15:33D</text:p>
          </table:table-cell>
          <table:table-cell office:value-type="string">
            <text:p><text:s/>16:33D</text:p>
          </table:table-cell>
          <table:table-cell office:value-type="string">
            <text:p><text:s/>17:33D</text:p>
          </table:table-cell>
          <table:table-cell office:value-type="string">
            <text:p><text:s/>18:33D</text:p>
          </table:table-cell>
          <table:table-cell office:value-type="string">
            <text:p><text:s/>19:32D</text:p>
          </table:table-cell>
          <table:table-cell office:value-type="string">
            <text:p><text:s/>20:32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Gnieźnieńska Modrzejewskiej</text:p>
          </table:table-cell>
          <table:table-cell table:style-name="ce8" office:value-type="string">
            <text:p>7:33D</text:p>
          </table:table-cell>
          <table:table-cell office:value-type="string">
            <text:p><text:s/>8:34D</text:p>
          </table:table-cell>
          <table:table-cell office:value-type="string">
            <text:p><text:s/>9:34D</text:p>
          </table:table-cell>
          <table:table-cell office:value-type="string">
            <text:p><text:s/>10:34D</text:p>
          </table:table-cell>
          <table:table-cell office:value-type="string">
            <text:p><text:s/>11:34D</text:p>
          </table:table-cell>
          <table:table-cell office:value-type="string">
            <text:p><text:s/>12:34D</text:p>
          </table:table-cell>
          <table:table-cell office:value-type="string">
            <text:p><text:s/>13:34D</text:p>
          </table:table-cell>
          <table:table-cell office:value-type="string">
            <text:p><text:s/>14:34D</text:p>
          </table:table-cell>
          <table:table-cell office:value-type="string">
            <text:p><text:s/>15:34D</text:p>
          </table:table-cell>
          <table:table-cell office:value-type="string">
            <text:p><text:s/>16:34D</text:p>
          </table:table-cell>
          <table:table-cell office:value-type="string">
            <text:p><text:s/>17:34D</text:p>
          </table:table-cell>
          <table:table-cell office:value-type="string">
            <text:p><text:s/>18:34D</text:p>
          </table:table-cell>
          <table:table-cell office:value-type="string">
            <text:p><text:s/>19:33D</text:p>
          </table:table-cell>
          <table:table-cell office:value-type="string">
            <text:p><text:s/>20:33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Krakusa i Wandy Połczyńska</text:p>
          </table:table-cell>
          <table:table-cell table:style-name="ce8" office:value-type="string">
            <text:p>7:35D</text:p>
          </table:table-cell>
          <table:table-cell office:value-type="string">
            <text:p><text:s/>8:36D</text:p>
          </table:table-cell>
          <table:table-cell office:value-type="string">
            <text:p>8:36D</text:p>
          </table:table-cell>
          <table:table-cell office:value-type="string">
            <text:p><text:s/>10:36D</text:p>
          </table:table-cell>
          <table:table-cell office:value-type="string">
            <text:p><text:s/>11:36D</text:p>
          </table:table-cell>
          <table:table-cell office:value-type="string">
            <text:p><text:s/>12:36D</text:p>
          </table:table-cell>
          <table:table-cell office:value-type="string">
            <text:p><text:s/>13:36D</text:p>
          </table:table-cell>
          <table:table-cell office:value-type="string">
            <text:p><text:s/>14:36D</text:p>
          </table:table-cell>
          <table:table-cell office:value-type="string">
            <text:p><text:s/>15:36D</text:p>
          </table:table-cell>
          <table:table-cell office:value-type="string">
            <text:p><text:s/>16:36D</text:p>
          </table:table-cell>
          <table:table-cell office:value-type="string">
            <text:p><text:s/>17:36D</text:p>
          </table:table-cell>
          <table:table-cell office:value-type="string">
            <text:p><text:s/>18:36D</text:p>
          </table:table-cell>
          <table:table-cell office:value-type="string">
            <text:p><text:s/>19:35D</text:p>
          </table:table-cell>
          <table:table-cell office:value-type="string">
            <text:p><text:s/>20:35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Lutyków Lechicka</text:p>
          </table:table-cell>
          <table:table-cell table:style-name="ce8" office:value-type="string">
            <text:p>7:37D</text:p>
          </table:table-cell>
          <table:table-cell office:value-type="string">
            <text:p><text:s/>8:38D</text:p>
          </table:table-cell>
          <table:table-cell office:value-type="string">
            <text:p><text:s/>9:38D</text:p>
          </table:table-cell>
          <table:table-cell office:value-type="string">
            <text:p><text:s/>10:38D</text:p>
          </table:table-cell>
          <table:table-cell office:value-type="string">
            <text:p><text:s/>11:38D</text:p>
          </table:table-cell>
          <table:table-cell office:value-type="string">
            <text:p><text:s/>12:38D</text:p>
          </table:table-cell>
          <table:table-cell office:value-type="string">
            <text:p><text:s/>13:38D</text:p>
          </table:table-cell>
          <table:table-cell office:value-type="string">
            <text:p><text:s/>14:38D</text:p>
          </table:table-cell>
          <table:table-cell office:value-type="string">
            <text:p><text:s/>15:38D</text:p>
          </table:table-cell>
          <table:table-cell office:value-type="string">
            <text:p><text:s/>16:38D</text:p>
          </table:table-cell>
          <table:table-cell office:value-type="string">
            <text:p><text:s/>17:38D</text:p>
          </table:table-cell>
          <table:table-cell office:value-type="string">
            <text:p><text:s/>18:38D</text:p>
          </table:table-cell>
          <table:table-cell office:value-type="string">
            <text:p><text:s/>19:37D</text:p>
          </table:table-cell>
          <table:table-cell office:value-type="string">
            <text:p><text:s/>20:37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Wenedów Osiedle</text:p>
          </table:table-cell>
          <table:table-cell table:style-name="ce8" office:value-type="string">
            <text:p>7:38D</text:p>
          </table:table-cell>
          <table:table-cell office:value-type="string">
            <text:p><text:s/>8:39D</text:p>
          </table:table-cell>
          <table:table-cell office:value-type="string">
            <text:p><text:s/>9:39D</text:p>
          </table:table-cell>
          <table:table-cell office:value-type="string">
            <text:p><text:s/>10:39D</text:p>
          </table:table-cell>
          <table:table-cell office:value-type="string">
            <text:p><text:s/>11:39D</text:p>
          </table:table-cell>
          <table:table-cell office:value-type="string">
            <text:p><text:s/>12:39D</text:p>
          </table:table-cell>
          <table:table-cell office:value-type="string">
            <text:p><text:s/>13:39D</text:p>
          </table:table-cell>
          <table:table-cell office:value-type="string">
            <text:p><text:s/>14:39D</text:p>
          </table:table-cell>
          <table:table-cell office:value-type="string">
            <text:p><text:s/>15:39D</text:p>
          </table:table-cell>
          <table:table-cell office:value-type="string">
            <text:p><text:s/>16:39D</text:p>
          </table:table-cell>
          <table:table-cell office:value-type="string">
            <text:p><text:s/>17:39D</text:p>
          </table:table-cell>
          <table:table-cell office:value-type="string">
            <text:p><text:s/>18:39D</text:p>
          </table:table-cell>
          <table:table-cell office:value-type="string">
            <text:p><text:s/>19:38D</text:p>
          </table:table-cell>
          <table:table-cell office:value-type="string">
            <text:p><text:s/>20:38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Słowiańska Wenedów</text:p>
          </table:table-cell>
          <table:table-cell table:style-name="ce8" office:value-type="string">
            <text:p>7:39D</text:p>
          </table:table-cell>
          <table:table-cell office:value-type="string">
            <text:p><text:s/>8:40D</text:p>
          </table:table-cell>
          <table:table-cell office:value-type="string">
            <text:p><text:s/>9:40D</text:p>
          </table:table-cell>
          <table:table-cell office:value-type="string">
            <text:p><text:s/>10:40D</text:p>
          </table:table-cell>
          <table:table-cell office:value-type="string">
            <text:p><text:s/>11:40D</text:p>
          </table:table-cell>
          <table:table-cell office:value-type="string">
            <text:p><text:s/>12:40D</text:p>
          </table:table-cell>
          <table:table-cell office:value-type="string">
            <text:p><text:s/>13:40D</text:p>
          </table:table-cell>
          <table:table-cell office:value-type="string">
            <text:p><text:s/>14:40D</text:p>
          </table:table-cell>
          <table:table-cell office:value-type="string">
            <text:p><text:s/>15:40D</text:p>
          </table:table-cell>
          <table:table-cell office:value-type="string">
            <text:p><text:s/>16:40D</text:p>
          </table:table-cell>
          <table:table-cell office:value-type="string">
            <text:p><text:s/>17:40D</text:p>
          </table:table-cell>
          <table:table-cell office:value-type="string">
            <text:p><text:s/>18:40D</text:p>
          </table:table-cell>
          <table:table-cell office:value-type="string">
            <text:p><text:s/>19:39D</text:p>
          </table:table-cell>
          <table:table-cell office:value-type="string">
            <text:p><text:s/>20:39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Słowiańska KRUS</text:p>
          </table:table-cell>
          <table:table-cell table:style-name="ce8" office:value-type="string">
            <text:p>7:40D</text:p>
          </table:table-cell>
          <table:table-cell office:value-type="string">
            <text:p><text:s/>8:41D</text:p>
          </table:table-cell>
          <table:table-cell office:value-type="string">
            <text:p><text:s/>9:41D</text:p>
          </table:table-cell>
          <table:table-cell office:value-type="string">
            <text:p><text:s/>10:41D</text:p>
          </table:table-cell>
          <table:table-cell office:value-type="string">
            <text:p><text:s/>11:41D</text:p>
          </table:table-cell>
          <table:table-cell office:value-type="string">
            <text:p><text:s/>12:41D</text:p>
          </table:table-cell>
          <table:table-cell office:value-type="string">
            <text:p><text:s/>13:41D</text:p>
          </table:table-cell>
          <table:table-cell office:value-type="string">
            <text:p><text:s/>14:41D</text:p>
          </table:table-cell>
          <table:table-cell office:value-type="string">
            <text:p><text:s/>15:41D</text:p>
          </table:table-cell>
          <table:table-cell office:value-type="string">
            <text:p><text:s/>16:41D</text:p>
          </table:table-cell>
          <table:table-cell office:value-type="string">
            <text:p><text:s/>17:41D</text:p>
          </table:table-cell>
          <table:table-cell office:value-type="string">
            <text:p><text:s/>18:41D</text:p>
          </table:table-cell>
          <table:table-cell office:value-type="string">
            <text:p><text:s/>19:40D</text:p>
          </table:table-cell>
          <table:table-cell office:value-type="string">
            <text:p><text:s/>20:40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Lechicka Łużycka</text:p>
          </table:table-cell>
          <table:table-cell table:style-name="ce8" office:value-type="string">
            <text:p>7:41D</text:p>
          </table:table-cell>
          <table:table-cell office:value-type="string">
            <text:p><text:s/>8:42D</text:p>
          </table:table-cell>
          <table:table-cell office:value-type="string">
            <text:p><text:s/>9:42D</text:p>
          </table:table-cell>
          <table:table-cell office:value-type="string">
            <text:p><text:s/>10:42D</text:p>
          </table:table-cell>
          <table:table-cell office:value-type="string">
            <text:p><text:s/>11:42D</text:p>
          </table:table-cell>
          <table:table-cell office:value-type="string">
            <text:p><text:s/>12:42D</text:p>
          </table:table-cell>
          <table:table-cell office:value-type="string">
            <text:p><text:s/>13:42D</text:p>
          </table:table-cell>
          <table:table-cell office:value-type="string">
            <text:p><text:s/>14:42D</text:p>
          </table:table-cell>
          <table:table-cell office:value-type="string">
            <text:p><text:s/>15:42D</text:p>
          </table:table-cell>
          <table:table-cell office:value-type="string">
            <text:p><text:s/>16:42D</text:p>
          </table:table-cell>
          <table:table-cell office:value-type="string">
            <text:p><text:s/>17:42D</text:p>
          </table:table-cell>
          <table:table-cell office:value-type="string">
            <text:p><text:s/>18:42D</text:p>
          </table:table-cell>
          <table:table-cell office:value-type="string">
            <text:p><text:s/>19:41D</text:p>
          </table:table-cell>
          <table:table-cell office:value-type="string">
            <text:p><text:s/>20:41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Powstańców Wielkopolskich</text:p>
          </table:table-cell>
          <table:table-cell table:style-name="ce8" office:value-type="string">
            <text:p>7:43D</text:p>
          </table:table-cell>
          <table:table-cell office:value-type="string">
            <text:p><text:s/>8:44D</text:p>
          </table:table-cell>
          <table:table-cell office:value-type="string">
            <text:p><text:s/>9:44D</text:p>
          </table:table-cell>
          <table:table-cell office:value-type="string">
            <text:p><text:s/>10:44D</text:p>
          </table:table-cell>
          <table:table-cell office:value-type="string">
            <text:p><text:s/>11:44D</text:p>
          </table:table-cell>
          <table:table-cell office:value-type="string">
            <text:p><text:s/>12:44D</text:p>
          </table:table-cell>
          <table:table-cell office:value-type="string">
            <text:p><text:s/>13:44D</text:p>
          </table:table-cell>
          <table:table-cell office:value-type="string">
            <text:p><text:s/>14:44D</text:p>
          </table:table-cell>
          <table:table-cell office:value-type="string">
            <text:p><text:s/>15:44D</text:p>
          </table:table-cell>
          <table:table-cell office:value-type="string">
            <text:p><text:s/>16:44D</text:p>
          </table:table-cell>
          <table:table-cell office:value-type="string">
            <text:p><text:s/>17:44D</text:p>
          </table:table-cell>
          <table:table-cell office:value-type="string">
            <text:p><text:s/>18:44D</text:p>
          </table:table-cell>
          <table:table-cell office:value-type="string">
            <text:p><text:s/>19:43D</text:p>
          </table:table-cell>
          <table:table-cell office:value-type="string">
            <text:p><text:s/>20:43D</text:p>
          </table:table-cell>
          <table:table-cell office:value-type="string">
            <text:p><text:s/></text:p>
          </table:table-cell>
          <table:table-cell table:number-columns-repeated="100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 table:print="false">
        <office:forms form:automatic-focus="false" form:apply-design-mode="false"/>
        <table:table-column table:style-name="co14" table:default-cell-style-name="ce4"/>
        <table:table-column table:style-name="co5" table:number-columns-repeated="1023" table:default-cell-style-name="ce4"/>
        <table:table-row table:style-name="ro1">
          <table:table-cell office:value-type="string">
            <text:p>Dworzec PKP</text:p>
          </table:table-cell>
          <table:table-cell table:style-name="ce9" office:value-type="string">
            <text:p>6:01</text:p>
          </table:table-cell>
          <table:table-cell office:value-type="string">
            <text:p>6:38v</text:p>
          </table:table-cell>
          <table:table-cell office:value-type="string">
            <text:p>6:58</text:p>
          </table:table-cell>
          <table:table-cell office:value-type="string">
            <text:p>7:18</text:p>
          </table:table-cell>
          <table:table-cell office:value-type="string">
            <text:p>7:38v</text:p>
          </table:table-cell>
          <table:table-cell office:value-type="string">
            <text:p>7:58v</text:p>
          </table:table-cell>
          <table:table-cell office:value-type="string">
            <text:p>8:16</text:p>
          </table:table-cell>
          <table:table-cell office:value-type="string">
            <text:p>8:56v</text:p>
          </table:table-cell>
          <table:table-cell office:value-type="string">
            <text:p>9:36v</text:p>
          </table:table-cell>
          <table:table-cell office:value-type="string">
            <text:p>10:16</text:p>
          </table:table-cell>
          <table:table-cell office:value-type="string">
            <text:p>10:56v</text:p>
          </table:table-cell>
          <table:table-cell office:value-type="string">
            <text:p>11:36</text:p>
          </table:table-cell>
          <table:table-cell office:value-type="string">
            <text:p>12:16v</text:p>
          </table:table-cell>
          <table:table-cell office:value-type="string">
            <text:p>12:56</text:p>
          </table:table-cell>
          <table:table-cell office:value-type="string">
            <text:p>13:36v</text:p>
          </table:table-cell>
          <table:table-cell office:value-type="string">
            <text:p>13:56v</text:p>
          </table:table-cell>
          <table:table-cell office:value-type="string">
            <text:p>14:16</text:p>
          </table:table-cell>
          <table:table-cell office:value-type="string">
            <text:p>14:36</text:p>
          </table:table-cell>
          <table:table-cell office:value-type="string">
            <text:p>15:01v</text:p>
          </table:table-cell>
          <table:table-cell office:value-type="string">
            <text:p>15:16v</text:p>
          </table:table-cell>
          <table:table-cell office:value-type="string">
            <text:p>15:36</text:p>
          </table:table-cell>
          <table:table-cell office:value-type="string">
            <text:p>15:56</text:p>
          </table:table-cell>
          <table:table-cell office:value-type="string">
            <text:p>16:36v</text:p>
          </table:table-cell>
          <table:table-cell office:value-type="string">
            <text:p>17:16</text:p>
          </table:table-cell>
          <table:table-cell office:value-type="string">
            <text:p>18:16v</text:p>
          </table:table-cell>
          <table:table-cell office:value-type="string">
            <text:p>19:16</text:p>
          </table:table-cell>
          <table:table-cell office:value-type="string">
            <text:p>20:16v</text:p>
          </table:table-cell>
          <table:table-cell office:value-type="string">
            <text:p>21:16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Krakusa i Wandy Zwycięstwa</text:p>
          </table:table-cell>
          <table:table-cell table:style-name="ce9" office:value-type="string">
            <text:p>6:03</text:p>
          </table:table-cell>
          <table:table-cell office:value-type="string">
            <text:p>6:40v</text:p>
          </table:table-cell>
          <table:table-cell office:value-type="string">
            <text:p>7:00</text:p>
          </table:table-cell>
          <table:table-cell office:value-type="string">
            <text:p>7:20</text:p>
          </table:table-cell>
          <table:table-cell office:value-type="string">
            <text:p>7:40v</text:p>
          </table:table-cell>
          <table:table-cell office:value-type="string">
            <text:p>8:00v</text:p>
          </table:table-cell>
          <table:table-cell office:value-type="string">
            <text:p>8:18</text:p>
          </table:table-cell>
          <table:table-cell office:value-type="string">
            <text:p>8:58v</text:p>
          </table:table-cell>
          <table:table-cell office:value-type="string">
            <text:p>9:38v</text:p>
          </table:table-cell>
          <table:table-cell office:value-type="string">
            <text:p>10:18</text:p>
          </table:table-cell>
          <table:table-cell office:value-type="string">
            <text:p>10:58v</text:p>
          </table:table-cell>
          <table:table-cell office:value-type="string">
            <text:p>11:38</text:p>
          </table:table-cell>
          <table:table-cell office:value-type="string">
            <text:p>12:18v</text:p>
          </table:table-cell>
          <table:table-cell office:value-type="string">
            <text:p>12:58</text:p>
          </table:table-cell>
          <table:table-cell office:value-type="string">
            <text:p>13:38v</text:p>
          </table:table-cell>
          <table:table-cell office:value-type="string">
            <text:p>13:58v</text:p>
          </table:table-cell>
          <table:table-cell office:value-type="string">
            <text:p>14:18</text:p>
          </table:table-cell>
          <table:table-cell office:value-type="string">
            <text:p>14:38</text:p>
          </table:table-cell>
          <table:table-cell office:value-type="string">
            <text:p>15:03v</text:p>
          </table:table-cell>
          <table:table-cell office:value-type="string">
            <text:p>15:18v</text:p>
          </table:table-cell>
          <table:table-cell office:value-type="string">
            <text:p>15:38</text:p>
          </table:table-cell>
          <table:table-cell office:value-type="string">
            <text:p>15:58</text:p>
          </table:table-cell>
          <table:table-cell office:value-type="string">
            <text:p>16:38v</text:p>
          </table:table-cell>
          <table:table-cell office:value-type="string">
            <text:p>17:18</text:p>
          </table:table-cell>
          <table:table-cell office:value-type="string">
            <text:p>18:18v</text:p>
          </table:table-cell>
          <table:table-cell office:value-type="string">
            <text:p>19:18</text:p>
          </table:table-cell>
          <table:table-cell office:value-type="string">
            <text:p>20:18v</text:p>
          </table:table-cell>
          <table:table-cell office:value-type="string">
            <text:p>21:18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Lechicka Kolejowa</text:p>
          </table:table-cell>
          <table:table-cell table:style-name="ce9" office:value-type="string">
            <text:p>6:05</text:p>
          </table:table-cell>
          <table:table-cell office:value-type="string">
            <text:p>6:42v</text:p>
          </table:table-cell>
          <table:table-cell office:value-type="string">
            <text:p>7:02</text:p>
          </table:table-cell>
          <table:table-cell office:value-type="string">
            <text:p>7:22</text:p>
          </table:table-cell>
          <table:table-cell office:value-type="string">
            <text:p>7:42v</text:p>
          </table:table-cell>
          <table:table-cell office:value-type="string">
            <text:p>8:02v</text:p>
          </table:table-cell>
          <table:table-cell office:value-type="string">
            <text:p>8:20</text:p>
          </table:table-cell>
          <table:table-cell office:value-type="string">
            <text:p>9:00v</text:p>
          </table:table-cell>
          <table:table-cell office:value-type="string">
            <text:p>9:40v</text:p>
          </table:table-cell>
          <table:table-cell office:value-type="string">
            <text:p>10:20</text:p>
          </table:table-cell>
          <table:table-cell office:value-type="string">
            <text:p>11:00v</text:p>
          </table:table-cell>
          <table:table-cell office:value-type="string">
            <text:p>11:40</text:p>
          </table:table-cell>
          <table:table-cell office:value-type="string">
            <text:p>12:20v</text:p>
          </table:table-cell>
          <table:table-cell office:value-type="string">
            <text:p>13:00</text:p>
          </table:table-cell>
          <table:table-cell office:value-type="string">
            <text:p>13:40v</text:p>
          </table:table-cell>
          <table:table-cell office:value-type="string">
            <text:p>14:00v</text:p>
          </table:table-cell>
          <table:table-cell office:value-type="string">
            <text:p>14:20</text:p>
          </table:table-cell>
          <table:table-cell office:value-type="string">
            <text:p>14:40</text:p>
          </table:table-cell>
          <table:table-cell office:value-type="string">
            <text:p>15:05v</text:p>
          </table:table-cell>
          <table:table-cell office:value-type="string">
            <text:p>15:20v</text:p>
          </table:table-cell>
          <table:table-cell office:value-type="string">
            <text:p>15:40</text:p>
          </table:table-cell>
          <table:table-cell office:value-type="string">
            <text:p>16:00</text:p>
          </table:table-cell>
          <table:table-cell office:value-type="string">
            <text:p>16:40v</text:p>
          </table:table-cell>
          <table:table-cell office:value-type="string">
            <text:p>17:20</text:p>
          </table:table-cell>
          <table:table-cell office:value-type="string">
            <text:p>18:20v</text:p>
          </table:table-cell>
          <table:table-cell office:value-type="string">
            <text:p>19:20</text:p>
          </table:table-cell>
          <table:table-cell office:value-type="string">
            <text:p>20:20v</text:p>
          </table:table-cell>
          <table:table-cell office:value-type="string">
            <text:p>21:20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Słowiańska Lechicka</text:p>
          </table:table-cell>
          <table:table-cell table:style-name="ce9" office:value-type="string">
            <text:p>6:06</text:p>
          </table:table-cell>
          <table:table-cell office:value-type="string">
            <text:p>6:43v</text:p>
          </table:table-cell>
          <table:table-cell office:value-type="string">
            <text:p>7:03</text:p>
          </table:table-cell>
          <table:table-cell office:value-type="string">
            <text:p>7:23</text:p>
          </table:table-cell>
          <table:table-cell office:value-type="string">
            <text:p>7:43v</text:p>
          </table:table-cell>
          <table:table-cell office:value-type="string">
            <text:p>8:03v</text:p>
          </table:table-cell>
          <table:table-cell office:value-type="string">
            <text:p>8:21</text:p>
          </table:table-cell>
          <table:table-cell office:value-type="string">
            <text:p>9:01v</text:p>
          </table:table-cell>
          <table:table-cell office:value-type="string">
            <text:p>9:41v</text:p>
          </table:table-cell>
          <table:table-cell office:value-type="string">
            <text:p>10:21</text:p>
          </table:table-cell>
          <table:table-cell office:value-type="string">
            <text:p>11:01v</text:p>
          </table:table-cell>
          <table:table-cell office:value-type="string">
            <text:p>11:41</text:p>
          </table:table-cell>
          <table:table-cell office:value-type="string">
            <text:p>12:21v</text:p>
          </table:table-cell>
          <table:table-cell office:value-type="string">
            <text:p>13:01</text:p>
          </table:table-cell>
          <table:table-cell office:value-type="string">
            <text:p>13:41v</text:p>
          </table:table-cell>
          <table:table-cell office:value-type="string">
            <text:p>14:01v</text:p>
          </table:table-cell>
          <table:table-cell office:value-type="string">
            <text:p>14:21</text:p>
          </table:table-cell>
          <table:table-cell office:value-type="string">
            <text:p>14:41</text:p>
          </table:table-cell>
          <table:table-cell office:value-type="string">
            <text:p>15:06v</text:p>
          </table:table-cell>
          <table:table-cell office:value-type="string">
            <text:p>15:21v</text:p>
          </table:table-cell>
          <table:table-cell office:value-type="string">
            <text:p>15:41</text:p>
          </table:table-cell>
          <table:table-cell office:value-type="string">
            <text:p>16:01</text:p>
          </table:table-cell>
          <table:table-cell office:value-type="string">
            <text:p>16:41v</text:p>
          </table:table-cell>
          <table:table-cell office:value-type="string">
            <text:p>17:21</text:p>
          </table:table-cell>
          <table:table-cell office:value-type="string">
            <text:p>18:21v</text:p>
          </table:table-cell>
          <table:table-cell office:value-type="string">
            <text:p>19:21</text:p>
          </table:table-cell>
          <table:table-cell office:value-type="string">
            <text:p>20:21v</text:p>
          </table:table-cell>
          <table:table-cell office:value-type="string">
            <text:p>21:21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Słowiańska MEC</text:p>
          </table:table-cell>
          <table:table-cell table:style-name="ce9" office:value-type="string">
            <text:p>6:07</text:p>
          </table:table-cell>
          <table:table-cell office:value-type="string">
            <text:p>6:44v</text:p>
          </table:table-cell>
          <table:table-cell office:value-type="string">
            <text:p>7:04</text:p>
          </table:table-cell>
          <table:table-cell office:value-type="string">
            <text:p>7:24</text:p>
          </table:table-cell>
          <table:table-cell office:value-type="string">
            <text:p>7:44v</text:p>
          </table:table-cell>
          <table:table-cell office:value-type="string">
            <text:p>8:04v</text:p>
          </table:table-cell>
          <table:table-cell office:value-type="string">
            <text:p>8:22</text:p>
          </table:table-cell>
          <table:table-cell office:value-type="string">
            <text:p>9:02v</text:p>
          </table:table-cell>
          <table:table-cell office:value-type="string">
            <text:p>9:42v</text:p>
          </table:table-cell>
          <table:table-cell office:value-type="string">
            <text:p>10:22</text:p>
          </table:table-cell>
          <table:table-cell office:value-type="string">
            <text:p>11:02v</text:p>
          </table:table-cell>
          <table:table-cell office:value-type="string">
            <text:p>11:42</text:p>
          </table:table-cell>
          <table:table-cell office:value-type="string">
            <text:p>12:22v</text:p>
          </table:table-cell>
          <table:table-cell office:value-type="string">
            <text:p>13:02</text:p>
          </table:table-cell>
          <table:table-cell office:value-type="string">
            <text:p>13:42v</text:p>
          </table:table-cell>
          <table:table-cell office:value-type="string">
            <text:p>14:02v</text:p>
          </table:table-cell>
          <table:table-cell office:value-type="string">
            <text:p>14:22</text:p>
          </table:table-cell>
          <table:table-cell office:value-type="string">
            <text:p>14:42</text:p>
          </table:table-cell>
          <table:table-cell office:value-type="string">
            <text:p>15:07v</text:p>
          </table:table-cell>
          <table:table-cell office:value-type="string">
            <text:p>15:22v</text:p>
          </table:table-cell>
          <table:table-cell office:value-type="string">
            <text:p>15:42</text:p>
          </table:table-cell>
          <table:table-cell office:value-type="string">
            <text:p>16:02</text:p>
          </table:table-cell>
          <table:table-cell office:value-type="string">
            <text:p>16:42v</text:p>
          </table:table-cell>
          <table:table-cell office:value-type="string">
            <text:p>17:22</text:p>
          </table:table-cell>
          <table:table-cell office:value-type="string">
            <text:p>18:22v</text:p>
          </table:table-cell>
          <table:table-cell office:value-type="string">
            <text:p>19:22</text:p>
          </table:table-cell>
          <table:table-cell office:value-type="string">
            <text:p>20:22v</text:p>
          </table:table-cell>
          <table:table-cell office:value-type="string">
            <text:p>21:22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Wenedów</text:p>
          </table:table-cell>
          <table:table-cell table:style-name="ce9" office:value-type="string">
            <text:p>6:08</text:p>
          </table:table-cell>
          <table:table-cell office:value-type="string">
            <text:p>6:45v</text:p>
          </table:table-cell>
          <table:table-cell office:value-type="string">
            <text:p>7:05</text:p>
          </table:table-cell>
          <table:table-cell office:value-type="string">
            <text:p>7:25</text:p>
          </table:table-cell>
          <table:table-cell office:value-type="string">
            <text:p>7:45v</text:p>
          </table:table-cell>
          <table:table-cell office:value-type="string">
            <text:p>8:05v</text:p>
          </table:table-cell>
          <table:table-cell office:value-type="string">
            <text:p>8:23</text:p>
          </table:table-cell>
          <table:table-cell office:value-type="string">
            <text:p>9:03v</text:p>
          </table:table-cell>
          <table:table-cell office:value-type="string">
            <text:p>9:43v</text:p>
          </table:table-cell>
          <table:table-cell office:value-type="string">
            <text:p>10:23</text:p>
          </table:table-cell>
          <table:table-cell office:value-type="string">
            <text:p>11:03v</text:p>
          </table:table-cell>
          <table:table-cell office:value-type="string">
            <text:p>11:43</text:p>
          </table:table-cell>
          <table:table-cell office:value-type="string">
            <text:p>12:23v</text:p>
          </table:table-cell>
          <table:table-cell office:value-type="string">
            <text:p>13:03</text:p>
          </table:table-cell>
          <table:table-cell office:value-type="string">
            <text:p>13:43v</text:p>
          </table:table-cell>
          <table:table-cell office:value-type="string">
            <text:p>14:03v</text:p>
          </table:table-cell>
          <table:table-cell office:value-type="string">
            <text:p>14:23</text:p>
          </table:table-cell>
          <table:table-cell office:value-type="string">
            <text:p>14:43</text:p>
          </table:table-cell>
          <table:table-cell office:value-type="string">
            <text:p>15:08v</text:p>
          </table:table-cell>
          <table:table-cell office:value-type="string">
            <text:p>15:23v</text:p>
          </table:table-cell>
          <table:table-cell office:value-type="string">
            <text:p>15:43</text:p>
          </table:table-cell>
          <table:table-cell office:value-type="string">
            <text:p>16:03</text:p>
          </table:table-cell>
          <table:table-cell office:value-type="string">
            <text:p>16:43v</text:p>
          </table:table-cell>
          <table:table-cell office:value-type="string">
            <text:p>17:23</text:p>
          </table:table-cell>
          <table:table-cell office:value-type="string">
            <text:p>18:23v</text:p>
          </table:table-cell>
          <table:table-cell office:value-type="string">
            <text:p>19:23</text:p>
          </table:table-cell>
          <table:table-cell office:value-type="string">
            <text:p>20:23v</text:p>
          </table:table-cell>
          <table:table-cell office:value-type="string">
            <text:p>21:23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Lutyków</text:p>
          </table:table-cell>
          <table:table-cell table:style-name="ce9" office:value-type="string">
            <text:p>6:09</text:p>
          </table:table-cell>
          <table:table-cell office:value-type="string">
            <text:p>6:46v</text:p>
          </table:table-cell>
          <table:table-cell office:value-type="string">
            <text:p>7:06</text:p>
          </table:table-cell>
          <table:table-cell office:value-type="string">
            <text:p>7:26</text:p>
          </table:table-cell>
          <table:table-cell office:value-type="string">
            <text:p>7:46v</text:p>
          </table:table-cell>
          <table:table-cell office:value-type="string">
            <text:p>8:06v</text:p>
          </table:table-cell>
          <table:table-cell office:value-type="string">
            <text:p>8:24</text:p>
          </table:table-cell>
          <table:table-cell office:value-type="string">
            <text:p>9:04v</text:p>
          </table:table-cell>
          <table:table-cell office:value-type="string">
            <text:p>9:44v</text:p>
          </table:table-cell>
          <table:table-cell office:value-type="string">
            <text:p>10:24</text:p>
          </table:table-cell>
          <table:table-cell office:value-type="string">
            <text:p>11:04v</text:p>
          </table:table-cell>
          <table:table-cell office:value-type="string">
            <text:p>11:44</text:p>
          </table:table-cell>
          <table:table-cell office:value-type="string">
            <text:p>12:24v</text:p>
          </table:table-cell>
          <table:table-cell office:value-type="string">
            <text:p>13:04</text:p>
          </table:table-cell>
          <table:table-cell office:value-type="string">
            <text:p>13:44v</text:p>
          </table:table-cell>
          <table:table-cell office:value-type="string">
            <text:p>14:04v</text:p>
          </table:table-cell>
          <table:table-cell office:value-type="string">
            <text:p>14:24</text:p>
          </table:table-cell>
          <table:table-cell office:value-type="string">
            <text:p>14:44</text:p>
          </table:table-cell>
          <table:table-cell office:value-type="string">
            <text:p>15:09v</text:p>
          </table:table-cell>
          <table:table-cell office:value-type="string">
            <text:p>15:24v</text:p>
          </table:table-cell>
          <table:table-cell office:value-type="string">
            <text:p>15:44</text:p>
          </table:table-cell>
          <table:table-cell office:value-type="string">
            <text:p>16:04</text:p>
          </table:table-cell>
          <table:table-cell office:value-type="string">
            <text:p>16:44v</text:p>
          </table:table-cell>
          <table:table-cell office:value-type="string">
            <text:p>17:24</text:p>
          </table:table-cell>
          <table:table-cell office:value-type="string">
            <text:p>18:24v</text:p>
          </table:table-cell>
          <table:table-cell office:value-type="string">
            <text:p>19:24</text:p>
          </table:table-cell>
          <table:table-cell office:value-type="string">
            <text:p>20:24v</text:p>
          </table:table-cell>
          <table:table-cell office:value-type="string">
            <text:p>21:24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Krakusa i Wandy Lechicka</text:p>
          </table:table-cell>
          <table:table-cell table:style-name="ce9" office:value-type="string">
            <text:p>6:10</text:p>
          </table:table-cell>
          <table:table-cell office:value-type="string">
            <text:p>6:47v</text:p>
          </table:table-cell>
          <table:table-cell office:value-type="string">
            <text:p>7:07</text:p>
          </table:table-cell>
          <table:table-cell office:value-type="string">
            <text:p>7:27</text:p>
          </table:table-cell>
          <table:table-cell office:value-type="string">
            <text:p>7:47v</text:p>
          </table:table-cell>
          <table:table-cell office:value-type="string">
            <text:p>8:07v</text:p>
          </table:table-cell>
          <table:table-cell office:value-type="string">
            <text:p>8:25</text:p>
          </table:table-cell>
          <table:table-cell office:value-type="string">
            <text:p>9:05v</text:p>
          </table:table-cell>
          <table:table-cell office:value-type="string">
            <text:p>9:45v</text:p>
          </table:table-cell>
          <table:table-cell office:value-type="string">
            <text:p>10:25</text:p>
          </table:table-cell>
          <table:table-cell office:value-type="string">
            <text:p>11:05v</text:p>
          </table:table-cell>
          <table:table-cell office:value-type="string">
            <text:p>11:46</text:p>
          </table:table-cell>
          <table:table-cell office:value-type="string">
            <text:p>12:25v</text:p>
          </table:table-cell>
          <table:table-cell office:value-type="string">
            <text:p>13:06</text:p>
          </table:table-cell>
          <table:table-cell office:value-type="string">
            <text:p>13:46v</text:p>
          </table:table-cell>
          <table:table-cell office:value-type="string">
            <text:p>14:06v</text:p>
          </table:table-cell>
          <table:table-cell office:value-type="string">
            <text:p>14:26</text:p>
          </table:table-cell>
          <table:table-cell office:value-type="string">
            <text:p>14:46</text:p>
          </table:table-cell>
          <table:table-cell office:value-type="string">
            <text:p>15:11v</text:p>
          </table:table-cell>
          <table:table-cell office:value-type="string">
            <text:p>15:26v</text:p>
          </table:table-cell>
          <table:table-cell office:value-type="string">
            <text:p>15:46</text:p>
          </table:table-cell>
          <table:table-cell office:value-type="string">
            <text:p>16:06</text:p>
          </table:table-cell>
          <table:table-cell office:value-type="string">
            <text:p>16:46v</text:p>
          </table:table-cell>
          <table:table-cell office:value-type="string">
            <text:p>17:25</text:p>
          </table:table-cell>
          <table:table-cell office:value-type="string">
            <text:p>18:25v</text:p>
          </table:table-cell>
          <table:table-cell office:value-type="string">
            <text:p>19:25</text:p>
          </table:table-cell>
          <table:table-cell office:value-type="string">
            <text:p>20:25v</text:p>
          </table:table-cell>
          <table:table-cell office:value-type="string">
            <text:p>21:25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Gnieźnieńska Połczyńska</text:p>
          </table:table-cell>
          <table:table-cell table:style-name="ce9" office:value-type="string">
            <text:p>6:11</text:p>
          </table:table-cell>
          <table:table-cell office:value-type="string">
            <text:p>6:48v</text:p>
          </table:table-cell>
          <table:table-cell office:value-type="string">
            <text:p>7:08</text:p>
          </table:table-cell>
          <table:table-cell office:value-type="string">
            <text:p>7:28</text:p>
          </table:table-cell>
          <table:table-cell office:value-type="string">
            <text:p>7:48v</text:p>
          </table:table-cell>
          <table:table-cell office:value-type="string">
            <text:p>8:08v</text:p>
          </table:table-cell>
          <table:table-cell office:value-type="string">
            <text:p>8:26</text:p>
          </table:table-cell>
          <table:table-cell office:value-type="string">
            <text:p>9:06v</text:p>
          </table:table-cell>
          <table:table-cell office:value-type="string">
            <text:p>9:46v</text:p>
          </table:table-cell>
          <table:table-cell office:value-type="string">
            <text:p>10:26</text:p>
          </table:table-cell>
          <table:table-cell office:value-type="string">
            <text:p>11:06v</text:p>
          </table:table-cell>
          <table:table-cell office:value-type="string">
            <text:p>11:47</text:p>
          </table:table-cell>
          <table:table-cell office:value-type="string">
            <text:p>12:26v</text:p>
          </table:table-cell>
          <table:table-cell office:value-type="string">
            <text:p>13:07</text:p>
          </table:table-cell>
          <table:table-cell office:value-type="string">
            <text:p>13:47v</text:p>
          </table:table-cell>
          <table:table-cell office:value-type="string">
            <text:p>14:07v</text:p>
          </table:table-cell>
          <table:table-cell office:value-type="string">
            <text:p>14:27</text:p>
          </table:table-cell>
          <table:table-cell office:value-type="string">
            <text:p>14:47</text:p>
          </table:table-cell>
          <table:table-cell office:value-type="string">
            <text:p>15:12v</text:p>
          </table:table-cell>
          <table:table-cell office:value-type="string">
            <text:p>15:27v</text:p>
          </table:table-cell>
          <table:table-cell office:value-type="string">
            <text:p>15:47</text:p>
          </table:table-cell>
          <table:table-cell office:value-type="string">
            <text:p>16:07</text:p>
          </table:table-cell>
          <table:table-cell office:value-type="string">
            <text:p>16:47v</text:p>
          </table:table-cell>
          <table:table-cell office:value-type="string">
            <text:p>17:26</text:p>
          </table:table-cell>
          <table:table-cell office:value-type="string">
            <text:p>18:26v</text:p>
          </table:table-cell>
          <table:table-cell office:value-type="string">
            <text:p>19:26</text:p>
          </table:table-cell>
          <table:table-cell office:value-type="string">
            <text:p>20:26v</text:p>
          </table:table-cell>
          <table:table-cell office:value-type="string">
            <text:p>21:26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Gnieźnieńska Szkoła</text:p>
          </table:table-cell>
          <table:table-cell table:style-name="ce9" office:value-type="string">
            <text:p>6:12</text:p>
          </table:table-cell>
          <table:table-cell office:value-type="string">
            <text:p>6:49v</text:p>
          </table:table-cell>
          <table:table-cell office:value-type="string">
            <text:p>7:09</text:p>
          </table:table-cell>
          <table:table-cell office:value-type="string">
            <text:p>7:29</text:p>
          </table:table-cell>
          <table:table-cell office:value-type="string">
            <text:p>7:49v</text:p>
          </table:table-cell>
          <table:table-cell office:value-type="string">
            <text:p>8:09v</text:p>
          </table:table-cell>
          <table:table-cell office:value-type="string">
            <text:p>8:27</text:p>
          </table:table-cell>
          <table:table-cell office:value-type="string">
            <text:p>9:07v</text:p>
          </table:table-cell>
          <table:table-cell office:value-type="string">
            <text:p>9:47v</text:p>
          </table:table-cell>
          <table:table-cell office:value-type="string">
            <text:p>10:27</text:p>
          </table:table-cell>
          <table:table-cell office:value-type="string">
            <text:p>11:07v</text:p>
          </table:table-cell>
          <table:table-cell office:value-type="string">
            <text:p>11:48</text:p>
          </table:table-cell>
          <table:table-cell office:value-type="string">
            <text:p>12:27v</text:p>
          </table:table-cell>
          <table:table-cell office:value-type="string">
            <text:p>13:08</text:p>
          </table:table-cell>
          <table:table-cell office:value-type="string">
            <text:p>13:48v</text:p>
          </table:table-cell>
          <table:table-cell office:value-type="string">
            <text:p>14:08v</text:p>
          </table:table-cell>
          <table:table-cell office:value-type="string">
            <text:p>14:28</text:p>
          </table:table-cell>
          <table:table-cell office:value-type="string">
            <text:p>14:48</text:p>
          </table:table-cell>
          <table:table-cell office:value-type="string">
            <text:p>15:13v</text:p>
          </table:table-cell>
          <table:table-cell office:value-type="string">
            <text:p>15:28v</text:p>
          </table:table-cell>
          <table:table-cell office:value-type="string">
            <text:p>15:48</text:p>
          </table:table-cell>
          <table:table-cell office:value-type="string">
            <text:p>16:08</text:p>
          </table:table-cell>
          <table:table-cell office:value-type="string">
            <text:p>16:48v</text:p>
          </table:table-cell>
          <table:table-cell office:value-type="string">
            <text:p>17:27</text:p>
          </table:table-cell>
          <table:table-cell office:value-type="string">
            <text:p>18:27v</text:p>
          </table:table-cell>
          <table:table-cell office:value-type="string">
            <text:p>19:27</text:p>
          </table:table-cell>
          <table:table-cell office:value-type="string">
            <text:p>20:27v</text:p>
          </table:table-cell>
          <table:table-cell office:value-type="string">
            <text:p>21:27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Gnieźnieńska Strażacka</text:p>
          </table:table-cell>
          <table:table-cell table:style-name="ce9" office:value-type="string">
            <text:p>6:13</text:p>
          </table:table-cell>
          <table:table-cell office:value-type="string">
            <text:p>6:50v</text:p>
          </table:table-cell>
          <table:table-cell office:value-type="string">
            <text:p>7:10</text:p>
          </table:table-cell>
          <table:table-cell office:value-type="string">
            <text:p>7:30</text:p>
          </table:table-cell>
          <table:table-cell office:value-type="string">
            <text:p>7:50v</text:p>
          </table:table-cell>
          <table:table-cell office:value-type="string">
            <text:p>8:11v</text:p>
          </table:table-cell>
          <table:table-cell office:value-type="string">
            <text:p>8:29</text:p>
          </table:table-cell>
          <table:table-cell office:value-type="string">
            <text:p>9:09v</text:p>
          </table:table-cell>
          <table:table-cell office:value-type="string">
            <text:p>9:49v</text:p>
          </table:table-cell>
          <table:table-cell office:value-type="string">
            <text:p>10:29</text:p>
          </table:table-cell>
          <table:table-cell office:value-type="string">
            <text:p>11:09v</text:p>
          </table:table-cell>
          <table:table-cell office:value-type="string">
            <text:p>11:50</text:p>
          </table:table-cell>
          <table:table-cell office:value-type="string">
            <text:p>12:29v</text:p>
          </table:table-cell>
          <table:table-cell office:value-type="string">
            <text:p>13:10</text:p>
          </table:table-cell>
          <table:table-cell office:value-type="string">
            <text:p>13:50v</text:p>
          </table:table-cell>
          <table:table-cell office:value-type="string">
            <text:p>14:10v</text:p>
          </table:table-cell>
          <table:table-cell office:value-type="string">
            <text:p>14:30</text:p>
          </table:table-cell>
          <table:table-cell office:value-type="string">
            <text:p>14:50</text:p>
          </table:table-cell>
          <table:table-cell office:value-type="string">
            <text:p>15:15v</text:p>
          </table:table-cell>
          <table:table-cell office:value-type="string">
            <text:p>15:30v</text:p>
          </table:table-cell>
          <table:table-cell office:value-type="string">
            <text:p>15:50</text:p>
          </table:table-cell>
          <table:table-cell office:value-type="string">
            <text:p>16:10</text:p>
          </table:table-cell>
          <table:table-cell office:value-type="string">
            <text:p>16:50v</text:p>
          </table:table-cell>
          <table:table-cell office:value-type="string">
            <text:p>17:29</text:p>
          </table:table-cell>
          <table:table-cell office:value-type="string">
            <text:p>18:29v</text:p>
          </table:table-cell>
          <table:table-cell office:value-type="string">
            <text:p>19:28</text:p>
          </table:table-cell>
          <table:table-cell office:value-type="string">
            <text:p>20:28v</text:p>
          </table:table-cell>
          <table:table-cell office:value-type="string">
            <text:p>21:28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Centrum Handlowe ATRIUM</text:p>
          </table:table-cell>
          <table:table-cell table:style-name="ce9" office:value-type="string">
            <text:p>6:16</text:p>
          </table:table-cell>
          <table:table-cell office:value-type="string">
            <text:p>6:53v</text:p>
          </table:table-cell>
          <table:table-cell office:value-type="string">
            <text:p>7:13</text:p>
          </table:table-cell>
          <table:table-cell office:value-type="string">
            <text:p>7:33</text:p>
          </table:table-cell>
          <table:table-cell office:value-type="string">
            <text:p>7:53v</text:p>
          </table:table-cell>
          <table:table-cell office:value-type="string">
            <text:p>8:14v</text:p>
          </table:table-cell>
          <table:table-cell office:value-type="string">
            <text:p>8:32</text:p>
          </table:table-cell>
          <table:table-cell office:value-type="string">
            <text:p>9:12v</text:p>
          </table:table-cell>
          <table:table-cell office:value-type="string">
            <text:p>9:52v</text:p>
          </table:table-cell>
          <table:table-cell office:value-type="string">
            <text:p>10:32</text:p>
          </table:table-cell>
          <table:table-cell office:value-type="string">
            <text:p>11:12v</text:p>
          </table:table-cell>
          <table:table-cell office:value-type="string">
            <text:p>11:53</text:p>
          </table:table-cell>
          <table:table-cell office:value-type="string">
            <text:p>12:32v</text:p>
          </table:table-cell>
          <table:table-cell office:value-type="string">
            <text:p>13:13</text:p>
          </table:table-cell>
          <table:table-cell office:value-type="string">
            <text:p>13:53v</text:p>
          </table:table-cell>
          <table:table-cell office:value-type="string">
            <text:p>14:13v</text:p>
          </table:table-cell>
          <table:table-cell office:value-type="string">
            <text:p>14:33</text:p>
          </table:table-cell>
          <table:table-cell office:value-type="string">
            <text:p>14:53</text:p>
          </table:table-cell>
          <table:table-cell office:value-type="string">
            <text:p>15:18v</text:p>
          </table:table-cell>
          <table:table-cell office:value-type="string">
            <text:p>15:33v</text:p>
          </table:table-cell>
          <table:table-cell office:value-type="string">
            <text:p>15:53</text:p>
          </table:table-cell>
          <table:table-cell office:value-type="string">
            <text:p>16:13</text:p>
          </table:table-cell>
          <table:table-cell office:value-type="string">
            <text:p>16:53v</text:p>
          </table:table-cell>
          <table:table-cell office:value-type="string">
            <text:p>17:32</text:p>
          </table:table-cell>
          <table:table-cell office:value-type="string">
            <text:p>18:32v</text:p>
          </table:table-cell>
          <table:table-cell office:value-type="string">
            <text:p>19:31</text:p>
          </table:table-cell>
          <table:table-cell office:value-type="string">
            <text:p>20:31v</text:p>
          </table:table-cell>
          <table:table-cell office:value-type="string">
            <text:p>21:31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Gnieźnieńska CH ATRIUM</text:p>
          </table:table-cell>
          <table:table-cell table:style-name="ce9" office:value-type="string">
            <text:p>6:17</text:p>
          </table:table-cell>
          <table:table-cell office:value-type="string">
            <text:p>6:54v</text:p>
          </table:table-cell>
          <table:table-cell office:value-type="string">
            <text:p>7:14</text:p>
          </table:table-cell>
          <table:table-cell office:value-type="string">
            <text:p>7:34</text:p>
          </table:table-cell>
          <table:table-cell office:value-type="string">
            <text:p>7:54v</text:p>
          </table:table-cell>
          <table:table-cell office:value-type="string">
            <text:p>8:15v</text:p>
          </table:table-cell>
          <table:table-cell office:value-type="string">
            <text:p>8:33</text:p>
          </table:table-cell>
          <table:table-cell office:value-type="string">
            <text:p>9:13v</text:p>
          </table:table-cell>
          <table:table-cell office:value-type="string">
            <text:p>9:53v</text:p>
          </table:table-cell>
          <table:table-cell office:value-type="string">
            <text:p>10:33</text:p>
          </table:table-cell>
          <table:table-cell office:value-type="string">
            <text:p>11:13v</text:p>
          </table:table-cell>
          <table:table-cell office:value-type="string">
            <text:p>11:54</text:p>
          </table:table-cell>
          <table:table-cell office:value-type="string">
            <text:p>12:33v</text:p>
          </table:table-cell>
          <table:table-cell office:value-type="string">
            <text:p>13:14</text:p>
          </table:table-cell>
          <table:table-cell office:value-type="string">
            <text:p>13:54v</text:p>
          </table:table-cell>
          <table:table-cell office:value-type="string">
            <text:p>14:14v</text:p>
          </table:table-cell>
          <table:table-cell office:value-type="string">
            <text:p>14:34</text:p>
          </table:table-cell>
          <table:table-cell office:value-type="string">
            <text:p>14:54</text:p>
          </table:table-cell>
          <table:table-cell office:value-type="string">
            <text:p>15:19v</text:p>
          </table:table-cell>
          <table:table-cell office:value-type="string">
            <text:p>15:34v</text:p>
          </table:table-cell>
          <table:table-cell office:value-type="string">
            <text:p>15:54</text:p>
          </table:table-cell>
          <table:table-cell office:value-type="string">
            <text:p>16:14</text:p>
          </table:table-cell>
          <table:table-cell office:value-type="string">
            <text:p>16:54v</text:p>
          </table:table-cell>
          <table:table-cell office:value-type="string">
            <text:p>17:33</text:p>
          </table:table-cell>
          <table:table-cell office:value-type="string">
            <text:p>18:33v</text:p>
          </table:table-cell>
          <table:table-cell office:value-type="string">
            <text:p>19:32</text:p>
          </table:table-cell>
          <table:table-cell office:value-type="string">
            <text:p>20:32v</text:p>
          </table:table-cell>
          <table:table-cell office:value-type="string">
            <text:p>21:32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4 Marca Gnieźnieńska</text:p>
          </table:table-cell>
          <table:table-cell table:style-name="ce9" office:value-type="string">
            <text:p>6:18</text:p>
          </table:table-cell>
          <table:table-cell office:value-type="string">
            <text:p>6:55v</text:p>
          </table:table-cell>
          <table:table-cell office:value-type="string">
            <text:p>7:15</text:p>
          </table:table-cell>
          <table:table-cell office:value-type="string">
            <text:p>7:35</text:p>
          </table:table-cell>
          <table:table-cell office:value-type="string">
            <text:p>7:55v</text:p>
          </table:table-cell>
          <table:table-cell office:value-type="string">
            <text:p>8:16v</text:p>
          </table:table-cell>
          <table:table-cell office:value-type="string">
            <text:p>8:34</text:p>
          </table:table-cell>
          <table:table-cell office:value-type="string">
            <text:p>9:14v</text:p>
          </table:table-cell>
          <table:table-cell office:value-type="string">
            <text:p>9:54v</text:p>
          </table:table-cell>
          <table:table-cell office:value-type="string">
            <text:p>10:34</text:p>
          </table:table-cell>
          <table:table-cell office:value-type="string">
            <text:p>11:14v</text:p>
          </table:table-cell>
          <table:table-cell office:value-type="string">
            <text:p>11:55</text:p>
          </table:table-cell>
          <table:table-cell office:value-type="string">
            <text:p>12:34v</text:p>
          </table:table-cell>
          <table:table-cell office:value-type="string">
            <text:p>13:15</text:p>
          </table:table-cell>
          <table:table-cell office:value-type="string">
            <text:p>13:55v</text:p>
          </table:table-cell>
          <table:table-cell office:value-type="string">
            <text:p>14:15v</text:p>
          </table:table-cell>
          <table:table-cell office:value-type="string">
            <text:p>14:35</text:p>
          </table:table-cell>
          <table:table-cell office:value-type="string">
            <text:p>14:55</text:p>
          </table:table-cell>
          <table:table-cell office:value-type="string">
            <text:p>15:20v</text:p>
          </table:table-cell>
          <table:table-cell office:value-type="string">
            <text:p>15:35v</text:p>
          </table:table-cell>
          <table:table-cell office:value-type="string">
            <text:p>15:55</text:p>
          </table:table-cell>
          <table:table-cell office:value-type="string">
            <text:p>16:15</text:p>
          </table:table-cell>
          <table:table-cell office:value-type="string">
            <text:p>16:55v</text:p>
          </table:table-cell>
          <table:table-cell office:value-type="string">
            <text:p>17:34</text:p>
          </table:table-cell>
          <table:table-cell office:value-type="string">
            <text:p>18:34v</text:p>
          </table:table-cell>
          <table:table-cell office:value-type="string">
            <text:p>19:33</text:p>
          </table:table-cell>
          <table:table-cell office:value-type="string">
            <text:p>20:33v</text:p>
          </table:table-cell>
          <table:table-cell office:value-type="string">
            <text:p>21:33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4 Marca Wojska Polskiego</text:p>
          </table:table-cell>
          <table:table-cell table:style-name="ce9" office:value-type="string">
            <text:p>6:19</text:p>
          </table:table-cell>
          <table:table-cell office:value-type="string">
            <text:p>6:56v</text:p>
          </table:table-cell>
          <table:table-cell office:value-type="string">
            <text:p>7:16</text:p>
          </table:table-cell>
          <table:table-cell office:value-type="string">
            <text:p>7:36</text:p>
          </table:table-cell>
          <table:table-cell office:value-type="string">
            <text:p>7:56v</text:p>
          </table:table-cell>
          <table:table-cell office:value-type="string">
            <text:p>8:17v</text:p>
          </table:table-cell>
          <table:table-cell office:value-type="string">
            <text:p>8:35</text:p>
          </table:table-cell>
          <table:table-cell office:value-type="string">
            <text:p>9:15v</text:p>
          </table:table-cell>
          <table:table-cell office:value-type="string">
            <text:p>9:55v</text:p>
          </table:table-cell>
          <table:table-cell office:value-type="string">
            <text:p>10:35</text:p>
          </table:table-cell>
          <table:table-cell office:value-type="string">
            <text:p>11:15v</text:p>
          </table:table-cell>
          <table:table-cell office:value-type="string">
            <text:p>11:56</text:p>
          </table:table-cell>
          <table:table-cell office:value-type="string">
            <text:p>12:35v</text:p>
          </table:table-cell>
          <table:table-cell office:value-type="string">
            <text:p>13:16</text:p>
          </table:table-cell>
          <table:table-cell office:value-type="string">
            <text:p>13:56v</text:p>
          </table:table-cell>
          <table:table-cell office:value-type="string">
            <text:p>14:16v</text:p>
          </table:table-cell>
          <table:table-cell office:value-type="string">
            <text:p>14:36</text:p>
          </table:table-cell>
          <table:table-cell office:value-type="string">
            <text:p>14:56</text:p>
          </table:table-cell>
          <table:table-cell office:value-type="string">
            <text:p>15:21v</text:p>
          </table:table-cell>
          <table:table-cell office:value-type="string">
            <text:p>15:36v</text:p>
          </table:table-cell>
          <table:table-cell office:value-type="string">
            <text:p>15:56</text:p>
          </table:table-cell>
          <table:table-cell office:value-type="string">
            <text:p>16:16</text:p>
          </table:table-cell>
          <table:table-cell office:value-type="string">
            <text:p>16:56v</text:p>
          </table:table-cell>
          <table:table-cell office:value-type="string">
            <text:p>17:35</text:p>
          </table:table-cell>
          <table:table-cell office:value-type="string">
            <text:p>18:35v</text:p>
          </table:table-cell>
          <table:table-cell office:value-type="string">
            <text:p>19:34</text:p>
          </table:table-cell>
          <table:table-cell office:value-type="string">
            <text:p>20:34v</text:p>
          </table:table-cell>
          <table:table-cell office:value-type="string">
            <text:p>21:34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4 Marca Jednostka Wojskowa</text:p>
          </table:table-cell>
          <table:table-cell table:style-name="ce9" office:value-type="string">
            <text:p>6:20</text:p>
          </table:table-cell>
          <table:table-cell office:value-type="string">
            <text:p>6:57v</text:p>
          </table:table-cell>
          <table:table-cell office:value-type="string">
            <text:p>7:17</text:p>
          </table:table-cell>
          <table:table-cell office:value-type="string">
            <text:p>7:37</text:p>
          </table:table-cell>
          <table:table-cell office:value-type="string">
            <text:p>7:57v</text:p>
          </table:table-cell>
          <table:table-cell office:value-type="string">
            <text:p>8:18v</text:p>
          </table:table-cell>
          <table:table-cell office:value-type="string">
            <text:p>8:36</text:p>
          </table:table-cell>
          <table:table-cell office:value-type="string">
            <text:p>9:16v</text:p>
          </table:table-cell>
          <table:table-cell office:value-type="string">
            <text:p>9:56v</text:p>
          </table:table-cell>
          <table:table-cell office:value-type="string">
            <text:p>10:36</text:p>
          </table:table-cell>
          <table:table-cell office:value-type="string">
            <text:p>11:16v</text:p>
          </table:table-cell>
          <table:table-cell office:value-type="string">
            <text:p>11:57</text:p>
          </table:table-cell>
          <table:table-cell office:value-type="string">
            <text:p>12:36v</text:p>
          </table:table-cell>
          <table:table-cell office:value-type="string">
            <text:p>13:17</text:p>
          </table:table-cell>
          <table:table-cell office:value-type="string">
            <text:p>13:57v</text:p>
          </table:table-cell>
          <table:table-cell office:value-type="string">
            <text:p>14:17v</text:p>
          </table:table-cell>
          <table:table-cell office:value-type="string">
            <text:p>14:37</text:p>
          </table:table-cell>
          <table:table-cell office:value-type="string">
            <text:p>14:57</text:p>
          </table:table-cell>
          <table:table-cell office:value-type="string">
            <text:p>15:22v</text:p>
          </table:table-cell>
          <table:table-cell office:value-type="string">
            <text:p>15:37v</text:p>
          </table:table-cell>
          <table:table-cell office:value-type="string">
            <text:p>15:57</text:p>
          </table:table-cell>
          <table:table-cell office:value-type="string">
            <text:p>16:17</text:p>
          </table:table-cell>
          <table:table-cell office:value-type="string">
            <text:p>16:57v</text:p>
          </table:table-cell>
          <table:table-cell office:value-type="string">
            <text:p>17:36</text:p>
          </table:table-cell>
          <table:table-cell office:value-type="string">
            <text:p>18:36v</text:p>
          </table:table-cell>
          <table:table-cell office:value-type="string">
            <text:p>19:35</text:p>
          </table:table-cell>
          <table:table-cell office:value-type="string">
            <text:p>20:35v</text:p>
          </table:table-cell>
          <table:table-cell office:value-type="string">
            <text:p>21:35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Traugutta Chopina</text:p>
          </table:table-cell>
          <table:table-cell table:style-name="ce9" office:value-type="string">
            <text:p>6:21</text:p>
          </table:table-cell>
          <table:table-cell office:value-type="string">
            <text:p>6:59v</text:p>
          </table:table-cell>
          <table:table-cell office:value-type="string">
            <text:p>7:19</text:p>
          </table:table-cell>
          <table:table-cell office:value-type="string">
            <text:p>7:39</text:p>
          </table:table-cell>
          <table:table-cell office:value-type="string">
            <text:p>7:59v</text:p>
          </table:table-cell>
          <table:table-cell office:value-type="string">
            <text:p>8:20v</text:p>
          </table:table-cell>
          <table:table-cell office:value-type="string">
            <text:p>8:38</text:p>
          </table:table-cell>
          <table:table-cell office:value-type="string">
            <text:p>9:18v</text:p>
          </table:table-cell>
          <table:table-cell office:value-type="string">
            <text:p>9:58v</text:p>
          </table:table-cell>
          <table:table-cell office:value-type="string">
            <text:p>10:38</text:p>
          </table:table-cell>
          <table:table-cell office:value-type="string">
            <text:p>11:18v</text:p>
          </table:table-cell>
          <table:table-cell office:value-type="string">
            <text:p>11:59</text:p>
          </table:table-cell>
          <table:table-cell office:value-type="string">
            <text:p>12:38v</text:p>
          </table:table-cell>
          <table:table-cell office:value-type="string">
            <text:p>13:19</text:p>
          </table:table-cell>
          <table:table-cell office:value-type="string">
            <text:p>13:59v</text:p>
          </table:table-cell>
          <table:table-cell office:value-type="string">
            <text:p>14:19v</text:p>
          </table:table-cell>
          <table:table-cell office:value-type="string">
            <text:p>14:39</text:p>
          </table:table-cell>
          <table:table-cell office:value-type="string">
            <text:p>14:59</text:p>
          </table:table-cell>
          <table:table-cell office:value-type="string">
            <text:p>15:24v</text:p>
          </table:table-cell>
          <table:table-cell office:value-type="string">
            <text:p>15:39v</text:p>
          </table:table-cell>
          <table:table-cell office:value-type="string">
            <text:p>15:59</text:p>
          </table:table-cell>
          <table:table-cell office:value-type="string">
            <text:p>16:19</text:p>
          </table:table-cell>
          <table:table-cell office:value-type="string">
            <text:p>16:59v</text:p>
          </table:table-cell>
          <table:table-cell office:value-type="string">
            <text:p>17:38</text:p>
          </table:table-cell>
          <table:table-cell office:value-type="string">
            <text:p>18:38v</text:p>
          </table:table-cell>
          <table:table-cell office:value-type="string">
            <text:p>19:37</text:p>
          </table:table-cell>
          <table:table-cell office:value-type="string">
            <text:p>20:37v</text:p>
          </table:table-cell>
          <table:table-cell office:value-type="string">
            <text:p>21:36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Orląt Lwowskich Sawickiej</text:p>
          </table:table-cell>
          <table:table-cell table:style-name="ce9" office:value-type="string">
            <text:p>6:23</text:p>
          </table:table-cell>
          <table:table-cell office:value-type="string">
            <text:p>7:01v</text:p>
          </table:table-cell>
          <table:table-cell office:value-type="string">
            <text:p>7:21</text:p>
          </table:table-cell>
          <table:table-cell office:value-type="string">
            <text:p>7:41</text:p>
          </table:table-cell>
          <table:table-cell office:value-type="string">
            <text:p>8:01v</text:p>
          </table:table-cell>
          <table:table-cell office:value-type="string">
            <text:p>8:22v</text:p>
          </table:table-cell>
          <table:table-cell office:value-type="string">
            <text:p>8:40</text:p>
          </table:table-cell>
          <table:table-cell office:value-type="string">
            <text:p>9:20v</text:p>
          </table:table-cell>
          <table:table-cell office:value-type="string">
            <text:p>10:00v</text:p>
          </table:table-cell>
          <table:table-cell office:value-type="string">
            <text:p>10:40</text:p>
          </table:table-cell>
          <table:table-cell office:value-type="string">
            <text:p>11:20v</text:p>
          </table:table-cell>
          <table:table-cell office:value-type="string">
            <text:p>12:01</text:p>
          </table:table-cell>
          <table:table-cell office:value-type="string">
            <text:p>12:40v</text:p>
          </table:table-cell>
          <table:table-cell office:value-type="string">
            <text:p>13:21</text:p>
          </table:table-cell>
          <table:table-cell office:value-type="string">
            <text:p>14:01v</text:p>
          </table:table-cell>
          <table:table-cell office:value-type="string">
            <text:p>14:21v</text:p>
          </table:table-cell>
          <table:table-cell office:value-type="string">
            <text:p>14:41</text:p>
          </table:table-cell>
          <table:table-cell office:value-type="string">
            <text:p>15:01</text:p>
          </table:table-cell>
          <table:table-cell office:value-type="string">
            <text:p>15:26v</text:p>
          </table:table-cell>
          <table:table-cell office:value-type="string">
            <text:p>15:41v</text:p>
          </table:table-cell>
          <table:table-cell office:value-type="string">
            <text:p>16:01</text:p>
          </table:table-cell>
          <table:table-cell office:value-type="string">
            <text:p>16:21</text:p>
          </table:table-cell>
          <table:table-cell office:value-type="string">
            <text:p>17:01v</text:p>
          </table:table-cell>
          <table:table-cell office:value-type="string">
            <text:p>17:40</text:p>
          </table:table-cell>
          <table:table-cell office:value-type="string">
            <text:p>18:40v</text:p>
          </table:table-cell>
          <table:table-cell office:value-type="string">
            <text:p>19:39</text:p>
          </table:table-cell>
          <table:table-cell office:value-type="string">
            <text:p>20:39v</text:p>
          </table:table-cell>
          <table:table-cell office:value-type="string">
            <text:p>21:38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Jana Pawła II Gdańska</text:p>
          </table:table-cell>
          <table:table-cell table:style-name="ce9" office:value-type="string">
            <text:p>6:24</text:p>
          </table:table-cell>
          <table:table-cell office:value-type="string">
            <text:p>7:02v</text:p>
          </table:table-cell>
          <table:table-cell office:value-type="string">
            <text:p>7:22</text:p>
          </table:table-cell>
          <table:table-cell office:value-type="string">
            <text:p>7:42</text:p>
          </table:table-cell>
          <table:table-cell office:value-type="string">
            <text:p>8:02v</text:p>
          </table:table-cell>
          <table:table-cell office:value-type="string">
            <text:p>8:24v</text:p>
          </table:table-cell>
          <table:table-cell office:value-type="string">
            <text:p>8:42</text:p>
          </table:table-cell>
          <table:table-cell office:value-type="string">
            <text:p>9:22v</text:p>
          </table:table-cell>
          <table:table-cell office:value-type="string">
            <text:p>10:02v</text:p>
          </table:table-cell>
          <table:table-cell office:value-type="string">
            <text:p>10:42</text:p>
          </table:table-cell>
          <table:table-cell office:value-type="string">
            <text:p>11:22v</text:p>
          </table:table-cell>
          <table:table-cell office:value-type="string">
            <text:p>12:03</text:p>
          </table:table-cell>
          <table:table-cell office:value-type="string">
            <text:p>12:42v</text:p>
          </table:table-cell>
          <table:table-cell office:value-type="string">
            <text:p>13:23</text:p>
          </table:table-cell>
          <table:table-cell office:value-type="string">
            <text:p>14:03v</text:p>
          </table:table-cell>
          <table:table-cell office:value-type="string">
            <text:p>14:23v</text:p>
          </table:table-cell>
          <table:table-cell office:value-type="string">
            <text:p>14:43</text:p>
          </table:table-cell>
          <table:table-cell office:value-type="string">
            <text:p>15:03</text:p>
          </table:table-cell>
          <table:table-cell office:value-type="string">
            <text:p>15:28v</text:p>
          </table:table-cell>
          <table:table-cell office:value-type="string">
            <text:p>15:43v</text:p>
          </table:table-cell>
          <table:table-cell office:value-type="string">
            <text:p>16:03</text:p>
          </table:table-cell>
          <table:table-cell office:value-type="string">
            <text:p>16:23</text:p>
          </table:table-cell>
          <table:table-cell office:value-type="string">
            <text:p>17:03v</text:p>
          </table:table-cell>
          <table:table-cell office:value-type="string">
            <text:p>17:42</text:p>
          </table:table-cell>
          <table:table-cell office:value-type="string">
            <text:p>18:42v</text:p>
          </table:table-cell>
          <table:table-cell office:value-type="string">
            <text:p>19:40</text:p>
          </table:table-cell>
          <table:table-cell office:value-type="string">
            <text:p>20:40v</text:p>
          </table:table-cell>
          <table:table-cell office:value-type="string">
            <text:p>21:39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Jana Pawła II Staszica</text:p>
          </table:table-cell>
          <table:table-cell table:style-name="ce9" office:value-type="string">
            <text:p>6:25</text:p>
          </table:table-cell>
          <table:table-cell office:value-type="string">
            <text:p>7:03v</text:p>
          </table:table-cell>
          <table:table-cell office:value-type="string">
            <text:p>7:23</text:p>
          </table:table-cell>
          <table:table-cell office:value-type="string">
            <text:p>7:43</text:p>
          </table:table-cell>
          <table:table-cell office:value-type="string">
            <text:p>8:03v</text:p>
          </table:table-cell>
          <table:table-cell office:value-type="string">
            <text:p>8:25v</text:p>
          </table:table-cell>
          <table:table-cell office:value-type="string">
            <text:p>8:43</text:p>
          </table:table-cell>
          <table:table-cell office:value-type="string">
            <text:p>9:23v</text:p>
          </table:table-cell>
          <table:table-cell office:value-type="string">
            <text:p>10:03v</text:p>
          </table:table-cell>
          <table:table-cell office:value-type="string">
            <text:p>10:43</text:p>
          </table:table-cell>
          <table:table-cell office:value-type="string">
            <text:p>11:23v</text:p>
          </table:table-cell>
          <table:table-cell office:value-type="string">
            <text:p>12:04</text:p>
          </table:table-cell>
          <table:table-cell office:value-type="string">
            <text:p>12:43v</text:p>
          </table:table-cell>
          <table:table-cell office:value-type="string">
            <text:p>13:24</text:p>
          </table:table-cell>
          <table:table-cell office:value-type="string">
            <text:p>14:04v</text:p>
          </table:table-cell>
          <table:table-cell office:value-type="string">
            <text:p>14:24v</text:p>
          </table:table-cell>
          <table:table-cell office:value-type="string">
            <text:p>14:44</text:p>
          </table:table-cell>
          <table:table-cell office:value-type="string">
            <text:p>15:04</text:p>
          </table:table-cell>
          <table:table-cell office:value-type="string">
            <text:p>15:29v</text:p>
          </table:table-cell>
          <table:table-cell office:value-type="string">
            <text:p>15:44v</text:p>
          </table:table-cell>
          <table:table-cell office:value-type="string">
            <text:p>16:04</text:p>
          </table:table-cell>
          <table:table-cell office:value-type="string">
            <text:p>16:24</text:p>
          </table:table-cell>
          <table:table-cell office:value-type="string">
            <text:p>17:04v</text:p>
          </table:table-cell>
          <table:table-cell office:value-type="string">
            <text:p>17:43</text:p>
          </table:table-cell>
          <table:table-cell office:value-type="string">
            <text:p>18:43v</text:p>
          </table:table-cell>
          <table:table-cell office:value-type="string">
            <text:p>19:41</text:p>
          </table:table-cell>
          <table:table-cell office:value-type="string">
            <text:p>20:41v</text:p>
          </table:table-cell>
          <table:table-cell office:value-type="string">
            <text:p>21:40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Władysława IV EMKA</text:p>
          </table:table-cell>
          <table:table-cell table:style-name="ce9" office:value-type="string">
            <text:p>6:26</text:p>
          </table:table-cell>
          <table:table-cell office:value-type="string">
            <text:p>7:04v</text:p>
          </table:table-cell>
          <table:table-cell office:value-type="string">
            <text:p>7:24</text:p>
          </table:table-cell>
          <table:table-cell office:value-type="string">
            <text:p>7:44</text:p>
          </table:table-cell>
          <table:table-cell office:value-type="string">
            <text:p>8:04v</text:p>
          </table:table-cell>
          <table:table-cell office:value-type="string">
            <text:p>8:26v</text:p>
          </table:table-cell>
          <table:table-cell office:value-type="string">
            <text:p>8:44</text:p>
          </table:table-cell>
          <table:table-cell office:value-type="string">
            <text:p>9:24v</text:p>
          </table:table-cell>
          <table:table-cell office:value-type="string">
            <text:p>10:04v</text:p>
          </table:table-cell>
          <table:table-cell office:value-type="string">
            <text:p>10:44</text:p>
          </table:table-cell>
          <table:table-cell office:value-type="string">
            <text:p>11:24v</text:p>
          </table:table-cell>
          <table:table-cell office:value-type="string">
            <text:p>12:05</text:p>
          </table:table-cell>
          <table:table-cell office:value-type="string">
            <text:p>12:44v</text:p>
          </table:table-cell>
          <table:table-cell office:value-type="string">
            <text:p>13:25</text:p>
          </table:table-cell>
          <table:table-cell office:value-type="string">
            <text:p>14:05v</text:p>
          </table:table-cell>
          <table:table-cell office:value-type="string">
            <text:p>14:25v</text:p>
          </table:table-cell>
          <table:table-cell office:value-type="string">
            <text:p>14:45</text:p>
          </table:table-cell>
          <table:table-cell office:value-type="string">
            <text:p>15:05</text:p>
          </table:table-cell>
          <table:table-cell office:value-type="string">
            <text:p>15:30v</text:p>
          </table:table-cell>
          <table:table-cell office:value-type="string">
            <text:p>15:45v</text:p>
          </table:table-cell>
          <table:table-cell office:value-type="string">
            <text:p>16:05</text:p>
          </table:table-cell>
          <table:table-cell office:value-type="string">
            <text:p>16:25</text:p>
          </table:table-cell>
          <table:table-cell office:value-type="string">
            <text:p>17:05v</text:p>
          </table:table-cell>
          <table:table-cell office:value-type="string">
            <text:p>17:44</text:p>
          </table:table-cell>
          <table:table-cell office:value-type="string">
            <text:p>18:44v</text:p>
          </table:table-cell>
          <table:table-cell office:value-type="string">
            <text:p>19:42</text:p>
          </table:table-cell>
          <table:table-cell office:value-type="string">
            <text:p>20:42v</text:p>
          </table:table-cell>
          <table:table-cell office:value-type="string">
            <text:p>21:41v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 table:print="false">
        <office:forms form:automatic-focus="false" form:apply-design-mode="false"/>
        <table:table-column table:style-name="co14" table:default-cell-style-name="ce4"/>
        <table:table-column table:style-name="co5" table:number-columns-repeated="1023" table:default-cell-style-name="ce4"/>
        <table:table-row table:style-name="ro1">
          <table:table-cell office:value-type="string">
            <text:p>Dworzec PKP</text:p>
          </table:table-cell>
          <table:table-cell table:style-name="ce10" office:value-type="string">
            <text:p>6:16</text:p>
          </table:table-cell>
          <table:table-cell office:value-type="string">
            <text:p>7:16</text:p>
          </table:table-cell>
          <table:table-cell office:value-type="string">
            <text:p>8:16</text:p>
          </table:table-cell>
          <table:table-cell office:value-type="string">
            <text:p>9:16</text:p>
          </table:table-cell>
          <table:table-cell office:value-type="string">
            <text:p>10:16</text:p>
          </table:table-cell>
          <table:table-cell office:value-type="string">
            <text:p>11:16</text:p>
          </table:table-cell>
          <table:table-cell office:value-type="string">
            <text:p>12:16</text:p>
          </table:table-cell>
          <table:table-cell office:value-type="string">
            <text:p>13:16</text:p>
          </table:table-cell>
          <table:table-cell office:value-type="string">
            <text:p>14:16</text:p>
          </table:table-cell>
          <table:table-cell office:value-type="string">
            <text:p>15:16</text:p>
          </table:table-cell>
          <table:table-cell office:value-type="string">
            <text:p>16:16</text:p>
          </table:table-cell>
          <table:table-cell office:value-type="string">
            <text:p>17:16</text:p>
          </table:table-cell>
          <table:table-cell office:value-type="string">
            <text:p>18:16</text:p>
          </table:table-cell>
          <table:table-cell office:value-type="string">
            <text:p>19:16</text:p>
          </table:table-cell>
          <table:table-cell office:value-type="string">
            <text:p>20:16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Krakusa i Wandy Zwycięstwa</text:p>
          </table:table-cell>
          <table:table-cell table:style-name="ce10" office:value-type="string">
            <text:p>6:18</text:p>
          </table:table-cell>
          <table:table-cell office:value-type="string">
            <text:p>7:18</text:p>
          </table:table-cell>
          <table:table-cell office:value-type="string">
            <text:p>8:18</text:p>
          </table:table-cell>
          <table:table-cell office:value-type="string">
            <text:p>9:18</text:p>
          </table:table-cell>
          <table:table-cell office:value-type="string">
            <text:p>10:18</text:p>
          </table:table-cell>
          <table:table-cell office:value-type="string">
            <text:p>11:18</text:p>
          </table:table-cell>
          <table:table-cell office:value-type="string">
            <text:p>12:18</text:p>
          </table:table-cell>
          <table:table-cell office:value-type="string">
            <text:p>13:18</text:p>
          </table:table-cell>
          <table:table-cell office:value-type="string">
            <text:p>14:18</text:p>
          </table:table-cell>
          <table:table-cell office:value-type="string">
            <text:p>15:18</text:p>
          </table:table-cell>
          <table:table-cell office:value-type="string">
            <text:p>16:18</text:p>
          </table:table-cell>
          <table:table-cell office:value-type="string">
            <text:p>17:18</text:p>
          </table:table-cell>
          <table:table-cell office:value-type="string">
            <text:p>18:18</text:p>
          </table:table-cell>
          <table:table-cell office:value-type="string">
            <text:p>19:18</text:p>
          </table:table-cell>
          <table:table-cell office:value-type="string">
            <text:p>20:18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Lechicka Kolejowa</text:p>
          </table:table-cell>
          <table:table-cell table:style-name="ce10" office:value-type="string">
            <text:p>6:20</text:p>
          </table:table-cell>
          <table:table-cell office:value-type="string">
            <text:p>7:20</text:p>
          </table:table-cell>
          <table:table-cell office:value-type="string">
            <text:p>8:20</text:p>
          </table:table-cell>
          <table:table-cell office:value-type="string">
            <text:p>9:20</text:p>
          </table:table-cell>
          <table:table-cell office:value-type="string">
            <text:p>10:20</text:p>
          </table:table-cell>
          <table:table-cell office:value-type="string">
            <text:p>11:20</text:p>
          </table:table-cell>
          <table:table-cell office:value-type="string">
            <text:p>12:20</text:p>
          </table:table-cell>
          <table:table-cell office:value-type="string">
            <text:p>13:20</text:p>
          </table:table-cell>
          <table:table-cell office:value-type="string">
            <text:p>14:20</text:p>
          </table:table-cell>
          <table:table-cell office:value-type="string">
            <text:p>15:20</text:p>
          </table:table-cell>
          <table:table-cell office:value-type="string">
            <text:p>16:20</text:p>
          </table:table-cell>
          <table:table-cell office:value-type="string">
            <text:p>17:20</text:p>
          </table:table-cell>
          <table:table-cell office:value-type="string">
            <text:p>18:20</text:p>
          </table:table-cell>
          <table:table-cell office:value-type="string">
            <text:p>19:20</text:p>
          </table:table-cell>
          <table:table-cell office:value-type="string">
            <text:p>20:20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Słowiańska Lechicka</text:p>
          </table:table-cell>
          <table:table-cell table:style-name="ce10" office:value-type="string">
            <text:p>6:21</text:p>
          </table:table-cell>
          <table:table-cell office:value-type="string">
            <text:p>7:21</text:p>
          </table:table-cell>
          <table:table-cell office:value-type="string">
            <text:p>8:21</text:p>
          </table:table-cell>
          <table:table-cell office:value-type="string">
            <text:p>9:21</text:p>
          </table:table-cell>
          <table:table-cell office:value-type="string">
            <text:p>10:21</text:p>
          </table:table-cell>
          <table:table-cell office:value-type="string">
            <text:p>11:21</text:p>
          </table:table-cell>
          <table:table-cell office:value-type="string">
            <text:p>12:21</text:p>
          </table:table-cell>
          <table:table-cell office:value-type="string">
            <text:p>13:21</text:p>
          </table:table-cell>
          <table:table-cell office:value-type="string">
            <text:p>14:21</text:p>
          </table:table-cell>
          <table:table-cell office:value-type="string">
            <text:p>15:21</text:p>
          </table:table-cell>
          <table:table-cell office:value-type="string">
            <text:p>16:21</text:p>
          </table:table-cell>
          <table:table-cell office:value-type="string">
            <text:p>17:21</text:p>
          </table:table-cell>
          <table:table-cell office:value-type="string">
            <text:p>18:21</text:p>
          </table:table-cell>
          <table:table-cell office:value-type="string">
            <text:p>19:21</text:p>
          </table:table-cell>
          <table:table-cell office:value-type="string">
            <text:p>20:21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Słowiańska MEC</text:p>
          </table:table-cell>
          <table:table-cell table:style-name="ce10" office:value-type="string">
            <text:p>6:22</text:p>
          </table:table-cell>
          <table:table-cell office:value-type="string">
            <text:p>7:22</text:p>
          </table:table-cell>
          <table:table-cell office:value-type="string">
            <text:p>8:22</text:p>
          </table:table-cell>
          <table:table-cell office:value-type="string">
            <text:p>9:22</text:p>
          </table:table-cell>
          <table:table-cell office:value-type="string">
            <text:p>10:22</text:p>
          </table:table-cell>
          <table:table-cell office:value-type="string">
            <text:p>11:22</text:p>
          </table:table-cell>
          <table:table-cell office:value-type="string">
            <text:p>12:22</text:p>
          </table:table-cell>
          <table:table-cell office:value-type="string">
            <text:p>13:22</text:p>
          </table:table-cell>
          <table:table-cell office:value-type="string">
            <text:p>14:22</text:p>
          </table:table-cell>
          <table:table-cell office:value-type="string">
            <text:p>15:22</text:p>
          </table:table-cell>
          <table:table-cell office:value-type="string">
            <text:p>16:22</text:p>
          </table:table-cell>
          <table:table-cell office:value-type="string">
            <text:p>17:22</text:p>
          </table:table-cell>
          <table:table-cell office:value-type="string">
            <text:p>18:22</text:p>
          </table:table-cell>
          <table:table-cell office:value-type="string">
            <text:p>19:22</text:p>
          </table:table-cell>
          <table:table-cell office:value-type="string">
            <text:p>20:22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Wenedów</text:p>
          </table:table-cell>
          <table:table-cell table:style-name="ce10" office:value-type="string">
            <text:p>6:23</text:p>
          </table:table-cell>
          <table:table-cell office:value-type="string">
            <text:p>7:23</text:p>
          </table:table-cell>
          <table:table-cell office:value-type="string">
            <text:p>8:23</text:p>
          </table:table-cell>
          <table:table-cell office:value-type="string">
            <text:p>9:23</text:p>
          </table:table-cell>
          <table:table-cell office:value-type="string">
            <text:p>10:23</text:p>
          </table:table-cell>
          <table:table-cell office:value-type="string">
            <text:p>11:23</text:p>
          </table:table-cell>
          <table:table-cell office:value-type="string">
            <text:p>12:23</text:p>
          </table:table-cell>
          <table:table-cell office:value-type="string">
            <text:p>13:23</text:p>
          </table:table-cell>
          <table:table-cell office:value-type="string">
            <text:p>14:23</text:p>
          </table:table-cell>
          <table:table-cell office:value-type="string">
            <text:p>15:23</text:p>
          </table:table-cell>
          <table:table-cell office:value-type="string">
            <text:p>16:23</text:p>
          </table:table-cell>
          <table:table-cell office:value-type="string">
            <text:p>17:23</text:p>
          </table:table-cell>
          <table:table-cell office:value-type="string">
            <text:p>18:23</text:p>
          </table:table-cell>
          <table:table-cell office:value-type="string">
            <text:p>19:23</text:p>
          </table:table-cell>
          <table:table-cell office:value-type="string">
            <text:p>20:23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Lutyków</text:p>
          </table:table-cell>
          <table:table-cell table:style-name="ce10" office:value-type="string">
            <text:p>6:24</text:p>
          </table:table-cell>
          <table:table-cell office:value-type="string">
            <text:p>7:24</text:p>
          </table:table-cell>
          <table:table-cell office:value-type="string">
            <text:p>8:24</text:p>
          </table:table-cell>
          <table:table-cell office:value-type="string">
            <text:p>9:24</text:p>
          </table:table-cell>
          <table:table-cell office:value-type="string">
            <text:p>10:24</text:p>
          </table:table-cell>
          <table:table-cell office:value-type="string">
            <text:p>11:24</text:p>
          </table:table-cell>
          <table:table-cell office:value-type="string">
            <text:p>12:24</text:p>
          </table:table-cell>
          <table:table-cell office:value-type="string">
            <text:p>13:24</text:p>
          </table:table-cell>
          <table:table-cell office:value-type="string">
            <text:p>14:24</text:p>
          </table:table-cell>
          <table:table-cell office:value-type="string">
            <text:p>15:24</text:p>
          </table:table-cell>
          <table:table-cell office:value-type="string">
            <text:p>16:24</text:p>
          </table:table-cell>
          <table:table-cell office:value-type="string">
            <text:p>17:24</text:p>
          </table:table-cell>
          <table:table-cell office:value-type="string">
            <text:p>18:24</text:p>
          </table:table-cell>
          <table:table-cell office:value-type="string">
            <text:p>19:24</text:p>
          </table:table-cell>
          <table:table-cell office:value-type="string">
            <text:p>20:24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Krakusa i Wandy Lechicka</text:p>
          </table:table-cell>
          <table:table-cell table:style-name="ce10" office:value-type="string">
            <text:p>6:25</text:p>
          </table:table-cell>
          <table:table-cell office:value-type="string">
            <text:p>7:25</text:p>
          </table:table-cell>
          <table:table-cell office:value-type="string">
            <text:p>8:25</text:p>
          </table:table-cell>
          <table:table-cell office:value-type="string">
            <text:p>9:25</text:p>
          </table:table-cell>
          <table:table-cell office:value-type="string">
            <text:p>10:25</text:p>
          </table:table-cell>
          <table:table-cell office:value-type="string">
            <text:p>11:25</text:p>
          </table:table-cell>
          <table:table-cell office:value-type="string">
            <text:p>12:25</text:p>
          </table:table-cell>
          <table:table-cell office:value-type="string">
            <text:p>13:25</text:p>
          </table:table-cell>
          <table:table-cell office:value-type="string">
            <text:p>14:25</text:p>
          </table:table-cell>
          <table:table-cell office:value-type="string">
            <text:p>15:25</text:p>
          </table:table-cell>
          <table:table-cell office:value-type="string">
            <text:p>16:25</text:p>
          </table:table-cell>
          <table:table-cell office:value-type="string">
            <text:p>17:25</text:p>
          </table:table-cell>
          <table:table-cell office:value-type="string">
            <text:p>18:25</text:p>
          </table:table-cell>
          <table:table-cell office:value-type="string">
            <text:p>19:25</text:p>
          </table:table-cell>
          <table:table-cell office:value-type="string">
            <text:p>20:25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Gnieźnieńska Połczyńska</text:p>
          </table:table-cell>
          <table:table-cell table:style-name="ce10" office:value-type="string">
            <text:p>6:26</text:p>
          </table:table-cell>
          <table:table-cell office:value-type="string">
            <text:p>7:26</text:p>
          </table:table-cell>
          <table:table-cell office:value-type="string">
            <text:p>8:26</text:p>
          </table:table-cell>
          <table:table-cell office:value-type="string">
            <text:p>9:26</text:p>
          </table:table-cell>
          <table:table-cell office:value-type="string">
            <text:p>10:26</text:p>
          </table:table-cell>
          <table:table-cell office:value-type="string">
            <text:p>11:26</text:p>
          </table:table-cell>
          <table:table-cell office:value-type="string">
            <text:p>12:26</text:p>
          </table:table-cell>
          <table:table-cell office:value-type="string">
            <text:p>13:26</text:p>
          </table:table-cell>
          <table:table-cell office:value-type="string">
            <text:p>14:26</text:p>
          </table:table-cell>
          <table:table-cell office:value-type="string">
            <text:p>15:26</text:p>
          </table:table-cell>
          <table:table-cell office:value-type="string">
            <text:p>16:26</text:p>
          </table:table-cell>
          <table:table-cell office:value-type="string">
            <text:p>17:26</text:p>
          </table:table-cell>
          <table:table-cell office:value-type="string">
            <text:p>18:26</text:p>
          </table:table-cell>
          <table:table-cell office:value-type="string">
            <text:p>19:26</text:p>
          </table:table-cell>
          <table:table-cell office:value-type="string">
            <text:p>20:26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Gnieźnieńska Szkoła</text:p>
          </table:table-cell>
          <table:table-cell table:style-name="ce10" office:value-type="string">
            <text:p>6:27</text:p>
          </table:table-cell>
          <table:table-cell office:value-type="string">
            <text:p>7:27</text:p>
          </table:table-cell>
          <table:table-cell office:value-type="string">
            <text:p>8:27</text:p>
          </table:table-cell>
          <table:table-cell office:value-type="string">
            <text:p>9:27</text:p>
          </table:table-cell>
          <table:table-cell office:value-type="string">
            <text:p>10:27</text:p>
          </table:table-cell>
          <table:table-cell office:value-type="string">
            <text:p>11:27</text:p>
          </table:table-cell>
          <table:table-cell office:value-type="string">
            <text:p>12:27</text:p>
          </table:table-cell>
          <table:table-cell office:value-type="string">
            <text:p>13:27</text:p>
          </table:table-cell>
          <table:table-cell office:value-type="string">
            <text:p>14:27</text:p>
          </table:table-cell>
          <table:table-cell office:value-type="string">
            <text:p>15:27</text:p>
          </table:table-cell>
          <table:table-cell office:value-type="string">
            <text:p>16:27</text:p>
          </table:table-cell>
          <table:table-cell office:value-type="string">
            <text:p>17:27</text:p>
          </table:table-cell>
          <table:table-cell office:value-type="string">
            <text:p>18:27</text:p>
          </table:table-cell>
          <table:table-cell office:value-type="string">
            <text:p>19:27</text:p>
          </table:table-cell>
          <table:table-cell office:value-type="string">
            <text:p>20:27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Gnieźnieńska Strażacka</text:p>
          </table:table-cell>
          <table:table-cell table:style-name="ce10" office:value-type="string">
            <text:p>6:28</text:p>
          </table:table-cell>
          <table:table-cell office:value-type="string">
            <text:p>7:28</text:p>
          </table:table-cell>
          <table:table-cell office:value-type="string">
            <text:p>8:28</text:p>
          </table:table-cell>
          <table:table-cell office:value-type="string">
            <text:p>9:28</text:p>
          </table:table-cell>
          <table:table-cell office:value-type="string">
            <text:p>10:28</text:p>
          </table:table-cell>
          <table:table-cell office:value-type="string">
            <text:p>11:28</text:p>
          </table:table-cell>
          <table:table-cell office:value-type="string">
            <text:p>12:28</text:p>
          </table:table-cell>
          <table:table-cell office:value-type="string">
            <text:p>13:28</text:p>
          </table:table-cell>
          <table:table-cell office:value-type="string">
            <text:p>14:28</text:p>
          </table:table-cell>
          <table:table-cell office:value-type="string">
            <text:p>15:28</text:p>
          </table:table-cell>
          <table:table-cell office:value-type="string">
            <text:p>16:28</text:p>
          </table:table-cell>
          <table:table-cell office:value-type="string">
            <text:p>17:28</text:p>
          </table:table-cell>
          <table:table-cell office:value-type="string">
            <text:p>18:28</text:p>
          </table:table-cell>
          <table:table-cell office:value-type="string">
            <text:p>19:28</text:p>
          </table:table-cell>
          <table:table-cell office:value-type="string">
            <text:p>20:28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Centrum Handlowe ATRIUM</text:p>
          </table:table-cell>
          <table:table-cell table:style-name="ce10" office:value-type="string">
            <text:p>6:31</text:p>
          </table:table-cell>
          <table:table-cell office:value-type="string">
            <text:p>7:31</text:p>
          </table:table-cell>
          <table:table-cell office:value-type="string">
            <text:p>8:31</text:p>
          </table:table-cell>
          <table:table-cell office:value-type="string">
            <text:p>9:31</text:p>
          </table:table-cell>
          <table:table-cell office:value-type="string">
            <text:p>10:31</text:p>
          </table:table-cell>
          <table:table-cell office:value-type="string">
            <text:p>11:31</text:p>
          </table:table-cell>
          <table:table-cell office:value-type="string">
            <text:p>12:31</text:p>
          </table:table-cell>
          <table:table-cell office:value-type="string">
            <text:p>13:31</text:p>
          </table:table-cell>
          <table:table-cell office:value-type="string">
            <text:p>14:31</text:p>
          </table:table-cell>
          <table:table-cell office:value-type="string">
            <text:p>15:31</text:p>
          </table:table-cell>
          <table:table-cell office:value-type="string">
            <text:p>16:31</text:p>
          </table:table-cell>
          <table:table-cell office:value-type="string">
            <text:p>17:31</text:p>
          </table:table-cell>
          <table:table-cell office:value-type="string">
            <text:p>18:31</text:p>
          </table:table-cell>
          <table:table-cell office:value-type="string">
            <text:p>19:31</text:p>
          </table:table-cell>
          <table:table-cell office:value-type="string">
            <text:p>20:31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Gnieźnieńska CH ATRIUM</text:p>
          </table:table-cell>
          <table:table-cell table:style-name="ce10" office:value-type="string">
            <text:p>6:32</text:p>
          </table:table-cell>
          <table:table-cell office:value-type="string">
            <text:p>7:32</text:p>
          </table:table-cell>
          <table:table-cell office:value-type="string">
            <text:p>8:32</text:p>
          </table:table-cell>
          <table:table-cell office:value-type="string">
            <text:p>9:32</text:p>
          </table:table-cell>
          <table:table-cell office:value-type="string">
            <text:p>10:32</text:p>
          </table:table-cell>
          <table:table-cell office:value-type="string">
            <text:p>11:32</text:p>
          </table:table-cell>
          <table:table-cell office:value-type="string">
            <text:p>12:32</text:p>
          </table:table-cell>
          <table:table-cell office:value-type="string">
            <text:p>13:32</text:p>
          </table:table-cell>
          <table:table-cell office:value-type="string">
            <text:p>14:32</text:p>
          </table:table-cell>
          <table:table-cell office:value-type="string">
            <text:p>15:32</text:p>
          </table:table-cell>
          <table:table-cell office:value-type="string">
            <text:p>16:32</text:p>
          </table:table-cell>
          <table:table-cell office:value-type="string">
            <text:p>17:32</text:p>
          </table:table-cell>
          <table:table-cell office:value-type="string">
            <text:p>18:32</text:p>
          </table:table-cell>
          <table:table-cell office:value-type="string">
            <text:p>19:32</text:p>
          </table:table-cell>
          <table:table-cell office:value-type="string">
            <text:p>20:32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 Marca Gnieźnieńska</text:p>
          </table:table-cell>
          <table:table-cell table:style-name="ce10" office:value-type="string">
            <text:p>6:33</text:p>
          </table:table-cell>
          <table:table-cell office:value-type="string">
            <text:p>7:33</text:p>
          </table:table-cell>
          <table:table-cell office:value-type="string">
            <text:p>8:33</text:p>
          </table:table-cell>
          <table:table-cell office:value-type="string">
            <text:p>9:33</text:p>
          </table:table-cell>
          <table:table-cell office:value-type="string">
            <text:p>10:33</text:p>
          </table:table-cell>
          <table:table-cell office:value-type="string">
            <text:p>11:33</text:p>
          </table:table-cell>
          <table:table-cell office:value-type="string">
            <text:p>12:33</text:p>
          </table:table-cell>
          <table:table-cell office:value-type="string">
            <text:p>13:33</text:p>
          </table:table-cell>
          <table:table-cell office:value-type="string">
            <text:p>14:33</text:p>
          </table:table-cell>
          <table:table-cell office:value-type="string">
            <text:p>15:33</text:p>
          </table:table-cell>
          <table:table-cell office:value-type="string">
            <text:p>16:33</text:p>
          </table:table-cell>
          <table:table-cell office:value-type="string">
            <text:p>17:33</text:p>
          </table:table-cell>
          <table:table-cell office:value-type="string">
            <text:p>18:33</text:p>
          </table:table-cell>
          <table:table-cell office:value-type="string">
            <text:p>19:33</text:p>
          </table:table-cell>
          <table:table-cell office:value-type="string">
            <text:p>20:33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 Marca Wojska Polskiego</text:p>
          </table:table-cell>
          <table:table-cell table:style-name="ce10" office:value-type="string">
            <text:p>6:34</text:p>
          </table:table-cell>
          <table:table-cell office:value-type="string">
            <text:p>7:34</text:p>
          </table:table-cell>
          <table:table-cell office:value-type="string">
            <text:p>8:34</text:p>
          </table:table-cell>
          <table:table-cell office:value-type="string">
            <text:p>9:34</text:p>
          </table:table-cell>
          <table:table-cell office:value-type="string">
            <text:p>10:34</text:p>
          </table:table-cell>
          <table:table-cell office:value-type="string">
            <text:p>11:34</text:p>
          </table:table-cell>
          <table:table-cell office:value-type="string">
            <text:p>12:34</text:p>
          </table:table-cell>
          <table:table-cell office:value-type="string">
            <text:p>13:34</text:p>
          </table:table-cell>
          <table:table-cell office:value-type="string">
            <text:p>14:34</text:p>
          </table:table-cell>
          <table:table-cell office:value-type="string">
            <text:p>15:34</text:p>
          </table:table-cell>
          <table:table-cell office:value-type="string">
            <text:p>16:34</text:p>
          </table:table-cell>
          <table:table-cell office:value-type="string">
            <text:p>17:34</text:p>
          </table:table-cell>
          <table:table-cell office:value-type="string">
            <text:p>18:34</text:p>
          </table:table-cell>
          <table:table-cell office:value-type="string">
            <text:p>19:34</text:p>
          </table:table-cell>
          <table:table-cell office:value-type="string">
            <text:p>20:34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 Marca Jednostka Wojskowa</text:p>
          </table:table-cell>
          <table:table-cell table:style-name="ce10" office:value-type="string">
            <text:p>6:35</text:p>
          </table:table-cell>
          <table:table-cell office:value-type="string">
            <text:p>7:35</text:p>
          </table:table-cell>
          <table:table-cell office:value-type="string">
            <text:p>8:35</text:p>
          </table:table-cell>
          <table:table-cell office:value-type="string">
            <text:p>9:35</text:p>
          </table:table-cell>
          <table:table-cell office:value-type="string">
            <text:p>10:35</text:p>
          </table:table-cell>
          <table:table-cell office:value-type="string">
            <text:p>11:35</text:p>
          </table:table-cell>
          <table:table-cell office:value-type="string">
            <text:p>12:35</text:p>
          </table:table-cell>
          <table:table-cell office:value-type="string">
            <text:p>13:35</text:p>
          </table:table-cell>
          <table:table-cell office:value-type="string">
            <text:p>14:35</text:p>
          </table:table-cell>
          <table:table-cell office:value-type="string">
            <text:p>15:35</text:p>
          </table:table-cell>
          <table:table-cell office:value-type="string">
            <text:p>16:35</text:p>
          </table:table-cell>
          <table:table-cell office:value-type="string">
            <text:p>17:35</text:p>
          </table:table-cell>
          <table:table-cell office:value-type="string">
            <text:p>18:35</text:p>
          </table:table-cell>
          <table:table-cell office:value-type="string">
            <text:p>19:35</text:p>
          </table:table-cell>
          <table:table-cell office:value-type="string">
            <text:p>20:35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Traugutta Chopina</text:p>
          </table:table-cell>
          <table:table-cell table:style-name="ce10" office:value-type="string">
            <text:p>6:36</text:p>
          </table:table-cell>
          <table:table-cell office:value-type="string">
            <text:p>7:36</text:p>
          </table:table-cell>
          <table:table-cell office:value-type="string">
            <text:p>8:36</text:p>
          </table:table-cell>
          <table:table-cell office:value-type="string">
            <text:p>9:36</text:p>
          </table:table-cell>
          <table:table-cell office:value-type="string">
            <text:p>10:37</text:p>
          </table:table-cell>
          <table:table-cell office:value-type="string">
            <text:p>11:37</text:p>
          </table:table-cell>
          <table:table-cell office:value-type="string">
            <text:p>12:37</text:p>
          </table:table-cell>
          <table:table-cell office:value-type="string">
            <text:p>13:37</text:p>
          </table:table-cell>
          <table:table-cell office:value-type="string">
            <text:p>14:37</text:p>
          </table:table-cell>
          <table:table-cell office:value-type="string">
            <text:p>15:37</text:p>
          </table:table-cell>
          <table:table-cell office:value-type="string">
            <text:p>16:37</text:p>
          </table:table-cell>
          <table:table-cell office:value-type="string">
            <text:p>17:37</text:p>
          </table:table-cell>
          <table:table-cell office:value-type="string">
            <text:p>18:37</text:p>
          </table:table-cell>
          <table:table-cell office:value-type="string">
            <text:p>19:37</text:p>
          </table:table-cell>
          <table:table-cell office:value-type="string">
            <text:p>20:37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Orląt Lwowskich Sawickiej</text:p>
          </table:table-cell>
          <table:table-cell table:style-name="ce10" office:value-type="string">
            <text:p>6:38</text:p>
          </table:table-cell>
          <table:table-cell office:value-type="string">
            <text:p>7:38</text:p>
          </table:table-cell>
          <table:table-cell office:value-type="string">
            <text:p>8:38</text:p>
          </table:table-cell>
          <table:table-cell office:value-type="string">
            <text:p>9:38</text:p>
          </table:table-cell>
          <table:table-cell office:value-type="string">
            <text:p>10:39</text:p>
          </table:table-cell>
          <table:table-cell office:value-type="string">
            <text:p>11:39</text:p>
          </table:table-cell>
          <table:table-cell office:value-type="string">
            <text:p>12:39</text:p>
          </table:table-cell>
          <table:table-cell office:value-type="string">
            <text:p>13:39</text:p>
          </table:table-cell>
          <table:table-cell office:value-type="string">
            <text:p>14:39</text:p>
          </table:table-cell>
          <table:table-cell office:value-type="string">
            <text:p>15:39</text:p>
          </table:table-cell>
          <table:table-cell office:value-type="string">
            <text:p>16:39</text:p>
          </table:table-cell>
          <table:table-cell office:value-type="string">
            <text:p>17:39</text:p>
          </table:table-cell>
          <table:table-cell office:value-type="string">
            <text:p>18:39</text:p>
          </table:table-cell>
          <table:table-cell office:value-type="string">
            <text:p>19:39</text:p>
          </table:table-cell>
          <table:table-cell office:value-type="string">
            <text:p>20:39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Jana Pawła II Gdańska</text:p>
          </table:table-cell>
          <table:table-cell table:style-name="ce10" office:value-type="string">
            <text:p>6:39</text:p>
          </table:table-cell>
          <table:table-cell office:value-type="string">
            <text:p>7:39</text:p>
          </table:table-cell>
          <table:table-cell office:value-type="string">
            <text:p>8:39</text:p>
          </table:table-cell>
          <table:table-cell office:value-type="string">
            <text:p>9:39</text:p>
          </table:table-cell>
          <table:table-cell office:value-type="string">
            <text:p>10:40</text:p>
          </table:table-cell>
          <table:table-cell office:value-type="string">
            <text:p>11:40</text:p>
          </table:table-cell>
          <table:table-cell office:value-type="string">
            <text:p>12:40</text:p>
          </table:table-cell>
          <table:table-cell office:value-type="string">
            <text:p>13:40</text:p>
          </table:table-cell>
          <table:table-cell office:value-type="string">
            <text:p>14:40</text:p>
          </table:table-cell>
          <table:table-cell office:value-type="string">
            <text:p>15:40</text:p>
          </table:table-cell>
          <table:table-cell office:value-type="string">
            <text:p>16:40</text:p>
          </table:table-cell>
          <table:table-cell office:value-type="string">
            <text:p>17:40</text:p>
          </table:table-cell>
          <table:table-cell office:value-type="string">
            <text:p>18:40</text:p>
          </table:table-cell>
          <table:table-cell office:value-type="string">
            <text:p>19:40</text:p>
          </table:table-cell>
          <table:table-cell office:value-type="string">
            <text:p>20:40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Jana Pawła II Staszica</text:p>
          </table:table-cell>
          <table:table-cell table:style-name="ce10" office:value-type="string">
            <text:p>6:40</text:p>
          </table:table-cell>
          <table:table-cell office:value-type="string">
            <text:p>7:40</text:p>
          </table:table-cell>
          <table:table-cell office:value-type="string">
            <text:p>8:40</text:p>
          </table:table-cell>
          <table:table-cell office:value-type="string">
            <text:p>9:40</text:p>
          </table:table-cell>
          <table:table-cell office:value-type="string">
            <text:p>10:41</text:p>
          </table:table-cell>
          <table:table-cell office:value-type="string">
            <text:p>11:41</text:p>
          </table:table-cell>
          <table:table-cell office:value-type="string">
            <text:p>12:41</text:p>
          </table:table-cell>
          <table:table-cell office:value-type="string">
            <text:p>13:41</text:p>
          </table:table-cell>
          <table:table-cell office:value-type="string">
            <text:p>14:41</text:p>
          </table:table-cell>
          <table:table-cell office:value-type="string">
            <text:p>15:41</text:p>
          </table:table-cell>
          <table:table-cell office:value-type="string">
            <text:p>16:41</text:p>
          </table:table-cell>
          <table:table-cell office:value-type="string">
            <text:p>17:41</text:p>
          </table:table-cell>
          <table:table-cell office:value-type="string">
            <text:p>18:41</text:p>
          </table:table-cell>
          <table:table-cell office:value-type="string">
            <text:p>19:41</text:p>
          </table:table-cell>
          <table:table-cell office:value-type="string">
            <text:p>20:41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Władysława IV EMKA</text:p>
          </table:table-cell>
          <table:table-cell table:style-name="ce10" office:value-type="string">
            <text:p>6:41</text:p>
          </table:table-cell>
          <table:table-cell office:value-type="string">
            <text:p>7:41</text:p>
          </table:table-cell>
          <table:table-cell office:value-type="string">
            <text:p>8:41</text:p>
          </table:table-cell>
          <table:table-cell office:value-type="string">
            <text:p>9:41</text:p>
          </table:table-cell>
          <table:table-cell office:value-type="string">
            <text:p>10:42</text:p>
          </table:table-cell>
          <table:table-cell office:value-type="string">
            <text:p>11:42</text:p>
          </table:table-cell>
          <table:table-cell office:value-type="string">
            <text:p>12:42</text:p>
          </table:table-cell>
          <table:table-cell office:value-type="string">
            <text:p>13:42</text:p>
          </table:table-cell>
          <table:table-cell office:value-type="string">
            <text:p>14:42</text:p>
          </table:table-cell>
          <table:table-cell office:value-type="string">
            <text:p>15:42</text:p>
          </table:table-cell>
          <table:table-cell office:value-type="string">
            <text:p>16:42</text:p>
          </table:table-cell>
          <table:table-cell office:value-type="string">
            <text:p>17:42</text:p>
          </table:table-cell>
          <table:table-cell office:value-type="string">
            <text:p>18:42</text:p>
          </table:table-cell>
          <table:table-cell office:value-type="string">
            <text:p>19:42</text:p>
          </table:table-cell>
          <table:table-cell office:value-type="string">
            <text:p>20:42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 table:print="false">
        <office:forms form:automatic-focus="false" form:apply-design-mode="false"/>
        <table:table-column table:style-name="co14" table:default-cell-style-name="ce4"/>
        <table:table-column table:style-name="co5" table:number-columns-repeated="1023" table:default-cell-style-name="ce4"/>
        <table:table-row table:style-name="ro1">
          <table:table-cell office:value-type="string">
            <text:p>Dworzec PKP</text:p>
          </table:table-cell>
          <table:table-cell table:style-name="ce10" office:value-type="string">
            <text:p>8:16</text:p>
          </table:table-cell>
          <table:table-cell office:value-type="string">
            <text:p>9:16</text:p>
          </table:table-cell>
          <table:table-cell office:value-type="string">
            <text:p>10:16</text:p>
          </table:table-cell>
          <table:table-cell office:value-type="string">
            <text:p>11:16</text:p>
          </table:table-cell>
          <table:table-cell office:value-type="string">
            <text:p>12:16</text:p>
          </table:table-cell>
          <table:table-cell office:value-type="string">
            <text:p>13:16</text:p>
          </table:table-cell>
          <table:table-cell office:value-type="string">
            <text:p>14:16</text:p>
          </table:table-cell>
          <table:table-cell office:value-type="string">
            <text:p>15:16</text:p>
          </table:table-cell>
          <table:table-cell office:value-type="string">
            <text:p>16:16</text:p>
          </table:table-cell>
          <table:table-cell office:value-type="string">
            <text:p>17:16</text:p>
          </table:table-cell>
          <table:table-cell office:value-type="string">
            <text:p>18:16</text:p>
          </table:table-cell>
          <table:table-cell office:value-type="string">
            <text:p>19:16</text:p>
          </table:table-cell>
          <table:table-cell office:value-type="string">
            <text:p>20:16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Krakusa i Wandy Zwycięstwa</text:p>
          </table:table-cell>
          <table:table-cell table:style-name="ce10" office:value-type="string">
            <text:p>8:18</text:p>
          </table:table-cell>
          <table:table-cell office:value-type="string">
            <text:p>9:18</text:p>
          </table:table-cell>
          <table:table-cell office:value-type="string">
            <text:p>10:18</text:p>
          </table:table-cell>
          <table:table-cell office:value-type="string">
            <text:p>11:18</text:p>
          </table:table-cell>
          <table:table-cell office:value-type="string">
            <text:p>12:18</text:p>
          </table:table-cell>
          <table:table-cell office:value-type="string">
            <text:p>13:18</text:p>
          </table:table-cell>
          <table:table-cell office:value-type="string">
            <text:p>14:18</text:p>
          </table:table-cell>
          <table:table-cell office:value-type="string">
            <text:p>15:18</text:p>
          </table:table-cell>
          <table:table-cell office:value-type="string">
            <text:p>16:18</text:p>
          </table:table-cell>
          <table:table-cell office:value-type="string">
            <text:p>17:18</text:p>
          </table:table-cell>
          <table:table-cell office:value-type="string">
            <text:p>18:18</text:p>
          </table:table-cell>
          <table:table-cell office:value-type="string">
            <text:p>19:18</text:p>
          </table:table-cell>
          <table:table-cell office:value-type="string">
            <text:p>20:18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Lechicka Kolejowa</text:p>
          </table:table-cell>
          <table:table-cell table:style-name="ce10" office:value-type="string">
            <text:p>8:20</text:p>
          </table:table-cell>
          <table:table-cell office:value-type="string">
            <text:p>9:20</text:p>
          </table:table-cell>
          <table:table-cell office:value-type="string">
            <text:p>10:20</text:p>
          </table:table-cell>
          <table:table-cell office:value-type="string">
            <text:p>11:20</text:p>
          </table:table-cell>
          <table:table-cell office:value-type="string">
            <text:p>12:20</text:p>
          </table:table-cell>
          <table:table-cell office:value-type="string">
            <text:p>13:20</text:p>
          </table:table-cell>
          <table:table-cell office:value-type="string">
            <text:p>14:20</text:p>
          </table:table-cell>
          <table:table-cell office:value-type="string">
            <text:p>15:20</text:p>
          </table:table-cell>
          <table:table-cell office:value-type="string">
            <text:p>16:20</text:p>
          </table:table-cell>
          <table:table-cell office:value-type="string">
            <text:p>17:20</text:p>
          </table:table-cell>
          <table:table-cell office:value-type="string">
            <text:p>18:20</text:p>
          </table:table-cell>
          <table:table-cell office:value-type="string">
            <text:p>19:20</text:p>
          </table:table-cell>
          <table:table-cell office:value-type="string">
            <text:p>20:20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Słowiańska Lechicka</text:p>
          </table:table-cell>
          <table:table-cell table:style-name="ce10" office:value-type="string">
            <text:p>8:21</text:p>
          </table:table-cell>
          <table:table-cell office:value-type="string">
            <text:p>9:21</text:p>
          </table:table-cell>
          <table:table-cell office:value-type="string">
            <text:p>10:21</text:p>
          </table:table-cell>
          <table:table-cell office:value-type="string">
            <text:p>11:21</text:p>
          </table:table-cell>
          <table:table-cell office:value-type="string">
            <text:p>12:21</text:p>
          </table:table-cell>
          <table:table-cell office:value-type="string">
            <text:p>13:21</text:p>
          </table:table-cell>
          <table:table-cell office:value-type="string">
            <text:p>14:21</text:p>
          </table:table-cell>
          <table:table-cell office:value-type="string">
            <text:p>15:21</text:p>
          </table:table-cell>
          <table:table-cell office:value-type="string">
            <text:p>16:21</text:p>
          </table:table-cell>
          <table:table-cell office:value-type="string">
            <text:p>17:21</text:p>
          </table:table-cell>
          <table:table-cell office:value-type="string">
            <text:p>18:21</text:p>
          </table:table-cell>
          <table:table-cell office:value-type="string">
            <text:p>19:21</text:p>
          </table:table-cell>
          <table:table-cell office:value-type="string">
            <text:p>20:21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Słowiańska MEC</text:p>
          </table:table-cell>
          <table:table-cell table:style-name="ce10" office:value-type="string">
            <text:p>8:22</text:p>
          </table:table-cell>
          <table:table-cell office:value-type="string">
            <text:p>9:22</text:p>
          </table:table-cell>
          <table:table-cell office:value-type="string">
            <text:p>10:22</text:p>
          </table:table-cell>
          <table:table-cell office:value-type="string">
            <text:p>11:22</text:p>
          </table:table-cell>
          <table:table-cell office:value-type="string">
            <text:p>12:22</text:p>
          </table:table-cell>
          <table:table-cell office:value-type="string">
            <text:p>13:22</text:p>
          </table:table-cell>
          <table:table-cell office:value-type="string">
            <text:p>14:22</text:p>
          </table:table-cell>
          <table:table-cell office:value-type="string">
            <text:p>15:22</text:p>
          </table:table-cell>
          <table:table-cell office:value-type="string">
            <text:p>16:22</text:p>
          </table:table-cell>
          <table:table-cell office:value-type="string">
            <text:p>17:22</text:p>
          </table:table-cell>
          <table:table-cell office:value-type="string">
            <text:p>18:22</text:p>
          </table:table-cell>
          <table:table-cell office:value-type="string">
            <text:p>19:22</text:p>
          </table:table-cell>
          <table:table-cell office:value-type="string">
            <text:p>20:22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Wenedów</text:p>
          </table:table-cell>
          <table:table-cell table:style-name="ce10" office:value-type="string">
            <text:p>8:23</text:p>
          </table:table-cell>
          <table:table-cell office:value-type="string">
            <text:p>9:23</text:p>
          </table:table-cell>
          <table:table-cell office:value-type="string">
            <text:p>10:23</text:p>
          </table:table-cell>
          <table:table-cell office:value-type="string">
            <text:p>11:23</text:p>
          </table:table-cell>
          <table:table-cell office:value-type="string">
            <text:p>12:23</text:p>
          </table:table-cell>
          <table:table-cell office:value-type="string">
            <text:p>13:23</text:p>
          </table:table-cell>
          <table:table-cell office:value-type="string">
            <text:p>14:23</text:p>
          </table:table-cell>
          <table:table-cell office:value-type="string">
            <text:p>15:23</text:p>
          </table:table-cell>
          <table:table-cell office:value-type="string">
            <text:p>16:23</text:p>
          </table:table-cell>
          <table:table-cell office:value-type="string">
            <text:p>17:23</text:p>
          </table:table-cell>
          <table:table-cell office:value-type="string">
            <text:p>18:23</text:p>
          </table:table-cell>
          <table:table-cell office:value-type="string">
            <text:p>19:23</text:p>
          </table:table-cell>
          <table:table-cell office:value-type="string">
            <text:p>20:23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Lutyków</text:p>
          </table:table-cell>
          <table:table-cell table:style-name="ce10" office:value-type="string">
            <text:p>8:24</text:p>
          </table:table-cell>
          <table:table-cell office:value-type="string">
            <text:p>9:24</text:p>
          </table:table-cell>
          <table:table-cell office:value-type="string">
            <text:p>10:24</text:p>
          </table:table-cell>
          <table:table-cell office:value-type="string">
            <text:p>11:24</text:p>
          </table:table-cell>
          <table:table-cell office:value-type="string">
            <text:p>12:24</text:p>
          </table:table-cell>
          <table:table-cell office:value-type="string">
            <text:p>13:24</text:p>
          </table:table-cell>
          <table:table-cell office:value-type="string">
            <text:p>14:24</text:p>
          </table:table-cell>
          <table:table-cell office:value-type="string">
            <text:p>15:24</text:p>
          </table:table-cell>
          <table:table-cell office:value-type="string">
            <text:p>16:24</text:p>
          </table:table-cell>
          <table:table-cell office:value-type="string">
            <text:p>17:24</text:p>
          </table:table-cell>
          <table:table-cell office:value-type="string">
            <text:p>18:24</text:p>
          </table:table-cell>
          <table:table-cell office:value-type="string">
            <text:p>19:24</text:p>
          </table:table-cell>
          <table:table-cell office:value-type="string">
            <text:p>20:24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Krakusa i Wandy Lechicka</text:p>
          </table:table-cell>
          <table:table-cell table:style-name="ce10" office:value-type="string">
            <text:p>8:25</text:p>
          </table:table-cell>
          <table:table-cell office:value-type="string">
            <text:p>9:25</text:p>
          </table:table-cell>
          <table:table-cell office:value-type="string">
            <text:p>10:25</text:p>
          </table:table-cell>
          <table:table-cell office:value-type="string">
            <text:p>11:25</text:p>
          </table:table-cell>
          <table:table-cell office:value-type="string">
            <text:p>12:25</text:p>
          </table:table-cell>
          <table:table-cell office:value-type="string">
            <text:p>13:25</text:p>
          </table:table-cell>
          <table:table-cell office:value-type="string">
            <text:p>14:25</text:p>
          </table:table-cell>
          <table:table-cell office:value-type="string">
            <text:p>15:25</text:p>
          </table:table-cell>
          <table:table-cell office:value-type="string">
            <text:p>16:25</text:p>
          </table:table-cell>
          <table:table-cell office:value-type="string">
            <text:p>17:25</text:p>
          </table:table-cell>
          <table:table-cell office:value-type="string">
            <text:p>18:25</text:p>
          </table:table-cell>
          <table:table-cell office:value-type="string">
            <text:p>19:25</text:p>
          </table:table-cell>
          <table:table-cell office:value-type="string">
            <text:p>20:25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Gnieźnieńska Połczyńska</text:p>
          </table:table-cell>
          <table:table-cell table:style-name="ce10" office:value-type="string">
            <text:p>8:26</text:p>
          </table:table-cell>
          <table:table-cell office:value-type="string">
            <text:p>9:26</text:p>
          </table:table-cell>
          <table:table-cell office:value-type="string">
            <text:p>10:26</text:p>
          </table:table-cell>
          <table:table-cell office:value-type="string">
            <text:p>11:26</text:p>
          </table:table-cell>
          <table:table-cell office:value-type="string">
            <text:p>12:26</text:p>
          </table:table-cell>
          <table:table-cell office:value-type="string">
            <text:p>13:26</text:p>
          </table:table-cell>
          <table:table-cell office:value-type="string">
            <text:p>14:26</text:p>
          </table:table-cell>
          <table:table-cell office:value-type="string">
            <text:p>15:26</text:p>
          </table:table-cell>
          <table:table-cell office:value-type="string">
            <text:p>16:26</text:p>
          </table:table-cell>
          <table:table-cell office:value-type="string">
            <text:p>17:26</text:p>
          </table:table-cell>
          <table:table-cell office:value-type="string">
            <text:p>18:26</text:p>
          </table:table-cell>
          <table:table-cell office:value-type="string">
            <text:p>19:26</text:p>
          </table:table-cell>
          <table:table-cell office:value-type="string">
            <text:p>20:26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Gnieźnieńska Szkoła</text:p>
          </table:table-cell>
          <table:table-cell table:style-name="ce10" office:value-type="string">
            <text:p>8:27</text:p>
          </table:table-cell>
          <table:table-cell office:value-type="string">
            <text:p>9:27</text:p>
          </table:table-cell>
          <table:table-cell office:value-type="string">
            <text:p>10:27</text:p>
          </table:table-cell>
          <table:table-cell office:value-type="string">
            <text:p>11:27</text:p>
          </table:table-cell>
          <table:table-cell office:value-type="string">
            <text:p>12:27</text:p>
          </table:table-cell>
          <table:table-cell office:value-type="string">
            <text:p>13:27</text:p>
          </table:table-cell>
          <table:table-cell office:value-type="string">
            <text:p>14:27</text:p>
          </table:table-cell>
          <table:table-cell office:value-type="string">
            <text:p>15:27</text:p>
          </table:table-cell>
          <table:table-cell office:value-type="string">
            <text:p>16:27</text:p>
          </table:table-cell>
          <table:table-cell office:value-type="string">
            <text:p>17:27</text:p>
          </table:table-cell>
          <table:table-cell office:value-type="string">
            <text:p>18:27</text:p>
          </table:table-cell>
          <table:table-cell office:value-type="string">
            <text:p>19:27</text:p>
          </table:table-cell>
          <table:table-cell office:value-type="string">
            <text:p>20:27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Gnieźnieńska Strażacka</text:p>
          </table:table-cell>
          <table:table-cell table:style-name="ce10" office:value-type="string">
            <text:p>8:28</text:p>
          </table:table-cell>
          <table:table-cell office:value-type="string">
            <text:p>9:28</text:p>
          </table:table-cell>
          <table:table-cell office:value-type="string">
            <text:p>10:28</text:p>
          </table:table-cell>
          <table:table-cell office:value-type="string">
            <text:p>11:28</text:p>
          </table:table-cell>
          <table:table-cell office:value-type="string">
            <text:p>12:28</text:p>
          </table:table-cell>
          <table:table-cell office:value-type="string">
            <text:p>13:28</text:p>
          </table:table-cell>
          <table:table-cell office:value-type="string">
            <text:p>14:28</text:p>
          </table:table-cell>
          <table:table-cell office:value-type="string">
            <text:p>15:28</text:p>
          </table:table-cell>
          <table:table-cell office:value-type="string">
            <text:p>16:28</text:p>
          </table:table-cell>
          <table:table-cell office:value-type="string">
            <text:p>17:28</text:p>
          </table:table-cell>
          <table:table-cell office:value-type="string">
            <text:p>18:28</text:p>
          </table:table-cell>
          <table:table-cell office:value-type="string">
            <text:p>19:28</text:p>
          </table:table-cell>
          <table:table-cell office:value-type="string">
            <text:p>20:28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Centrum Handlowe ATRIUM</text:p>
          </table:table-cell>
          <table:table-cell table:style-name="ce10" office:value-type="string">
            <text:p>8:31</text:p>
          </table:table-cell>
          <table:table-cell office:value-type="string">
            <text:p>9:31</text:p>
          </table:table-cell>
          <table:table-cell office:value-type="string">
            <text:p>10:31</text:p>
          </table:table-cell>
          <table:table-cell office:value-type="string">
            <text:p>11:31</text:p>
          </table:table-cell>
          <table:table-cell office:value-type="string">
            <text:p>12:31</text:p>
          </table:table-cell>
          <table:table-cell office:value-type="string">
            <text:p>13:31</text:p>
          </table:table-cell>
          <table:table-cell office:value-type="string">
            <text:p>14:31</text:p>
          </table:table-cell>
          <table:table-cell office:value-type="string">
            <text:p>15:31</text:p>
          </table:table-cell>
          <table:table-cell office:value-type="string">
            <text:p>16:31</text:p>
          </table:table-cell>
          <table:table-cell office:value-type="string">
            <text:p>17:31</text:p>
          </table:table-cell>
          <table:table-cell office:value-type="string">
            <text:p>18:31</text:p>
          </table:table-cell>
          <table:table-cell office:value-type="string">
            <text:p>19:31</text:p>
          </table:table-cell>
          <table:table-cell office:value-type="string">
            <text:p>20:31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Gnieźnieńska CH ATRIUM</text:p>
          </table:table-cell>
          <table:table-cell table:style-name="ce10" office:value-type="string">
            <text:p>8:32</text:p>
          </table:table-cell>
          <table:table-cell office:value-type="string">
            <text:p>9:32</text:p>
          </table:table-cell>
          <table:table-cell office:value-type="string">
            <text:p>10:32</text:p>
          </table:table-cell>
          <table:table-cell office:value-type="string">
            <text:p>11:32</text:p>
          </table:table-cell>
          <table:table-cell office:value-type="string">
            <text:p>12:32</text:p>
          </table:table-cell>
          <table:table-cell office:value-type="string">
            <text:p>13:32</text:p>
          </table:table-cell>
          <table:table-cell office:value-type="string">
            <text:p>14:32</text:p>
          </table:table-cell>
          <table:table-cell office:value-type="string">
            <text:p>15:32</text:p>
          </table:table-cell>
          <table:table-cell office:value-type="string">
            <text:p>16:32</text:p>
          </table:table-cell>
          <table:table-cell office:value-type="string">
            <text:p>17:32</text:p>
          </table:table-cell>
          <table:table-cell office:value-type="string">
            <text:p>18:32</text:p>
          </table:table-cell>
          <table:table-cell office:value-type="string">
            <text:p>19:32</text:p>
          </table:table-cell>
          <table:table-cell office:value-type="string">
            <text:p>20:32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4 Marca Gnieźnieńska</text:p>
          </table:table-cell>
          <table:table-cell table:style-name="ce10" office:value-type="string">
            <text:p>8:33</text:p>
          </table:table-cell>
          <table:table-cell office:value-type="string">
            <text:p>9:33</text:p>
          </table:table-cell>
          <table:table-cell office:value-type="string">
            <text:p>10:33</text:p>
          </table:table-cell>
          <table:table-cell office:value-type="string">
            <text:p>11:33</text:p>
          </table:table-cell>
          <table:table-cell office:value-type="string">
            <text:p>12:33</text:p>
          </table:table-cell>
          <table:table-cell office:value-type="string">
            <text:p>13:33</text:p>
          </table:table-cell>
          <table:table-cell office:value-type="string">
            <text:p>14:33</text:p>
          </table:table-cell>
          <table:table-cell office:value-type="string">
            <text:p>15:33</text:p>
          </table:table-cell>
          <table:table-cell office:value-type="string">
            <text:p>16:33</text:p>
          </table:table-cell>
          <table:table-cell office:value-type="string">
            <text:p>17:33</text:p>
          </table:table-cell>
          <table:table-cell office:value-type="string">
            <text:p>18:33</text:p>
          </table:table-cell>
          <table:table-cell office:value-type="string">
            <text:p>19:33</text:p>
          </table:table-cell>
          <table:table-cell office:value-type="string">
            <text:p>20:33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4 Marca Wojska Polskiego</text:p>
          </table:table-cell>
          <table:table-cell table:style-name="ce10" office:value-type="string">
            <text:p>8:34</text:p>
          </table:table-cell>
          <table:table-cell office:value-type="string">
            <text:p>9:34</text:p>
          </table:table-cell>
          <table:table-cell office:value-type="string">
            <text:p>10:34</text:p>
          </table:table-cell>
          <table:table-cell office:value-type="string">
            <text:p>11:34</text:p>
          </table:table-cell>
          <table:table-cell office:value-type="string">
            <text:p>12:34</text:p>
          </table:table-cell>
          <table:table-cell office:value-type="string">
            <text:p>13:34</text:p>
          </table:table-cell>
          <table:table-cell office:value-type="string">
            <text:p>14:34</text:p>
          </table:table-cell>
          <table:table-cell office:value-type="string">
            <text:p>15:34</text:p>
          </table:table-cell>
          <table:table-cell office:value-type="string">
            <text:p>16:34</text:p>
          </table:table-cell>
          <table:table-cell office:value-type="string">
            <text:p>17:34</text:p>
          </table:table-cell>
          <table:table-cell office:value-type="string">
            <text:p>18:34</text:p>
          </table:table-cell>
          <table:table-cell office:value-type="string">
            <text:p>19:34</text:p>
          </table:table-cell>
          <table:table-cell office:value-type="string">
            <text:p>20:34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4 Marca Jednostka Wojskowa</text:p>
          </table:table-cell>
          <table:table-cell table:style-name="ce10" office:value-type="string">
            <text:p>8:35</text:p>
          </table:table-cell>
          <table:table-cell office:value-type="string">
            <text:p>9:35</text:p>
          </table:table-cell>
          <table:table-cell office:value-type="string">
            <text:p>10:35</text:p>
          </table:table-cell>
          <table:table-cell office:value-type="string">
            <text:p>11:35</text:p>
          </table:table-cell>
          <table:table-cell office:value-type="string">
            <text:p>12:35</text:p>
          </table:table-cell>
          <table:table-cell office:value-type="string">
            <text:p>13:35</text:p>
          </table:table-cell>
          <table:table-cell office:value-type="string">
            <text:p>14:35</text:p>
          </table:table-cell>
          <table:table-cell office:value-type="string">
            <text:p>15:35</text:p>
          </table:table-cell>
          <table:table-cell office:value-type="string">
            <text:p>16:35</text:p>
          </table:table-cell>
          <table:table-cell office:value-type="string">
            <text:p>17:35</text:p>
          </table:table-cell>
          <table:table-cell office:value-type="string">
            <text:p>18:35</text:p>
          </table:table-cell>
          <table:table-cell office:value-type="string">
            <text:p>19:35</text:p>
          </table:table-cell>
          <table:table-cell office:value-type="string">
            <text:p>20:35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Traugutta Chopina</text:p>
          </table:table-cell>
          <table:table-cell table:style-name="ce10" office:value-type="string">
            <text:p>8:36</text:p>
          </table:table-cell>
          <table:table-cell office:value-type="string">
            <text:p>9:36</text:p>
          </table:table-cell>
          <table:table-cell office:value-type="string">
            <text:p>10:37</text:p>
          </table:table-cell>
          <table:table-cell office:value-type="string">
            <text:p>11:37</text:p>
          </table:table-cell>
          <table:table-cell office:value-type="string">
            <text:p>12:37</text:p>
          </table:table-cell>
          <table:table-cell office:value-type="string">
            <text:p>13:37</text:p>
          </table:table-cell>
          <table:table-cell office:value-type="string">
            <text:p>14:37</text:p>
          </table:table-cell>
          <table:table-cell office:value-type="string">
            <text:p>15:37</text:p>
          </table:table-cell>
          <table:table-cell office:value-type="string">
            <text:p>16:37</text:p>
          </table:table-cell>
          <table:table-cell office:value-type="string">
            <text:p>17:37</text:p>
          </table:table-cell>
          <table:table-cell office:value-type="string">
            <text:p>18:37</text:p>
          </table:table-cell>
          <table:table-cell office:value-type="string">
            <text:p>19:37</text:p>
          </table:table-cell>
          <table:table-cell office:value-type="string">
            <text:p>20:37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Orląt Lwowskich Sawickiej</text:p>
          </table:table-cell>
          <table:table-cell table:style-name="ce10" office:value-type="string">
            <text:p>8:38</text:p>
          </table:table-cell>
          <table:table-cell office:value-type="string">
            <text:p>9:38</text:p>
          </table:table-cell>
          <table:table-cell office:value-type="string">
            <text:p>10:39</text:p>
          </table:table-cell>
          <table:table-cell office:value-type="string">
            <text:p>11:39</text:p>
          </table:table-cell>
          <table:table-cell office:value-type="string">
            <text:p>12:39</text:p>
          </table:table-cell>
          <table:table-cell office:value-type="string">
            <text:p>13:39</text:p>
          </table:table-cell>
          <table:table-cell office:value-type="string">
            <text:p>14:39</text:p>
          </table:table-cell>
          <table:table-cell office:value-type="string">
            <text:p>15:39</text:p>
          </table:table-cell>
          <table:table-cell office:value-type="string">
            <text:p>16:39</text:p>
          </table:table-cell>
          <table:table-cell office:value-type="string">
            <text:p>17:39</text:p>
          </table:table-cell>
          <table:table-cell office:value-type="string">
            <text:p>18:39</text:p>
          </table:table-cell>
          <table:table-cell office:value-type="string">
            <text:p>19:39</text:p>
          </table:table-cell>
          <table:table-cell office:value-type="string">
            <text:p>20:39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Jana Pawła II Gdańska</text:p>
          </table:table-cell>
          <table:table-cell table:style-name="ce10" office:value-type="string">
            <text:p>8:39</text:p>
          </table:table-cell>
          <table:table-cell office:value-type="string">
            <text:p>9:39</text:p>
          </table:table-cell>
          <table:table-cell office:value-type="string">
            <text:p>10:40</text:p>
          </table:table-cell>
          <table:table-cell office:value-type="string">
            <text:p>11:40</text:p>
          </table:table-cell>
          <table:table-cell office:value-type="string">
            <text:p>12:40</text:p>
          </table:table-cell>
          <table:table-cell office:value-type="string">
            <text:p>13:40</text:p>
          </table:table-cell>
          <table:table-cell office:value-type="string">
            <text:p>14:40</text:p>
          </table:table-cell>
          <table:table-cell office:value-type="string">
            <text:p>15:40</text:p>
          </table:table-cell>
          <table:table-cell office:value-type="string">
            <text:p>16:40</text:p>
          </table:table-cell>
          <table:table-cell office:value-type="string">
            <text:p>17:40</text:p>
          </table:table-cell>
          <table:table-cell office:value-type="string">
            <text:p>18:40</text:p>
          </table:table-cell>
          <table:table-cell office:value-type="string">
            <text:p>19:40</text:p>
          </table:table-cell>
          <table:table-cell office:value-type="string">
            <text:p>20:40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Jana Pawła II Staszica</text:p>
          </table:table-cell>
          <table:table-cell table:style-name="ce10" office:value-type="string">
            <text:p>8:40</text:p>
          </table:table-cell>
          <table:table-cell office:value-type="string">
            <text:p>9:40</text:p>
          </table:table-cell>
          <table:table-cell office:value-type="string">
            <text:p>10:41</text:p>
          </table:table-cell>
          <table:table-cell office:value-type="string">
            <text:p>11:41</text:p>
          </table:table-cell>
          <table:table-cell office:value-type="string">
            <text:p>12:41</text:p>
          </table:table-cell>
          <table:table-cell office:value-type="string">
            <text:p>13:41</text:p>
          </table:table-cell>
          <table:table-cell office:value-type="string">
            <text:p>14:41</text:p>
          </table:table-cell>
          <table:table-cell office:value-type="string">
            <text:p>15:41</text:p>
          </table:table-cell>
          <table:table-cell office:value-type="string">
            <text:p>16:41</text:p>
          </table:table-cell>
          <table:table-cell office:value-type="string">
            <text:p>17:41</text:p>
          </table:table-cell>
          <table:table-cell office:value-type="string">
            <text:p>18:41</text:p>
          </table:table-cell>
          <table:table-cell office:value-type="string">
            <text:p>19:41</text:p>
          </table:table-cell>
          <table:table-cell office:value-type="string">
            <text:p>20:41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>
            <text:p>Władysława IV EMKA</text:p>
          </table:table-cell>
          <table:table-cell table:style-name="ce10" office:value-type="string">
            <text:p>8:41</text:p>
          </table:table-cell>
          <table:table-cell office:value-type="string">
            <text:p>9:41</text:p>
          </table:table-cell>
          <table:table-cell office:value-type="string">
            <text:p>10:42</text:p>
          </table:table-cell>
          <table:table-cell office:value-type="string">
            <text:p>11:42</text:p>
          </table:table-cell>
          <table:table-cell office:value-type="string">
            <text:p>12:42</text:p>
          </table:table-cell>
          <table:table-cell office:value-type="string">
            <text:p>13:42</text:p>
          </table:table-cell>
          <table:table-cell office:value-type="string">
            <text:p>14:42</text:p>
          </table:table-cell>
          <table:table-cell office:value-type="string">
            <text:p>15:42</text:p>
          </table:table-cell>
          <table:table-cell office:value-type="string">
            <text:p>16:42</text:p>
          </table:table-cell>
          <table:table-cell office:value-type="string">
            <text:p>17:42</text:p>
          </table:table-cell>
          <table:table-cell office:value-type="string">
            <text:p>18:42</text:p>
          </table:table-cell>
          <table:table-cell office:value-type="string">
            <text:p>19:42</text:p>
          </table:table-cell>
          <table:table-cell office:value-type="string">
            <text:p>20:42</text:p>
          </table:table-cell>
          <table:table-cell office:value-type="string">
            <text:p><text:s/></text:p>
          </table:table-cell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1_1.B1:1_1.AH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11.10.2011</text:date>, <text:time>22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9M29S</meta:editing-duration>
    <meta:editing-cycles>119</meta:editing-cycles>
    <meta:generator>LibreOffice/3.4$Win32 LibreOffice_project/340m1$Build-302</meta:generator>
    <dc:date>2011-10-11T22:19:27.78</dc:date>
    <meta:document-statistic meta:table-count="7" meta:cell-count="2688" meta:object-count="0"/>
    <meta:user-defined meta:name="Info 1"/>
    <meta:user-defined meta:name="Info 2"/>
    <meta:user-defined meta:name="Info 3"/>
    <meta:user-defined meta:name="Info 4"/>
  </office:meta>
</office:document-meta>
</file>